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1</text:p>
          </table:table-cell>
          <table:table-cell office:value-type="string">
            <text:p>y1</text:p>
          </table:table-cell>
          <table:table-cell office:value-type="string">
            <text:p>z1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office:value-type="string">
            <text:p>z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985379498169649" office:value-type="float"/>
          <table:table-cell office:value="-0.0066183982779517096" office:value-type="float"/>
          <table:table-cell office:value="0.0003418304524486282" office:value-type="float"/>
          <table:table-cell office:value="0.00442619065971938" office:value-type="float"/>
          <table:table-cell office:value="-0.00773697156846664" office:value-type="float"/>
          <table:table-cell office:value="-0.00011479676167998054" office:value-type="float"/>
          <table:table-cell office:value="0.953700887477294" office:value-type="float"/>
          <table:table-cell office:value="1" office:value-type="float"/>
          <table:table-cell office:value="0.9985379498169649" office:value-type="float"/>
          <table:table-cell office:value="-0.6618398277951709" office:value-type="float"/>
          <table:table-cell office:value="0.03418304524486282" office:value-type="float"/>
          <table:table-cell office:value="0.442619065971938" office:value-type="float"/>
          <table:table-cell office:value="-0.773697156846664" office:value-type="float"/>
          <table:table-cell office:value="-0.011479676167998054" office:value-type="float"/>
        </table:table-row>
        <table:table-row>
          <table:table-cell office:value="0.009959177728304297" office:value-type="float"/>
          <table:table-cell office:value="-0.0070160837961353376" office:value-type="float"/>
          <table:table-cell office:value="0.007993542790226644" office:value-type="float"/>
          <table:table-cell office:value="-0.0015612084894733426" office:value-type="float"/>
          <table:table-cell office:value="-0.0031791991771253202" office:value-type="float"/>
          <table:table-cell office:value="0.007825780837224424" office:value-type="float"/>
          <table:table-cell office:value="0.949088824582431" office:value-type="float"/>
          <table:table-cell office:value="2" office:value-type="float"/>
          <table:table-cell office:value="-0.002620176986535272" office:value-type="float"/>
          <table:table-cell office:value="-0.03976855181836281" office:value-type="float"/>
          <table:table-cell office:value="0.7651712337778016" office:value-type="float"/>
          <table:table-cell office:value="-0.5987399149192723" office:value-type="float"/>
          <table:table-cell office:value="0.45577723913413193" office:value-type="float"/>
          <table:table-cell office:value="0.7940577598904404" office:value-type="float"/>
        </table:table-row>
        <table:table-row>
          <table:table-cell office:value="0.010384614130569375" office:value-type="float"/>
          <table:table-cell office:value="-0.013166749466178958" office:value-type="float"/>
          <table:table-cell office:value="0.005825528536534952" office:value-type="float"/>
          <table:table-cell office:value="-0.0020887995735107317" office:value-type="float"/>
          <table:table-cell office:value="0.003627992943158123" office:value-type="float"/>
          <table:table-cell office:value="0.012663398863644721" office:value-type="float"/>
          <table:table-cell office:value="0.9481335248770845" office:value-type="float"/>
          <table:table-cell office:value="3" office:value-type="float"/>
          <table:table-cell office:value="0.042543640226507806" office:value-type="float"/>
          <table:table-cell office:value="-0.615066567004362" office:value-type="float"/>
          <table:table-cell office:value="-0.21680142536916924" office:value-type="float"/>
          <table:table-cell office:value="-0.052759108403738875" office:value-type="float"/>
          <table:table-cell office:value="0.6807192120283443" office:value-type="float"/>
          <table:table-cell office:value="0.4837618026420296" office:value-type="float"/>
        </table:table-row>
        <table:table-row>
          <table:table-cell office:value="0.00851321335543834" office:value-type="float"/>
          <table:table-cell office:value="-0.015016601210272174" office:value-type="float"/>
          <table:table-cell office:value="0.0023129702689903796" office:value-type="float"/>
          <table:table-cell office:value="-0.003460624286657675" office:value-type="float"/>
          <table:table-cell office:value="-0.004691634090576378" office:value-type="float"/>
          <table:table-cell office:value="0.004221178445687663" office:value-type="float"/>
          <table:table-cell office:value="0.947657687456771" office:value-type="float"/>
          <table:table-cell office:value="4" office:value-type="float"/>
          <table:table-cell office:value="-0.18714007751310335" office:value-type="float"/>
          <table:table-cell office:value="-0.1849851744093216" office:value-type="float"/>
          <table:table-cell office:value="-0.3512558267544572" office:value-type="float"/>
          <table:table-cell office:value="-0.1371824713146943" office:value-type="float"/>
          <table:table-cell office:value="-0.83196270337345" office:value-type="float"/>
          <table:table-cell office:value="-0.8442220417957058" office:value-type="float"/>
        </table:table-row>
        <table:table-row>
          <table:table-cell office:value="0.005874763997807772" office:value-type="float"/>
          <table:table-cell office:value="-0.014136030246147784" office:value-type="float"/>
          <table:table-cell office:value="-0.0036181148748203468" office:value-type="float"/>
          <table:table-cell office:value="-0.013371106883776029" office:value-type="float"/>
          <table:table-cell office:value="-0.013400315203888662" office:value-type="float"/>
          <table:table-cell office:value="-0.0021866658650747176" office:value-type="float"/>
          <table:table-cell office:value="0.9421899835472444" office:value-type="float"/>
          <table:table-cell office:value="5" office:value-type="float"/>
          <table:table-cell office:value="-0.2638449357630568" office:value-type="float"/>
          <table:table-cell office:value="0.08805709641243897" office:value-type="float"/>
          <table:table-cell office:value="-0.5931085143810726" office:value-type="float"/>
          <table:table-cell office:value="-0.9910482597118353" office:value-type="float"/>
          <table:table-cell office:value="-0.8708681113312284" office:value-type="float"/>
          <table:table-cell office:value="-0.6407844310762381" office:value-type="float"/>
        </table:table-row>
        <table:table-row>
          <table:table-cell office:value="0.014665795107356147" office:value-type="float"/>
          <table:table-cell office:value="-0.007976238078801625" office:value-type="float"/>
          <table:table-cell office:value="-0.011174226748199899" office:value-type="float"/>
          <table:table-cell office:value="-0.007086671402730259" office:value-type="float"/>
          <table:table-cell office:value="-0.01904302973526599" office:value-type="float"/>
          <table:table-cell office:value="0.006504437994032233" office:value-type="float"/>
          <table:table-cell office:value="0.9450126766753205" office:value-type="float"/>
          <table:table-cell office:value="6" office:value-type="float"/>
          <table:table-cell office:value="0.8791031109548375" office:value-type="float"/>
          <table:table-cell office:value="0.6159792167346159" office:value-type="float"/>
          <table:table-cell office:value="-0.7556111873379552" office:value-type="float"/>
          <table:table-cell office:value="0.6284435481045769" office:value-type="float"/>
          <table:table-cell office:value="-0.5642714531377326" office:value-type="float"/>
          <table:table-cell office:value="0.869110385910695" office:value-type="float"/>
        </table:table-row>
        <table:table-row>
          <table:table-cell office:value="0.01688479878931964" office:value-type="float"/>
          <table:table-cell office:value="-0.01243785787026603" office:value-type="float"/>
          <table:table-cell office:value="-0.018578131611432833" office:value-type="float"/>
          <table:table-cell office:value="-0.01634123372538852" office:value-type="float"/>
          <table:table-cell office:value="-0.022957899184283377" office:value-type="float"/>
          <table:table-cell office:value="0.0008261057157045552" office:value-type="float"/>
          <table:table-cell office:value="0.9349976352060202" office:value-type="float"/>
          <table:table-cell office:value="7" office:value-type="float"/>
          <table:table-cell office:value="0.2219003681963494" office:value-type="float"/>
          <table:table-cell office:value="-0.4461619791464404" office:value-type="float"/>
          <table:table-cell office:value="-0.7403904863232933" office:value-type="float"/>
          <table:table-cell office:value="-0.9254562322658262" office:value-type="float"/>
          <table:table-cell office:value="-0.39148694490173863" office:value-type="float"/>
          <table:table-cell office:value="-0.5678332278327678" office:value-type="float"/>
        </table:table-row>
        <table:table-row>
          <table:table-cell office:value="0.017648264035998708" office:value-type="float"/>
          <table:table-cell office:value="-0.017199173817234608" office:value-type="float"/>
          <table:table-cell office:value="-0.022456023778579776" office:value-type="float"/>
          <table:table-cell office:value="-0.018271067103703208" office:value-type="float"/>
          <table:table-cell office:value="-0.018966388924687667" office:value-type="float"/>
          <table:table-cell office:value="-0.005771889566965156" office:value-type="float"/>
          <table:table-cell office:value="0.9328685428993942" office:value-type="float"/>
          <table:table-cell office:value="8" office:value-type="float"/>
          <table:table-cell office:value="0.0763465246679067" office:value-type="float"/>
          <table:table-cell office:value="-0.47613159469685784" office:value-type="float"/>
          <table:table-cell office:value="-0.38778921671469413" office:value-type="float"/>
          <table:table-cell office:value="-0.1929833378314687" office:value-type="float"/>
          <table:table-cell office:value="0.39915102595957097" office:value-type="float"/>
          <table:table-cell office:value="-0.6597995282669711" office:value-type="float"/>
        </table:table-row>
        <table:table-row>
          <table:table-cell office:value="0.010003338954528727" office:value-type="float"/>
          <table:table-cell office:value="-0.009348537887051606" office:value-type="float"/>
          <table:table-cell office:value="-0.030131722009392518" office:value-type="float"/>
          <table:table-cell office:value="-0.019705507565410063" office:value-type="float"/>
          <table:table-cell office:value="-0.013980654187421549" office:value-type="float"/>
          <table:table-cell office:value="-0.00739567457386962" office:value-type="float"/>
          <table:table-cell office:value="0.938834943569886" office:value-type="float"/>
          <table:table-cell office:value="9" office:value-type="float"/>
          <table:table-cell office:value="-0.764492508146998" office:value-type="float"/>
          <table:table-cell office:value="0.7850635930183001" office:value-type="float"/>
          <table:table-cell office:value="-0.7675698230812742" office:value-type="float"/>
          <table:table-cell office:value="-0.14344404617068562" office:value-type="float"/>
          <table:table-cell office:value="0.49857347372661187" office:value-type="float"/>
          <table:table-cell office:value="-0.16237850069044635" office:value-type="float"/>
        </table:table-row>
        <table:table-row>
          <table:table-cell office:value="0.010227255062359915" office:value-type="float"/>
          <table:table-cell office:value="-0.013930425013731117" office:value-type="float"/>
          <table:table-cell office:value="-0.03950892875057607" office:value-type="float"/>
          <table:table-cell office:value="-0.010654027461591444" office:value-type="float"/>
          <table:table-cell office:value="-0.010997623432689573" office:value-type="float"/>
          <table:table-cell office:value="-0.0035135163442927865" office:value-type="float"/>
          <table:table-cell office:value="0.934809732415293" office:value-type="float"/>
          <table:table-cell office:value="10" office:value-type="float"/>
          <table:table-cell office:value="0.0223916107831188" office:value-type="float"/>
          <table:table-cell office:value="-0.45818871266795114" office:value-type="float"/>
          <table:table-cell office:value="-0.9377206741183552" office:value-type="float"/>
          <table:table-cell office:value="0.9051480103818619" office:value-type="float"/>
          <table:table-cell office:value="0.2983030754731977" office:value-type="float"/>
          <table:table-cell office:value="0.3882158229576833" office:value-type="float"/>
        </table:table-row>
        <table:table-row>
          <table:table-cell office:value="0.01885202473075154" office:value-type="float"/>
          <table:table-cell office:value="-0.01866952511984256" office:value-type="float"/>
          <table:table-cell office:value="-0.044992872757719675" office:value-type="float"/>
          <table:table-cell office:value="-0.010256083866403448" office:value-type="float"/>
          <table:table-cell office:value="-0.007966195647341523" office:value-type="float"/>
          <table:table-cell office:value="-0.012435609311982176" office:value-type="float"/>
          <table:table-cell office:value="0.9301583025652312" office:value-type="float"/>
          <table:table-cell office:value="11" office:value-type="float"/>
          <table:table-cell office:value="0.8624769668391625" office:value-type="float"/>
          <table:table-cell office:value="-0.47391001061114424" office:value-type="float"/>
          <table:table-cell office:value="-0.5483944007143604" office:value-type="float"/>
          <table:table-cell office:value="0.039794359518799505" office:value-type="float"/>
          <table:table-cell office:value="0.3031427785348051" office:value-type="float"/>
          <table:table-cell office:value="-0.892209296768939" office:value-type="float"/>
        </table:table-row>
        <table:table-row>
          <table:table-cell office:value="0.021475562426573946" office:value-type="float"/>
          <table:table-cell office:value="-0.023663067610262614" office:value-type="float"/>
          <table:table-cell office:value="-0.039114554230459626" office:value-type="float"/>
          <table:table-cell office:value="-0.006310674105768767" office:value-type="float"/>
          <table:table-cell office:value="-0.011450266165793739" office:value-type="float"/>
          <table:table-cell office:value="-0.020910759737693574" office:value-type="float"/>
          <table:table-cell office:value="0.9256425628071561" office:value-type="float"/>
          <table:table-cell office:value="12" office:value-type="float"/>
          <table:table-cell office:value="0.26235376958224044" office:value-type="float"/>
          <table:table-cell office:value="-0.4993542490420053" office:value-type="float"/>
          <table:table-cell office:value="0.5878318527260049" office:value-type="float"/>
          <table:table-cell office:value="0.39454097606346816" office:value-type="float"/>
          <table:table-cell office:value="-0.3484070518452216" office:value-type="float"/>
          <table:table-cell office:value="-0.8475150425711395" office:value-type="float"/>
        </table:table-row>
        <table:table-row>
          <table:table-cell office:value="0.023394576633828223" office:value-type="float"/>
          <table:table-cell office:value="-0.021491968794708136" office:value-type="float"/>
          <table:table-cell office:value="-0.04753560298427904" office:value-type="float"/>
          <table:table-cell office:value="-0.015582584184499766" office:value-type="float"/>
          <table:table-cell office:value="-0.016108621493671312" office:value-type="float"/>
          <table:table-cell office:value="-0.02209167734137237" office:value-type="float"/>
          <table:table-cell office:value="0.9138540003174394" office:value-type="float"/>
          <table:table-cell office:value="13" office:value-type="float"/>
          <table:table-cell office:value="0.19190142072542749" office:value-type="float"/>
          <table:table-cell office:value="0.21710988155544775" office:value-type="float"/>
          <table:table-cell office:value="-0.8421048753819416" office:value-type="float"/>
          <table:table-cell office:value="-0.9271910078730998" office:value-type="float"/>
          <table:table-cell office:value="-0.46583553278775724" office:value-type="float"/>
          <table:table-cell office:value="-0.1180917603678795" office:value-type="float"/>
        </table:table-row>
        <table:table-row>
          <table:table-cell office:value="0.02836063826827625" office:value-type="float"/>
          <table:table-cell office:value="-0.027323591313810968" office:value-type="float"/>
          <table:table-cell office:value="-0.03808865787564768" office:value-type="float"/>
          <table:table-cell office:value="-0.008977313396082305" office:value-type="float"/>
          <table:table-cell office:value="-0.009481469417883723" office:value-type="float"/>
          <table:table-cell office:value="-0.02149370866606551" office:value-type="float"/>
          <table:table-cell office:value="0.9227274525899849" office:value-type="float"/>
          <table:table-cell office:value="14" office:value-type="float"/>
          <table:table-cell office:value="0.49660616344480246" office:value-type="float"/>
          <table:table-cell office:value="-0.583162251910283" office:value-type="float"/>
          <table:table-cell office:value="0.9446945108631368" office:value-type="float"/>
          <table:table-cell office:value="0.6605270788417461" office:value-type="float"/>
          <table:table-cell office:value="0.6627152075787588" office:value-type="float"/>
          <table:table-cell office:value="0.05979686753068614" office:value-type="float"/>
        </table:table-row>
        <table:table-row>
          <table:table-cell office:value="0.027883284066304012" office:value-type="float"/>
          <table:table-cell office:value="-0.02843206657577128" office:value-type="float"/>
          <table:table-cell office:value="-0.04671809538407606" office:value-type="float"/>
          <table:table-cell office:value="-0.014555319947209528" office:value-type="float"/>
          <table:table-cell office:value="-0.015254792958069514" office:value-type="float"/>
          <table:table-cell office:value="-0.025589969978623728" office:value-type="float"/>
          <table:table-cell office:value="0.9084250918213594" office:value-type="float"/>
          <table:table-cell office:value="15" office:value-type="float"/>
          <table:table-cell office:value="-0.047735420197223544" office:value-type="float"/>
          <table:table-cell office:value="-0.11084752619603133" office:value-type="float"/>
          <table:table-cell office:value="-0.8629437508428381" office:value-type="float"/>
          <table:table-cell office:value="-0.5578006551127224" office:value-type="float"/>
          <table:table-cell office:value="-0.5773323540185791" office:value-type="float"/>
          <table:table-cell office:value="-0.40962613125582203" office:value-type="float"/>
        </table:table-row>
        <table:table-row>
          <table:table-cell office:value="0.019908370108448162" office:value-type="float"/>
          <table:table-cell office:value="-0.03668621484982221" office:value-type="float"/>
          <table:table-cell office:value="-0.03972052266238256" office:value-type="float"/>
          <table:table-cell office:value="-0.004801298014287048" office:value-type="float"/>
          <table:table-cell office:value="-0.02510614314625126" office:value-type="float"/>
          <table:table-cell office:value="-0.02166127072041081" office:value-type="float"/>
          <table:table-cell office:value="0.9024145442285529" office:value-type="float"/>
          <table:table-cell office:value="16" office:value-type="float"/>
          <table:table-cell office:value="-0.7974913957855849" office:value-type="float"/>
          <table:table-cell office:value="-0.825414827405093" office:value-type="float"/>
          <table:table-cell office:value="0.6997572721693497" office:value-type="float"/>
          <table:table-cell office:value="0.9754021932922481" office:value-type="float"/>
          <table:table-cell office:value="-0.9851350188181747" office:value-type="float"/>
          <table:table-cell office:value="0.39286992582129177" office:value-type="float"/>
        </table:table-row>
        <table:table-row>
          <table:table-cell office:value="0.019145591894595696" office:value-type="float"/>
          <table:table-cell office:value="-0.03179038741748387" office:value-type="float"/>
          <table:table-cell office:value="-0.04805302783425441" office:value-type="float"/>
          <table:table-cell office:value="0.0033440797130321366" office:value-type="float"/>
          <table:table-cell office:value="-0.028858189470222388" office:value-type="float"/>
          <table:table-cell office:value="-0.025990117566544253" office:value-type="float"/>
          <table:table-cell office:value="0.8961166130282362" office:value-type="float"/>
          <table:table-cell office:value="17" office:value-type="float"/>
          <table:table-cell office:value="-0.07627782138524641" office:value-type="float"/>
          <table:table-cell office:value="0.48958274323383333" office:value-type="float"/>
          <table:table-cell office:value="-0.8332505171871849" office:value-type="float"/>
          <table:table-cell office:value="0.8145377727319185" office:value-type="float"/>
          <table:table-cell office:value="-0.37520463239711277" office:value-type="float"/>
          <table:table-cell office:value="-0.43288468461334406" office:value-type="float"/>
        </table:table-row>
        <table:table-row>
          <table:table-cell office:value="0.012511114969803484" office:value-type="float"/>
          <table:table-cell office:value="-0.036476272751092935" office:value-type="float"/>
          <table:table-cell office:value="-0.04829304752692702" office:value-type="float"/>
          <table:table-cell office:value="0.005993740999299519" office:value-type="float"/>
          <table:table-cell office:value="-0.0367523444394468" office:value-type="float"/>
          <table:table-cell office:value="-0.022505741166284055" office:value-type="float"/>
          <table:table-cell office:value="0.8860884272983598" office:value-type="float"/>
          <table:table-cell office:value="18" office:value-type="float"/>
          <table:table-cell office:value="-0.6634476924792212" office:value-type="float"/>
          <table:table-cell office:value="-0.46858853336090633" office:value-type="float"/>
          <table:table-cell office:value="-0.02400196926726128" office:value-type="float"/>
          <table:table-cell office:value="0.2649661286267382" office:value-type="float"/>
          <table:table-cell office:value="-0.7894154969224412" office:value-type="float"/>
          <table:table-cell office:value="0.3484376400260196" office:value-type="float"/>
        </table:table-row>
        <table:table-row>
          <table:table-cell office:value="0.017012007498408168" office:value-type="float"/>
          <table:table-cell office:value="-0.036843301947450946" office:value-type="float"/>
          <table:table-cell office:value="-0.05" office:value-type="float"/>
          <table:table-cell office:value="0.015237339468127229" office:value-type="float"/>
          <table:table-cell office:value="-0.036646760754548924" office:value-type="float"/>
          <table:table-cell office:value="-0.019660218845574524" office:value-type="float"/>
          <table:table-cell office:value="0.8833619570829906" office:value-type="float"/>
          <table:table-cell office:value="19" office:value-type="float"/>
          <table:table-cell office:value="0.4500892528604683" office:value-type="float"/>
          <table:table-cell office:value="-0.03670291963580086" office:value-type="float"/>
          <table:table-cell office:value="-0.6264325238192852" office:value-type="float"/>
          <table:table-cell office:value="0.924359846882771" office:value-type="float"/>
          <table:table-cell office:value="0.010558368489787195" office:value-type="float"/>
          <table:table-cell office:value="0.28455223207095304" office:value-type="float"/>
        </table:table-row>
        <table:table-row>
          <table:table-cell office:value="0.023549186046914868" office:value-type="float"/>
          <table:table-cell office:value="-0.04455798026026589" office:value-type="float"/>
          <table:table-cell office:value="-0.049856764636926745" office:value-type="float"/>
          <table:table-cell office:value="0.012735464982066437" office:value-type="float"/>
          <table:table-cell office:value="-0.0358180548006673" office:value-type="float"/>
          <table:table-cell office:value="-0.025389460913535198" office:value-type="float"/>
          <table:table-cell office:value="0.8766900865172838" office:value-type="float"/>
          <table:table-cell office:value="20" office:value-type="float"/>
          <table:table-cell office:value="0.6537178548506699" office:value-type="float"/>
          <table:table-cell office:value="-0.771467831281494" office:value-type="float"/>
          <table:table-cell office:value="0.014323536307325968" office:value-type="float"/>
          <table:table-cell office:value="-0.2501874486060791" office:value-type="float"/>
          <table:table-cell office:value="0.08287059538816255" office:value-type="float"/>
          <table:table-cell office:value="-0.5729242067960674" office:value-type="float"/>
        </table:table-row>
        <table:table-row>
          <table:table-cell office:value="0.02270374445041306" office:value-type="float"/>
          <table:table-cell office:value="-0.047811583333552114" office:value-type="float"/>
          <table:table-cell office:value="-0.05" office:value-type="float"/>
          <table:table-cell office:value="0.015915823924937764" office:value-type="float"/>
          <table:table-cell office:value="-0.036618704964372584" office:value-type="float"/>
          <table:table-cell office:value="-0.025747932352678582" office:value-type="float"/>
          <table:table-cell office:value="0.8724083986019505" office:value-type="float"/>
          <table:table-cell office:value="21" office:value-type="float"/>
          <table:table-cell office:value="-0.0845441596501808" office:value-type="float"/>
          <table:table-cell office:value="-0.3253603073286222" office:value-type="float"/>
          <table:table-cell office:value="-0.312774416749122" office:value-type="float"/>
          <table:table-cell office:value="0.31803589428713264" office:value-type="float"/>
          <table:table-cell office:value="-0.08006501637052832" office:value-type="float"/>
          <table:table-cell office:value="-0.03584714391433841" office:value-type="float"/>
        </table:table-row>
        <table:table-row>
          <table:table-cell office:value="0.03084351514486146" office:value-type="float"/>
          <table:table-cell office:value="-0.048588750123907565" office:value-type="float"/>
          <table:table-cell office:value="-0.046874907996179126" office:value-type="float"/>
          <table:table-cell office:value="0.009849041063675429" office:value-type="float"/>
          <table:table-cell office:value="-0.03774229920481487" office:value-type="float"/>
          <table:table-cell office:value="-0.017171604188043723" office:value-type="float"/>
          <table:table-cell office:value="0.8743226394981768" office:value-type="float"/>
          <table:table-cell office:value="22" office:value-type="float"/>
          <table:table-cell office:value="0.8139770694448403" office:value-type="float"/>
          <table:table-cell office:value="-0.07771667903554502" office:value-type="float"/>
          <table:table-cell office:value="0.3125092003820875" office:value-type="float"/>
          <table:table-cell office:value="-0.6066782861262336" office:value-type="float"/>
          <table:table-cell office:value="-0.11235942404422894" office:value-type="float"/>
          <table:table-cell office:value="0.8576328164634859" office:value-type="float"/>
        </table:table-row>
        <table:table-row>
          <table:table-cell office:value="0.025619859546556094" office:value-type="float"/>
          <table:table-cell office:value="-0.05" office:value-type="float"/>
          <table:table-cell office:value="-0.037844217066940106" office:value-type="float"/>
          <table:table-cell office:value="0.006322539806135897" office:value-type="float"/>
          <table:table-cell office:value="-0.046034691468580746" office:value-type="float"/>
          <table:table-cell office:value="-0.019908866082549305" office:value-type="float"/>
          <table:table-cell office:value="0.8704999250605119" office:value-type="float"/>
          <table:table-cell office:value="23" office:value-type="float"/>
          <table:table-cell office:value="-0.5223655598305366" office:value-type="float"/>
          <table:table-cell office:value="-0.6660810205320984" office:value-type="float"/>
          <table:table-cell office:value="0.9030690929239016" office:value-type="float"/>
          <table:table-cell office:value="-0.35265012575395316" office:value-type="float"/>
          <table:table-cell office:value="-0.8292392263765871" office:value-type="float"/>
          <table:table-cell office:value="-0.27372618945055827" office:value-type="float"/>
        </table:table-row>
        <table:table-row>
          <table:table-cell office:value="0.017219397424218637" office:value-type="float"/>
          <table:table-cell office:value="-0.05" office:value-type="float"/>
          <table:table-cell office:value="-0.03831784940946777" office:value-type="float"/>
          <table:table-cell office:value="0.009905815506682573" office:value-type="float"/>
          <table:table-cell office:value="-0.04846694916635215" office:value-type="float"/>
          <table:table-cell office:value="-0.019296019667357524" office:value-type="float"/>
          <table:table-cell office:value="0.8686005801427615" office:value-type="float"/>
          <table:table-cell office:value="24" office:value-type="float"/>
          <table:table-cell office:value="-0.8400462122337455" office:value-type="float"/>
          <table:table-cell office:value="-0.08256540460651207" office:value-type="float"/>
          <table:table-cell office:value="-0.047363234252767006" office:value-type="float"/>
          <table:table-cell office:value="0.35832757005466753" office:value-type="float"/>
          <table:table-cell office:value="-0.24322576977714028" office:value-type="float"/>
          <table:table-cell office:value="0.06128464151917812" office:value-type="float"/>
        </table:table-row>
        <table:table-row>
          <table:table-cell office:value="0.014343894109326735" office:value-type="float"/>
          <table:table-cell office:value="-0.05" office:value-type="float"/>
          <table:table-cell office:value="-0.04175238657808256" office:value-type="float"/>
          <table:table-cell office:value="0.01697420079223659" office:value-type="float"/>
          <table:table-cell office:value="-0.05" office:value-type="float"/>
          <table:table-cell office:value="-0.01188906006151028" office:value-type="float"/>
          <table:table-cell office:value="0.8650306800101761" office:value-type="float"/>
          <table:table-cell office:value="25" office:value-type="float"/>
          <table:table-cell office:value="-0.2875503314891903" office:value-type="float"/>
          <table:table-cell office:value="-0.2576695727771543" office:value-type="float"/>
          <table:table-cell office:value="-0.34345371686147885" office:value-type="float"/>
          <table:table-cell office:value="0.706838528555402" office:value-type="float"/>
          <table:table-cell office:value="-0.9298149724592779" office:value-type="float"/>
          <table:table-cell office:value="0.7406959605847245" office:value-type="float"/>
        </table:table-row>
        <table:table-row>
          <table:table-cell office:value="0.007529862654625007" office:value-type="float"/>
          <table:table-cell office:value="-0.0485051272381836" office:value-type="float"/>
          <table:table-cell office:value="-0.038999036474266495" office:value-type="float"/>
          <table:table-cell office:value="0.025110050182952523" office:value-type="float"/>
          <table:table-cell office:value="-0.05" office:value-type="float"/>
          <table:table-cell office:value="-0.008718641542821346" office:value-type="float"/>
          <table:table-cell office:value="0.8648789545947668" office:value-type="float"/>
          <table:table-cell office:value="26" office:value-type="float"/>
          <table:table-cell office:value="-0.6814031454701728" office:value-type="float"/>
          <table:table-cell office:value="0.14948727618164037" office:value-type="float"/>
          <table:table-cell office:value="0.27533501038160657" office:value-type="float"/>
          <table:table-cell office:value="0.8135849390715935" office:value-type="float"/>
          <table:table-cell office:value="-0.2781205334278516" office:value-type="float"/>
          <table:table-cell office:value="0.31704185186889333" office:value-type="float"/>
        </table:table-row>
        <table:table-row>
          <table:table-cell office:value="0.012648944587028265" office:value-type="float"/>
          <table:table-cell office:value="-0.04505069192297202" office:value-type="float"/>
          <table:table-cell office:value="-0.040670086033029046" office:value-type="float"/>
          <table:table-cell office:value="0.026795391665487996" office:value-type="float"/>
          <table:table-cell office:value="-0.045559189582114856" office:value-type="float"/>
          <table:table-cell office:value="-0.01697457158315189" office:value-type="float"/>
          <table:table-cell office:value="0.8702449689299062" office:value-type="float"/>
          <table:table-cell office:value="27" office:value-type="float"/>
          <table:table-cell office:value="0.5119081932403258" office:value-type="float"/>
          <table:table-cell office:value="0.3454435315211575" office:value-type="float"/>
          <table:table-cell office:value="-0.16710495587625473" office:value-type="float"/>
          <table:table-cell office:value="0.1685341482535474" office:value-type="float"/>
          <table:table-cell office:value="0.4440810417885144" office:value-type="float"/>
          <table:table-cell office:value="-0.8255930040330544" office:value-type="float"/>
        </table:table-row>
        <table:table-row>
          <table:table-cell office:value="0.01583134059516898" office:value-type="float"/>
          <table:table-cell office:value="-0.03648537840475949" office:value-type="float"/>
          <table:table-cell office:value="-0.04788925306862857" office:value-type="float"/>
          <table:table-cell office:value="0.029182086780206513" office:value-type="float"/>
          <table:table-cell office:value="-0.05" office:value-type="float"/>
          <table:table-cell office:value="-0.011749471912973961" office:value-type="float"/>
          <table:table-cell office:value="0.8687295186457001" office:value-type="float"/>
          <table:table-cell office:value="28" office:value-type="float"/>
          <table:table-cell office:value="0.3182396008140713" office:value-type="float"/>
          <table:table-cell office:value="0.8565313518212534" office:value-type="float"/>
          <table:table-cell office:value="-0.7219167035599525" office:value-type="float"/>
          <table:table-cell office:value="0.23866951147185178" office:value-type="float"/>
          <table:table-cell office:value="-0.7564805937139809" office:value-type="float"/>
          <table:table-cell office:value="0.5225099670177928" office:value-type="float"/>
        </table:table-row>
        <table:table-row>
          <table:table-cell office:value="0.015592604417625108" office:value-type="float"/>
          <table:table-cell office:value="-0.039762121285772806" office:value-type="float"/>
          <table:table-cell office:value="-0.05" office:value-type="float"/>
          <table:table-cell office:value="0.028339169554554632" office:value-type="float"/>
          <table:table-cell office:value="-0.05" office:value-type="float"/>
          <table:table-cell office:value="-0.005413143268979297" office:value-type="float"/>
          <table:table-cell office:value="0.8653109659996577" office:value-type="float"/>
          <table:table-cell office:value="29" office:value-type="float"/>
          <table:table-cell office:value="-0.023873617754387233" office:value-type="float"/>
          <table:table-cell office:value="-0.3276742881013317" office:value-type="float"/>
          <table:table-cell office:value="-0.3371683194458366" office:value-type="float"/>
          <table:table-cell office:value="-0.08429172256518824" office:value-type="float"/>
          <table:table-cell office:value="-0.298526780828519" office:value-type="float"/>
          <table:table-cell office:value="0.6336328643994664" office:value-type="float"/>
        </table:table-row>
        <table:table-row>
          <table:table-cell office:value="0.019732130876094184" office:value-type="float"/>
          <table:table-cell office:value="-0.04811250945082918" office:value-type="float"/>
          <table:table-cell office:value="-0.05" office:value-type="float"/>
          <table:table-cell office:value="0.028580553708999767" office:value-type="float"/>
          <table:table-cell office:value="-0.048373764364948654" office:value-type="float"/>
          <table:table-cell office:value="-0.007939535529360914" office:value-type="float"/>
          <table:table-cell office:value="0.8597646615252923" office:value-type="float"/>
          <table:table-cell office:value="30" office:value-type="float"/>
          <table:table-cell office:value="0.41395264584690783" office:value-type="float"/>
          <table:table-cell office:value="-0.8350388165056368" office:value-type="float"/>
          <table:table-cell office:value="-0.4530669197896362" office:value-type="float"/>
          <table:table-cell office:value="0.02413841544451345" office:value-type="float"/>
          <table:table-cell office:value="0.16262356350513474" office:value-type="float"/>
          <table:table-cell office:value="-0.2526392260381618" office:value-type="float"/>
        </table:table-row>
        <table:table-row>
          <table:table-cell office:value="0.029197027473885754" office:value-type="float"/>
          <table:table-cell office:value="-0.04492651045851188" office:value-type="float"/>
          <table:table-cell office:value="-0.05" office:value-type="float"/>
          <table:table-cell office:value="0.031179687514223748" office:value-type="float"/>
          <table:table-cell office:value="-0.05" office:value-type="float"/>
          <table:table-cell office:value="-0.0034603037993351706" office:value-type="float"/>
          <table:table-cell office:value="0.8580450971738041" office:value-type="float"/>
          <table:table-cell office:value="31" office:value-type="float"/>
          <table:table-cell office:value="0.946489659779157" office:value-type="float"/>
          <table:table-cell office:value="0.31859989923173004" office:value-type="float"/>
          <table:table-cell office:value="-0.6634105551372058" office:value-type="float"/>
          <table:table-cell office:value="0.2599133805223981" office:value-type="float"/>
          <table:table-cell office:value="-0.47725839349077304" office:value-type="float"/>
          <table:table-cell office:value="0.44792317300257434" office:value-type="float"/>
        </table:table-row>
        <table:table-row>
          <table:table-cell office:value="0.03902720789288033" office:value-type="float"/>
          <table:table-cell office:value="-0.05" office:value-type="float"/>
          <table:table-cell office:value="-0.05" office:value-type="float"/>
          <table:table-cell office:value="0.031796442512193004" office:value-type="float"/>
          <table:table-cell office:value="-0.05" office:value-type="float"/>
          <table:table-cell office:value="-0.003150003672653231" office:value-type="float"/>
          <table:table-cell office:value="0.8508503256199844" office:value-type="float"/>
          <table:table-cell office:value="32" office:value-type="float"/>
          <table:table-cell office:value="0.9830180418994576" office:value-type="float"/>
          <table:table-cell office:value="-0.9016517273166993" office:value-type="float"/>
          <table:table-cell office:value="-0.405796246955747" office:value-type="float"/>
          <table:table-cell office:value="0.06167549979692555" office:value-type="float"/>
          <table:table-cell office:value="-0.27054629969623667" office:value-type="float"/>
          <table:table-cell office:value="0.03103001266819394" office:value-type="float"/>
        </table:table-row>
        <table:table-row>
          <table:table-cell office:value="0.03131720449772323" office:value-type="float"/>
          <table:table-cell office:value="-0.05" office:value-type="float"/>
          <table:table-cell office:value="-0.05" office:value-type="float"/>
          <table:table-cell office:value="0.03027947860807393" office:value-type="float"/>
          <table:table-cell office:value="-0.05" office:value-type="float"/>
          <table:table-cell office:value="-0.005923019985138252" office:value-type="float"/>
          <table:table-cell office:value="0.8539667736819738" office:value-type="float"/>
          <table:table-cell office:value="33" office:value-type="float"/>
          <table:table-cell office:value="-0.7710003395157103" office:value-type="float"/>
          <table:table-cell office:value="-0.23597742169534763" office:value-type="float"/>
          <table:table-cell office:value="-0.5704962708067722" office:value-type="float"/>
          <table:table-cell office:value="-0.15169639041190752" office:value-type="float"/>
          <table:table-cell office:value="-0.6740358649815041" office:value-type="float"/>
          <table:table-cell office:value="-0.27730163124850216" office:value-type="float"/>
        </table:table-row>
        <table:table-row>
          <table:table-cell office:value="0.025062174116996395" office:value-type="float"/>
          <table:table-cell office:value="-0.04611790622911205" office:value-type="float"/>
          <table:table-cell office:value="-0.04580033949495789" office:value-type="float"/>
          <table:table-cell office:value="0.03772414542456905" office:value-type="float"/>
          <table:table-cell office:value="-0.05" office:value-type="float"/>
          <table:table-cell office:value="0.0016008558004857358" office:value-type="float"/>
          <table:table-cell office:value="0.856785680431515" office:value-type="float"/>
          <table:table-cell office:value="34" office:value-type="float"/>
          <table:table-cell office:value="-0.6255030380726838" office:value-type="float"/>
          <table:table-cell office:value="0.3882093770887951" office:value-type="float"/>
          <table:table-cell office:value="0.4199660505042111" office:value-type="float"/>
          <table:table-cell office:value="0.7444666816495114" office:value-type="float"/>
          <table:table-cell office:value="-0.6632587072585185" office:value-type="float"/>
          <table:table-cell office:value="0.7523875785623988" office:value-type="float"/>
        </table:table-row>
        <table:table-row>
          <table:table-cell office:value="0.025883002800219494" office:value-type="float"/>
          <table:table-cell office:value="-0.05" office:value-type="float"/>
          <table:table-cell office:value="-0.05" office:value-type="float"/>
          <table:table-cell office:value="0.04049125457386231" office:value-type="float"/>
          <table:table-cell office:value="-0.05" office:value-type="float"/>
          <table:table-cell office:value="-0.007956970584647033" office:value-type="float"/>
          <table:table-cell office:value="0.8502749603494791" office:value-type="float"/>
          <table:table-cell office:value="35" office:value-type="float"/>
          <table:table-cell office:value="0.08208286832230982" office:value-type="float"/>
          <table:table-cell office:value="-0.7808503596204055" office:value-type="float"/>
          <table:table-cell office:value="-0.6677783885902802" office:value-type="float"/>
          <table:table-cell office:value="0.27671091492932653" office:value-type="float"/>
          <table:table-cell office:value="-0.07877671050861523" office:value-type="float"/>
          <table:table-cell office:value="-0.9557826385132768" office:value-type="float"/>
        </table:table-row>
        <table:table-row>
          <table:table-cell office:value="0.016924327612795935" office:value-type="float"/>
          <table:table-cell office:value="-0.04437958391741594" office:value-type="float"/>
          <table:table-cell office:value="-0.05" office:value-type="float"/>
          <table:table-cell office:value="0.04391956927225626" office:value-type="float"/>
          <table:table-cell office:value="-0.05" office:value-type="float"/>
          <table:table-cell office:value="-0.00697306782918152" office:value-type="float"/>
          <table:table-cell office:value="0.8540625387874419" office:value-type="float"/>
          <table:table-cell office:value="36" office:value-type="float"/>
          <table:table-cell office:value="-0.8958675187423559" office:value-type="float"/>
          <table:table-cell office:value="0.5620416082584061" office:value-type="float"/>
          <table:table-cell office:value="-0.015391895507163467" office:value-type="float"/>
          <table:table-cell office:value="0.3428314698393946" office:value-type="float"/>
          <table:table-cell office:value="-0.3438038395784393" office:value-type="float"/>
          <table:table-cell office:value="0.09839027554655133" office:value-type="float"/>
        </table:table-row>
        <table:table-row>
          <table:table-cell office:value="0.014344243079044507" office:value-type="float"/>
          <table:table-cell office:value="-0.04169802678010783" office:value-type="float"/>
          <table:table-cell office:value="-0.04195866983123711" office:value-type="float"/>
          <table:table-cell office:value="0.04981310002981248" office:value-type="float"/>
          <table:table-cell office:value="-0.05" office:value-type="float"/>
          <table:table-cell office:value="-0.012876646443226005" office:value-type="float"/>
          <table:table-cell office:value="0.8572853346625826" office:value-type="float"/>
          <table:table-cell office:value="37" office:value-type="float"/>
          <table:table-cell office:value="-0.2580084533751428" office:value-type="float"/>
          <table:table-cell office:value="0.2681557137308108" office:value-type="float"/>
          <table:table-cell office:value="0.8041330168762888" office:value-type="float"/>
          <table:table-cell office:value="0.5893530757556218" office:value-type="float"/>
          <table:table-cell office:value="-0.7982400042639868" office:value-type="float"/>
          <table:table-cell office:value="-0.5903578614044485" office:value-type="float"/>
        </table:table-row>
        <table:table-row>
          <table:table-cell office:value="0.009739516286736409" office:value-type="float"/>
          <table:table-cell office:value="-0.043920995154496247" office:value-type="float"/>
          <table:table-cell office:value="-0.04094628998355984" office:value-type="float"/>
          <table:table-cell office:value="0.05" office:value-type="float"/>
          <table:table-cell office:value="-0.05" office:value-type="float"/>
          <table:table-cell office:value="-0.010260614084195156" office:value-type="float"/>
          <table:table-cell office:value="0.85580087599104" office:value-type="float"/>
          <table:table-cell office:value="38" office:value-type="float"/>
          <table:table-cell office:value="-0.4604726792308098" office:value-type="float"/>
          <table:table-cell office:value="-0.22229683743884143" office:value-type="float"/>
          <table:table-cell office:value="0.10123798476772694" office:value-type="float"/>
          <table:table-cell office:value="0.5321403043617559" office:value-type="float"/>
          <table:table-cell office:value="-0.4435057230921249" office:value-type="float"/>
          <table:table-cell office:value="0.2616032359030849" office:value-type="float"/>
        </table:table-row>
        <table:table-row>
          <table:table-cell office:value="0.01538939273839136" office:value-type="float"/>
          <table:table-cell office:value="-0.04472395100011718" office:value-type="float"/>
          <table:table-cell office:value="-0.044422168012014304" office:value-type="float"/>
          <table:table-cell office:value="0.04734483673120314" office:value-type="float"/>
          <table:table-cell office:value="-0.04686840457862719" office:value-type="float"/>
          <table:table-cell office:value="-0.0028598025916976725" office:value-type="float"/>
          <table:table-cell office:value="0.8574173128665289" office:value-type="float"/>
          <table:table-cell office:value="39" office:value-type="float"/>
          <table:table-cell office:value="0.5649876451654952" office:value-type="float"/>
          <table:table-cell office:value="-0.08029558456209362" office:value-type="float"/>
          <table:table-cell office:value="-0.3475878028454462" office:value-type="float"/>
          <table:table-cell office:value="-0.26551632687968585" office:value-type="float"/>
          <table:table-cell office:value="0.31315954213728125" office:value-type="float"/>
          <table:table-cell office:value="0.7400811492497483" office:value-type="float"/>
        </table:table-row>
        <table:table-row>
          <table:table-cell office:value="0.019562018054562445" office:value-type="float"/>
          <table:table-cell office:value="-0.03654832367622513" office:value-type="float"/>
          <table:table-cell office:value="-0.047208705953119434" office:value-type="float"/>
          <table:table-cell office:value="0.04179902771247922" office:value-type="float"/>
          <table:table-cell office:value="-0.040240082412727377" office:value-type="float"/>
          <table:table-cell office:value="0.00016665931974516913" office:value-type="float"/>
          <table:table-cell office:value="0.8705120998857483" office:value-type="float"/>
          <table:table-cell office:value="40" office:value-type="float"/>
          <table:table-cell office:value="0.41726253161710836" office:value-type="float"/>
          <table:table-cell office:value="0.817562732389205" office:value-type="float"/>
          <table:table-cell office:value="-0.2786537941105127" office:value-type="float"/>
          <table:table-cell office:value="-0.5545809018723926" office:value-type="float"/>
          <table:table-cell office:value="0.6628322165899816" office:value-type="float"/>
          <table:table-cell office:value="0.30264619114428415" office:value-type="float"/>
        </table:table-row>
        <table:table-row>
          <table:table-cell office:value="0.01898539676054084" office:value-type="float"/>
          <table:table-cell office:value="-0.03628968004905839" office:value-type="float"/>
          <table:table-cell office:value="-0.047653410843370596" office:value-type="float"/>
          <table:table-cell office:value="0.04188137391342221" office:value-type="float"/>
          <table:table-cell office:value="-0.040286617547042866" office:value-type="float"/>
          <table:table-cell office:value="-0.0005904335137738128" office:value-type="float"/>
          <table:table-cell office:value="0.8704820372112297" office:value-type="float"/>
          <table:table-cell office:value="41" office:value-type="float"/>
          <table:table-cell office:value="-0.057662129402160645" office:value-type="float"/>
          <table:table-cell office:value="0.025864362716674805" office:value-type="float"/>
          <table:table-cell office:value="-0.04447048902511597" office:value-type="float"/>
          <table:table-cell office:value="0.008234620094299316" office:value-type="float"/>
          <table:table-cell office:value="-0.004653513431549072" office:value-type="float"/>
          <table:table-cell office:value="-0.0757092833518982" office:value-type="float"/>
        </table:table-row>
        <table:table-row>
          <table:table-cell office:value="0.018407963651257395" office:value-type="float"/>
          <table:table-cell office:value="-0.03603074912750382" office:value-type="float"/>
          <table:table-cell office:value="-0.048098034075258415" office:value-type="float"/>
          <table:table-cell office:value="0.04196378091110288" office:value-type="float"/>
          <table:table-cell office:value="-0.0403331133422928" office:value-type="float"/>
          <table:table-cell office:value="-0.0013468873855008025" office:value-type="float"/>
          <table:table-cell office:value="0.8704337083708474" office:value-type="float"/>
          <table:table-cell office:value="42" office:value-type="float"/>
          <table:table-cell office:value="-0.05774331092834473" office:value-type="float"/>
          <table:table-cell office:value="0.025893092155456543" office:value-type="float"/>
          <table:table-cell office:value="-0.04446232318878174" office:value-type="float"/>
          <table:table-cell office:value="0.008240699768066406" office:value-type="float"/>
          <table:table-cell office:value="-0.0046495795249938965" office:value-type="float"/>
          <table:table-cell office:value="-0.07564538717269897" office:value-type="float"/>
        </table:table-row>
        <table:table-row>
          <table:table-cell office:value="0.016782839435177683" office:value-type="float"/>
          <table:table-cell office:value="-0.03619476203643937" office:value-type="float"/>
          <table:table-cell office:value="-0.04849002402162377" office:value-type="float"/>
          <table:table-cell office:value="0.04128494480384885" office:value-type="float"/>
          <table:table-cell office:value="-0.03995159831620027" office:value-type="float"/>
          <table:table-cell office:value="-0.0023406100627316375" office:value-type="float"/>
          <table:table-cell office:value="0.8709676252013943" office:value-type="float"/>
          <table:table-cell office:value="43" office:value-type="float"/>
          <table:table-cell office:value="-0.1625124216079712" office:value-type="float"/>
          <table:table-cell office:value="-0.016401290893554688" office:value-type="float"/>
          <table:table-cell office:value="-0.039198994636535645" office:value-type="float"/>
          <table:table-cell office:value="-0.06788361072540283" office:value-type="float"/>
          <table:table-cell office:value="0.03815150260925293" office:value-type="float"/>
          <table:table-cell office:value="-0.0993722677230835" office:value-type="float"/>
        </table:table-row>
        <table:table-row>
          <table:table-cell office:value="0.015156966584759592" office:value-type="float"/>
          <table:table-cell office:value="-0.036358011409875345" office:value-type="float"/>
          <table:table-cell office:value="-0.04888289552068536" office:value-type="float"/>
          <table:table-cell office:value="0.04060529270900785" office:value-type="float"/>
          <table:table-cell office:value="-0.039569966465003985" office:value-type="float"/>
          <table:table-cell office:value="-0.0033345264550579926" office:value-type="float"/>
          <table:table-cell office:value="0.871439960487883" office:value-type="float"/>
          <table:table-cell office:value="44" office:value-type="float"/>
          <table:table-cell office:value="-0.16258728504180908" office:value-type="float"/>
          <table:table-cell office:value="-0.016324937343597412" office:value-type="float"/>
          <table:table-cell office:value="-0.03928714990615845" office:value-type="float"/>
          <table:table-cell office:value="-0.06796520948410034" office:value-type="float"/>
          <table:table-cell office:value="0.038163185119628906" office:value-type="float"/>
          <table:table-cell office:value="-0.0993916392326355" office:value-type="float"/>
        </table:table-row>
        <table:table-row>
          <table:table-cell office:value="0.012666506308155894" office:value-type="float"/>
          <table:table-cell office:value="-0.03695165459835191" office:value-type="float"/>
          <table:table-cell office:value="-0.049238803199289485" office:value-type="float"/>
          <table:table-cell office:value="0.03922870674861966" office:value-type="float"/>
          <table:table-cell office:value="-0.03874578800774385" office:value-type="float"/>
          <table:table-cell office:value="-0.004547987019671335" office:value-type="float"/>
          <table:table-cell office:value="0.8723202161066458" office:value-type="float"/>
          <table:table-cell office:value="45" office:value-type="float"/>
          <table:table-cell office:value="-0.24904602766036987" office:value-type="float"/>
          <table:table-cell office:value="-0.05936431884765625" office:value-type="float"/>
          <table:table-cell office:value="-0.0355907678604126" office:value-type="float"/>
          <table:table-cell office:value="-0.13765859603881836" office:value-type="float"/>
          <table:table-cell office:value="0.08241784572601318" office:value-type="float"/>
          <table:table-cell office:value="-0.12134605646133423" office:value-type="float"/>
        </table:table-row>
        <table:table-row>
          <table:table-cell office:value="0.010175575750904917" office:value-type="float"/>
          <table:table-cell office:value="-0.03754433934414048" office:value-type="float"/>
          <table:table-cell office:value="-0.0495963184151632" office:value-type="float"/>
          <table:table-cell office:value="0.03785151043666898" office:value-type="float"/>
          <table:table-cell office:value="-0.0379216929969864" office:value-type="float"/>
          <table:table-cell office:value="-0.005762103831423654" office:value-type="float"/>
          <table:table-cell office:value="0.8730682986640856" office:value-type="float"/>
          <table:table-cell office:value="46" office:value-type="float"/>
          <table:table-cell office:value="-0.24909305572509766" office:value-type="float"/>
          <table:table-cell office:value="-0.05926847457885742" office:value-type="float"/>
          <table:table-cell office:value="-0.035751521587371826" office:value-type="float"/>
          <table:table-cell office:value="-0.13771963119506836" office:value-type="float"/>
          <table:table-cell office:value="0.08240950107574463" office:value-type="float"/>
          <table:table-cell office:value="-0.12141168117523193" office:value-type="float"/>
        </table:table-row>
        <table:table-row>
          <table:table-cell office:value="0.006926212447720408" office:value-type="float"/>
          <table:table-cell office:value="-0.038599812433358624" office:value-type="float"/>
          <table:table-cell office:value="-0.04996283154821221" office:value-type="float"/>
          <table:table-cell office:value="0.035805910022392855" office:value-type="float"/>
          <table:table-cell office:value="-0.03670280304528047" office:value-type="float"/>
          <table:table-cell office:value="-0.007197133338107004" office:value-type="float"/>
          <table:table-cell office:value="0.873957307079857" office:value-type="float"/>
          <table:table-cell office:value="47" office:value-type="float"/>
          <table:table-cell office:value="-0.3249363303184509" office:value-type="float"/>
          <table:table-cell office:value="-0.10554730892181396" office:value-type="float"/>
          <table:table-cell office:value="-0.03665131330490112" office:value-type="float"/>
          <table:table-cell office:value="-0.2045600414276123" office:value-type="float"/>
          <table:table-cell office:value="0.12188899517059326" office:value-type="float"/>
          <table:table-cell office:value="-0.14350295066833496" office:value-type="float"/>
        </table:table-row>
        <table:table-row>
          <table:table-cell office:value="0.0036765266834076636" office:value-type="float"/>
          <table:table-cell office:value="-0.03965413276874681" office:value-type="float"/>
          <table:table-cell office:value="-0.05" office:value-type="float"/>
          <table:table-cell office:value="0.033760033042564974" office:value-type="float"/>
          <table:table-cell office:value="-0.03548400846100618" office:value-type="float"/>
          <table:table-cell office:value="-0.008633056914461984" office:value-type="float"/>
          <table:table-cell office:value="0.8748414418299814" office:value-type="float"/>
          <table:table-cell office:value="48" office:value-type="float"/>
          <table:table-cell office:value="-0.3249685764312744" office:value-type="float"/>
          <table:table-cell office:value="-0.10543203353881836" office:value-type="float"/>
          <table:table-cell office:value="-0.03682798147201538" office:value-type="float"/>
          <table:table-cell office:value="-0.20458769798278809" office:value-type="float"/>
          <table:table-cell office:value="0.1218794584274292" office:value-type="float"/>
          <table:table-cell office:value="-0.14359235763549805" office:value-type="float"/>
        </table:table-row>
        <table:table-row>
          <table:table-cell office:value="-0.0002768693985167746" office:value-type="float"/>
          <table:table-cell office:value="-0.041190940782662826" office:value-type="float"/>
          <table:table-cell office:value="-0.05" office:value-type="float"/>
          <table:table-cell office:value="0.03111746111644803" office:value-type="float"/>
          <table:table-cell office:value="-0.033855343729026814" office:value-type="float"/>
          <table:table-cell office:value="-0.010402283703936472" office:value-type="float"/>
          <table:table-cell office:value="0.8756679360144469" office:value-type="float"/>
          <table:table-cell office:value="49" office:value-type="float"/>
          <table:table-cell office:value="-0.39533960819244385" office:value-type="float"/>
          <table:table-cell office:value="-0.15368080139160156" office:value-type="float"/>
          <table:table-cell office:value="-0.046385347843170166" office:value-type="float"/>
          <table:table-cell office:value="-0.26425719261169434" office:value-type="float"/>
          <table:table-cell office:value="0.162866473197937" office:value-type="float"/>
          <table:table-cell office:value="-0.17692267894744873" office:value-type="float"/>
        </table:table-row>
        <table:table-row>
          <table:table-cell office:value="-0.004229830366534354" office:value-type="float"/>
          <table:table-cell office:value="-0.042726383254167034" office:value-type="float"/>
          <table:table-cell office:value="-0.05" office:value-type="float"/>
          <table:table-cell office:value="0.028475068004265414" office:value-type="float"/>
          <table:table-cell office:value="-0.03222736206627657" office:value-type="float"/>
          <table:table-cell office:value="-0.01217287663186921" office:value-type="float"/>
          <table:table-cell office:value="0.8761850730024376" office:value-type="float"/>
          <table:table-cell office:value="50" office:value-type="float"/>
          <table:table-cell office:value="-0.3952960968017578" office:value-type="float"/>
          <table:table-cell office:value="-0.15354424715042114" office:value-type="float"/>
          <table:table-cell office:value="-0.04661417007446289" office:value-type="float"/>
          <table:table-cell office:value="-0.2642393112182617" office:value-type="float"/>
          <table:table-cell office:value="0.16279816627502441" office:value-type="float"/>
          <table:table-cell office:value="-0.17705929279327393" office:value-type="float"/>
        </table:table-row>
        <table:table-row>
          <table:table-cell office:value="-0.008846776348513724" office:value-type="float"/>
          <table:table-cell office:value="-0.04476863627159257" office:value-type="float"/>
          <table:table-cell office:value="-0.05" office:value-type="float"/>
          <table:table-cell office:value="0.02525387981666623" office:value-type="float"/>
          <table:table-cell office:value="-0.03011299577332308" office:value-type="float"/>
          <table:table-cell office:value="-0.01436858478750123" office:value-type="float"/>
          <table:table-cell office:value="0.8764529773787173" office:value-type="float"/>
          <table:table-cell office:value="51" office:value-type="float"/>
          <table:table-cell office:value="-0.461694598197937" office:value-type="float"/>
          <table:table-cell office:value="-0.2042253017425537" office:value-type="float"/>
          <table:table-cell office:value="-0.063443124294281" office:value-type="float"/>
          <table:table-cell office:value="-0.3221188187599182" office:value-type="float"/>
          <table:table-cell office:value="0.21143662929534912" office:value-type="float"/>
          <table:table-cell office:value="-0.2195708155632019" office:value-type="float"/>
        </table:table-row>
        <table:table-row>
          <table:table-cell office:value="-0.013462657791537404" office:value-type="float"/>
          <table:table-cell office:value="-0.04680920247757096" office:value-type="float"/>
          <table:table-cell office:value="-0.05" office:value-type="float"/>
          <table:table-cell office:value="0.022033467085495577" office:value-type="float"/>
          <table:table-cell office:value="-0.02799818840599825" office:value-type="float"/>
          <table:table-cell office:value="-0.01656610015596284" office:value-type="float"/>
          <table:table-cell office:value="0.8763064848354537" office:value-type="float"/>
          <table:table-cell office:value="52" office:value-type="float"/>
          <table:table-cell office:value="-0.46158814430236816" office:value-type="float"/>
          <table:table-cell office:value="-0.20405662059783936" office:value-type="float"/>
          <table:table-cell office:value="-0.06376612186431885" office:value-type="float"/>
          <table:table-cell office:value="-0.32204127311706543" office:value-type="float"/>
          <table:table-cell office:value="0.2114807367324829" office:value-type="float"/>
          <table:table-cell office:value="-0.2197515368461609" office:value-type="float"/>
        </table:table-row>
        <table:table-row>
          <table:table-cell office:value="-0.018728142243785023" office:value-type="float"/>
          <table:table-cell office:value="-0.04939170722686906" office:value-type="float"/>
          <table:table-cell office:value="-0.05" office:value-type="float"/>
          <table:table-cell office:value="0.018231752903595553" office:value-type="float"/>
          <table:table-cell office:value="-0.025323637395866412" office:value-type="float"/>
          <table:table-cell office:value="-0.019257400071276562" office:value-type="float"/>
          <table:table-cell office:value="0.8756776531125182" office:value-type="float"/>
          <table:table-cell office:value="53" office:value-type="float"/>
          <table:table-cell office:value="-0.526548445224762" office:value-type="float"/>
          <table:table-cell office:value="-0.25825047492980957" office:value-type="float"/>
          <table:table-cell office:value="-0.08437776565551758" office:value-type="float"/>
          <table:table-cell office:value="-0.38017141819000244" office:value-type="float"/>
          <table:table-cell office:value="0.2674551010131836" office:value-type="float"/>
          <table:table-cell office:value="-0.26912999153137207" office:value-type="float"/>
        </table:table-row>
        <table:table-row>
          <table:table-cell office:value="-0.02399216519014275" office:value-type="float"/>
          <table:table-cell office:value="-0.05" office:value-type="float"/>
          <table:table-cell office:value="-0.05" office:value-type="float"/>
          <table:table-cell office:value="0.014431084783211336" office:value-type="float"/>
          <table:table-cell office:value="-0.022648682266243" office:value-type="float"/>
          <table:table-cell office:value="-0.02195080522264375" office:value-type="float"/>
          <table:table-cell office:value="0.8759074269500233" office:value-type="float"/>
          <table:table-cell office:value="54" office:value-type="float"/>
          <table:table-cell office:value="-0.5264022946357727" office:value-type="float"/>
          <table:table-cell office:value="-0.258047878742218" office:value-type="float"/>
          <table:table-cell office:value="-0.08475315570831299" office:value-type="float"/>
          <table:table-cell office:value="-0.38006681203842163" office:value-type="float"/>
          <table:table-cell office:value="0.2674955129623413" office:value-type="float"/>
          <table:table-cell office:value="-0.26934051513671875" office:value-type="float"/>
        </table:table-row>
        <table:table-row>
          <table:table-cell office:value="-0.029888927203578115" office:value-type="float"/>
          <table:table-cell office:value="-0.05" office:value-type="float"/>
          <table:table-cell office:value="-0.05" office:value-type="float"/>
          <table:table-cell office:value="0.01002728024257718" office:value-type="float"/>
          <table:table-cell office:value="-0.019360961586006184" office:value-type="float"/>
          <table:table-cell office:value="-0.025187641417635815" office:value-type="float"/>
          <table:table-cell office:value="0.876021366706636" office:value-type="float"/>
          <table:table-cell office:value="55" office:value-type="float"/>
          <table:table-cell office:value="-0.5896762013435364" office:value-type="float"/>
          <table:table-cell office:value="-0.31670355796813965" office:value-type="float"/>
          <table:table-cell office:value="-0.10910505056381226" office:value-type="float"/>
          <table:table-cell office:value="-0.4403804540634155" office:value-type="float"/>
          <table:table-cell office:value="0.32877206802368164" office:value-type="float"/>
          <table:table-cell office:value="-0.32368361949920654" office:value-type="float"/>
        </table:table-row>
        <table:table-row>
          <table:table-cell office:value="-0.03578270540849603" office:value-type="float"/>
          <table:table-cell office:value="-0.05" office:value-type="float"/>
          <table:table-cell office:value="-0.05" office:value-type="float"/>
          <table:table-cell office:value="0.0056268791271597" office:value-type="float"/>
          <table:table-cell office:value="-0.01607787337876131" office:value-type="float"/>
          <table:table-cell office:value="-0.028424083029879466" office:value-type="float"/>
          <table:table-cell office:value="0.8750576991756601" office:value-type="float"/>
          <table:table-cell office:value="56" office:value-type="float"/>
          <table:table-cell office:value="-0.5893778204917908" office:value-type="float"/>
          <table:table-cell office:value="-0.31618547439575195" office:value-type="float"/>
          <table:table-cell office:value="-0.10913920402526855" office:value-type="float"/>
          <table:table-cell office:value="-0.44004011154174805" office:value-type="float"/>
          <table:table-cell office:value="0.3283088207244873" office:value-type="float"/>
          <table:table-cell office:value="-0.32364416122436523" office:value-type="float"/>
        </table:table-row>
        <table:table-row>
          <table:table-cell office:value="-0.04227763817922509" office:value-type="float"/>
          <table:table-cell office:value="-0.05" office:value-type="float"/>
          <table:table-cell office:value="-0.05" office:value-type="float"/>
          <table:table-cell office:value="0.0006131015135198686" office:value-type="float"/>
          <table:table-cell office:value="-0.012140037685401936" office:value-type="float"/>
          <table:table-cell office:value="-0.03224178913797273" office:value-type="float"/>
          <table:table-cell office:value="0.8727323086372848" office:value-type="float"/>
          <table:table-cell office:value="57" office:value-type="float"/>
          <table:table-cell office:value="-0.6494932770729065" office:value-type="float"/>
          <table:table-cell office:value="-0.3789769411087036" office:value-type="float"/>
          <table:table-cell office:value="-0.13760751485824585" office:value-type="float"/>
          <table:table-cell office:value="-0.5013777613639832" office:value-type="float"/>
          <table:table-cell office:value="0.3937835693359375" office:value-type="float"/>
          <table:table-cell office:value="-0.38177061080932617" office:value-type="float"/>
        </table:table-row>
        <table:table-row>
          <table:table-cell office:value="-0.048769073349398735" office:value-type="float"/>
          <table:table-cell office:value="-0.05" office:value-type="float"/>
          <table:table-cell office:value="-0.05" office:value-type="float"/>
          <table:table-cell office:value="-0.004397040216788664" office:value-type="float"/>
          <table:table-cell office:value="-0.00820710864640047" office:value-type="float"/>
          <table:table-cell office:value="-0.03605838719571962" office:value-type="float"/>
          <table:table-cell office:value="0.8687445821880196" office:value-type="float"/>
          <table:table-cell office:value="58" office:value-type="float"/>
          <table:table-cell office:value="-0.6491435170173645" office:value-type="float"/>
          <table:table-cell office:value="-0.37831807136535645" office:value-type="float"/>
          <table:table-cell office:value="-0.13764679431915283" office:value-type="float"/>
          <table:table-cell office:value="-0.5010141730308533" office:value-type="float"/>
          <table:table-cell office:value="0.3932929039001465" office:value-type="float"/>
          <table:table-cell office:value="-0.381659805774688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10019443838462247" office:value-type="float"/>
          <table:table-cell office:value="-0.003584626585014362" office:value-type="float"/>
          <table:table-cell office:value="-0.040484158432139296" office:value-type="float"/>
          <table:table-cell office:value="0.8665256544903697" office:value-type="float"/>
          <table:table-cell office:value="59" office:value-type="float"/>
          <table:table-cell office:value="-0.7046754956245422" office:value-type="float"/>
          <table:table-cell office:value="-0.444219708442688" office:value-type="float"/>
          <table:table-cell office:value="-0.17036938667297363" office:value-type="float"/>
          <table:table-cell office:value="-0.5622403621673584" office:value-type="float"/>
          <table:table-cell office:value="0.46224820613861084" office:value-type="float"/>
          <table:table-cell office:value="-0.442577123641967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15641200749740018" office:value-type="float"/>
          <table:table-cell office:value="0.0010353437366409117" office:value-type="float"/>
          <table:table-cell office:value="-0.04491232458318605" office:value-type="float"/>
          <table:table-cell office:value="0.8634767548351238" office:value-type="float"/>
          <table:table-cell office:value="60" office:value-type="float"/>
          <table:table-cell office:value="-0.7046852707862854" office:value-type="float"/>
          <table:table-cell office:value="-0.44383734464645386" office:value-type="float"/>
          <table:table-cell office:value="-0.17029684782028198" office:value-type="float"/>
          <table:table-cell office:value="-0.5621756911277771" office:value-type="float"/>
          <table:table-cell office:value="0.46199703216552734" office:value-type="float"/>
          <table:table-cell office:value="-0.4428166151046753" office:value-type="float"/>
        </table:table-row>
      </table:table>
      <table:table table:name="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1</text:p>
          </table:table-cell>
          <table:table-cell office:value-type="string">
            <text:p>y1</text:p>
          </table:table-cell>
          <table:table-cell office:value-type="string">
            <text:p>z1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office:value-type="string">
            <text:p>z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7563157677650451" office:value-type="float"/>
          <table:table-cell office:value="-0.0051350009441375735" office:value-type="float"/>
          <table:table-cell office:value="-0.0020062053203582764" office:value-type="float"/>
          <table:table-cell office:value="-0.006246898770332337" office:value-type="float"/>
          <table:table-cell office:value="0.005273888111114502" office:value-type="float"/>
          <table:table-cell office:value="-0.005036066770553589" office:value-type="float"/>
          <table:table-cell office:value="0.9670541063137666" office:value-type="float"/>
          <table:table-cell office:value="1" office:value-type="float"/>
          <table:table-cell office:value="-0.7563157677650452" office:value-type="float"/>
          <table:table-cell office:value="-0.5135000944137573" office:value-type="float"/>
          <table:table-cell office:value="-0.20062053203582764" office:value-type="float"/>
          <table:table-cell office:value="-0.6246898770332336" office:value-type="float"/>
          <table:table-cell office:value="0.5273888111114502" office:value-type="float"/>
          <table:table-cell office:value="-0.5036066770553589" office:value-type="float"/>
        </table:table-row>
        <table:table-row>
          <table:table-cell office:value="-0.01512396991252899" office:value-type="float"/>
          <table:table-cell office:value="-0.01026542365550995" office:value-type="float"/>
          <table:table-cell office:value="-0.004019755721092224" office:value-type="float"/>
          <table:table-cell office:value="-0.012490977048873902" office:value-type="float"/>
          <table:table-cell office:value="0.01054792642593384" office:value-type="float"/>
          <table:table-cell office:value="-0.010074387192726136" office:value-type="float"/>
          <table:table-cell office:value="0.970740955060933" office:value-type="float"/>
          <table:table-cell office:value="2" office:value-type="float"/>
          <table:table-cell office:value="-0.756081223487854" office:value-type="float"/>
          <table:table-cell office:value="-0.5130422711372375" office:value-type="float"/>
          <table:table-cell office:value="-0.20135504007339478" office:value-type="float"/>
          <table:table-cell office:value="-0.6244078278541565" office:value-type="float"/>
          <table:table-cell office:value="0.5274038314819336" office:value-type="float"/>
          <table:table-cell office:value="-0.5038320422172546" office:value-type="float"/>
        </table:table-row>
        <table:table-row>
          <table:table-cell office:value="-0.02314037799835205" office:value-type="float"/>
          <table:table-cell office:value="-0.01606911838054657" office:value-type="float"/>
          <table:table-cell office:value="-0.006472837328910828" office:value-type="float"/>
          <table:table-cell office:value="-0.01931025683879852" office:value-type="float"/>
          <table:table-cell office:value="0.01652395367622376" office:value-type="float"/>
          <table:table-cell office:value="-0.01575001299381256" office:value-type="float"/>
          <table:table-cell office:value="0.964972889944285" office:value-type="float"/>
          <table:table-cell office:value="3" office:value-type="float"/>
          <table:table-cell office:value="-0.8016408085823059" office:value-type="float"/>
          <table:table-cell office:value="-0.5803694725036621" office:value-type="float"/>
          <table:table-cell office:value="-0.24530816078186035" office:value-type="float"/>
          <table:table-cell office:value="-0.6819279789924622" office:value-type="float"/>
          <table:table-cell office:value="0.5976027250289917" office:value-type="float"/>
          <table:table-cell office:value="-0.5675625801086426" office:value-type="float"/>
        </table:table-row>
        <table:table-row>
          <table:table-cell office:value="-0.03115544676780701" office:value-type="float"/>
          <table:table-cell office:value="-0.021868807673454286" office:value-type="float"/>
          <table:table-cell office:value="-0.008933290839195251" office:value-type="float"/>
          <table:table-cell office:value="-0.026127769351005553" office:value-type="float"/>
          <table:table-cell office:value="0.022500885725021368" office:value-type="float"/>
          <table:table-cell office:value="-0.021428917646408082" office:value-type="float"/>
          <table:table-cell office:value="0.9486399832673357" office:value-type="float"/>
          <table:table-cell office:value="4" office:value-type="float"/>
          <table:table-cell office:value="-0.8015068769454956" office:value-type="float"/>
          <table:table-cell office:value="-0.5799689292907715" office:value-type="float"/>
          <table:table-cell office:value="-0.24604535102844238" office:value-type="float"/>
          <table:table-cell office:value="-0.6817512512207031" office:value-type="float"/>
          <table:table-cell office:value="0.5976932048797607" office:value-type="float"/>
          <table:table-cell office:value="-0.567890465259552" office:value-type="float"/>
        </table:table-row>
        <table:table-row>
          <table:table-cell office:value="-0.03957035064697266" office:value-type="float"/>
          <table:table-cell office:value="-0.028322792649269107" office:value-type="float"/>
          <table:table-cell office:value="-0.011893141865730286" office:value-type="float"/>
          <table:table-cell office:value="-0.03348586320877075" office:value-type="float"/>
          <table:table-cell office:value="0.02914914131164551" office:value-type="float"/>
          <table:table-cell office:value="-0.027734209895133973" office:value-type="float"/>
          <table:table-cell office:value="0.9277225524485859" office:value-type="float"/>
          <table:table-cell office:value="5" office:value-type="float"/>
          <table:table-cell office:value="-0.8414903879165649" office:value-type="float"/>
          <table:table-cell office:value="-0.6453984975814819" office:value-type="float"/>
          <table:table-cell office:value="-0.2959851026535034" office:value-type="float"/>
          <table:table-cell office:value="-0.7358093857765198" office:value-type="float"/>
          <table:table-cell office:value="0.6648255586624146" office:value-type="float"/>
          <table:table-cell office:value="-0.6305292248725891" office:value-type="float"/>
        </table:table-row>
        <table:table-row>
          <table:table-cell office:value="-0.047984809279441834" office:value-type="float"/>
          <table:table-cell office:value="-0.03477407097816468" office:value-type="float"/>
          <table:table-cell office:value="-0.014859843254089355" office:value-type="float"/>
          <table:table-cell office:value="-0.040843041539192194" office:value-type="float"/>
          <table:table-cell office:value="0.035799844264984136" office:value-type="float"/>
          <table:table-cell office:value="-0.03404410421848297" office:value-type="float"/>
          <table:table-cell office:value="0.9058994499773164" office:value-type="float"/>
          <table:table-cell office:value="6" office:value-type="float"/>
          <table:table-cell office:value="-0.8414458632469177" office:value-type="float"/>
          <table:table-cell office:value="-0.6451278328895569" office:value-type="float"/>
          <table:table-cell office:value="-0.296670138835907" office:value-type="float"/>
          <table:table-cell office:value="-0.7357178330421448" office:value-type="float"/>
          <table:table-cell office:value="0.6650702953338623" office:value-type="float"/>
          <table:table-cell office:value="-0.6309894323348999" office:value-type="float"/>
        </table:table-row>
        <table:table-row>
          <table:table-cell office:value="-0.05" office:value-type="float"/>
          <table:table-cell office:value="-0.041841425895690926" office:value-type="float"/>
          <table:table-cell office:value="-0.018383127450942994" office:value-type="float"/>
          <table:table-cell office:value="-0.04869353413581848" office:value-type="float"/>
          <table:table-cell office:value="0.043071812391281133" office:value-type="float"/>
          <table:table-cell office:value="-0.040953466892242434" office:value-type="float"/>
          <table:table-cell office:value="0.8873557401987732" office:value-type="float"/>
          <table:table-cell office:value="7" office:value-type="float"/>
          <table:table-cell office:value="-0.8756576180458069" office:value-type="float"/>
          <table:table-cell office:value="-0.7067354917526245" office:value-type="float"/>
          <table:table-cell office:value="-0.35232841968536377" office:value-type="float"/>
          <table:table-cell office:value="-0.7850492596626282" office:value-type="float"/>
          <table:table-cell office:value="0.7271968126296997" office:value-type="float"/>
          <table:table-cell office:value="-0.690936267375946" office:value-type="float"/>
        </table:table-row>
        <table:table-row>
          <table:table-cell office:value="-0.05" office:value-type="float"/>
          <table:table-cell office:value="-0.04891199707984925" office:value-type="float"/>
          <table:table-cell office:value="-0.02191501498222351" office:value-type="float"/>
          <table:table-cell office:value="-0.05" office:value-type="float"/>
          <table:table-cell office:value="0.05" office:value-type="float"/>
          <table:table-cell office:value="-0.04787219643592835" office:value-type="float"/>
          <table:table-cell office:value="0.8734810855594977" office:value-type="float"/>
          <table:table-cell office:value="8" office:value-type="float"/>
          <table:table-cell office:value="-0.8760169744491577" office:value-type="float"/>
          <table:table-cell office:value="-0.7070571184158325" office:value-type="float"/>
          <table:table-cell office:value="-0.35318875312805176" office:value-type="float"/>
          <table:table-cell office:value="-0.7854354977607727" office:value-type="float"/>
          <table:table-cell office:value="0.7279348373413086" office:value-type="float"/>
          <table:table-cell office:value="-0.691872954368591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26055278778076174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70701332256236" office:value-type="float"/>
          <table:table-cell office:value="9" office:value-type="float"/>
          <table:table-cell office:value="-0.9045965075492859" office:value-type="float"/>
          <table:table-cell office:value="-0.7635927200317383" office:value-type="float"/>
          <table:table-cell office:value="-0.4140263795852661" office:value-type="float"/>
          <table:table-cell office:value="-0.8293169736862183" office:value-type="float"/>
          <table:table-cell office:value="0.7837450504302979" office:value-type="float"/>
          <table:table-cell office:value="-0.747669398784637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3019672751426697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99178740060242" office:value-type="float"/>
          <table:table-cell office:value="10" office:value-type="float"/>
          <table:table-cell office:value="-0.9046540260314941" office:value-type="float"/>
          <table:table-cell office:value="-0.7635776996612549" office:value-type="float"/>
          <table:table-cell office:value="-0.4141448736190796" office:value-type="float"/>
          <table:table-cell office:value="-0.8293197751045227" office:value-type="float"/>
          <table:table-cell office:value="0.7839199304580688" office:value-type="float"/>
          <table:table-cell office:value="-0.747776091098785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3496732831001282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87203991949302" office:value-type="float"/>
          <table:table-cell office:value="11" office:value-type="float"/>
          <table:table-cell office:value="-0.9271498322486877" office:value-type="float"/>
          <table:table-cell office:value="-0.8124065399169922" office:value-type="float"/>
          <table:table-cell office:value="-0.47706007957458496" office:value-type="float"/>
          <table:table-cell office:value="-0.8659791946411133" office:value-type="float"/>
          <table:table-cell office:value="0.8307278156280518" office:value-type="float"/>
          <table:table-cell office:value="-0.79642122983932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39736908674240116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72228341525238" office:value-type="float"/>
          <table:table-cell office:value="12" office:value-type="float"/>
          <table:table-cell office:value="-0.9271606802940369" office:value-type="float"/>
          <table:table-cell office:value="-0.8123145699501038" office:value-type="float"/>
          <table:table-cell office:value="-0.4769580364227295" office:value-type="float"/>
          <table:table-cell office:value="-0.8659273982048035" office:value-type="float"/>
          <table:table-cell office:value="0.8307530879974365" office:value-type="float"/>
          <table:table-cell office:value="-0.796395182609558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45151810050010684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51821532197704" office:value-type="float"/>
          <table:table-cell office:value="13" office:value-type="float"/>
          <table:table-cell office:value="-0.9445933103561401" office:value-type="float"/>
          <table:table-cell office:value="-0.8533539772033691" office:value-type="float"/>
          <table:table-cell office:value="-0.5414901375770569" office:value-type="float"/>
          <table:table-cell office:value="-0.8957169651985168" office:value-type="float"/>
          <table:table-cell office:value="0.8691318035125732" office:value-type="float"/>
          <table:table-cell office:value="-0.837872445583343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14" office:value-type="float"/>
          <table:table-cell office:value="-0.9446072578430176" office:value-type="float"/>
          <table:table-cell office:value="-0.8532739877700806" office:value-type="float"/>
          <table:table-cell office:value="-0.5413892865180969" office:value-type="float"/>
          <table:table-cell office:value="-0.8956763744354248" office:value-type="float"/>
          <table:table-cell office:value="0.8691532611846924" office:value-type="float"/>
          <table:table-cell office:value="-0.837855637073516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15" office:value-type="float"/>
          <table:table-cell office:value="-0.9579476714134216" office:value-type="float"/>
          <table:table-cell office:value="-0.8866028189659119" office:value-type="float"/>
          <table:table-cell office:value="-0.6060484051704407" office:value-type="float"/>
          <table:table-cell office:value="-0.9193563461303711" office:value-type="float"/>
          <table:table-cell office:value="0.899420976638794" office:value-type="float"/>
          <table:table-cell office:value="-0.871963560581207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16" office:value-type="float"/>
          <table:table-cell office:value="-0.9579476714134216" office:value-type="float"/>
          <table:table-cell office:value="-0.8866028189659119" office:value-type="float"/>
          <table:table-cell office:value="-0.6060484051704407" office:value-type="float"/>
          <table:table-cell office:value="-0.9193563461303711" office:value-type="float"/>
          <table:table-cell office:value="0.899420976638794" office:value-type="float"/>
          <table:table-cell office:value="-0.871963560581207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17" office:value-type="float"/>
          <table:table-cell office:value="-0.9679533839225769" office:value-type="float"/>
          <table:table-cell office:value="-0.9129658341407776" office:value-type="float"/>
          <table:table-cell office:value="-0.6685998439788818" office:value-type="float"/>
          <table:table-cell office:value="-0.9377209544181824" office:value-type="float"/>
          <table:table-cell office:value="0.9228501319885254" office:value-type="float"/>
          <table:table-cell office:value="-0.899396717548370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18" office:value-type="float"/>
          <table:table-cell office:value="-0.9679533839225769" office:value-type="float"/>
          <table:table-cell office:value="-0.9129658341407776" office:value-type="float"/>
          <table:table-cell office:value="-0.6685998439788818" office:value-type="float"/>
          <table:table-cell office:value="-0.9377209544181824" office:value-type="float"/>
          <table:table-cell office:value="0.9228501319885254" office:value-type="float"/>
          <table:table-cell office:value="-0.899396717548370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19" office:value-type="float"/>
          <table:table-cell office:value="-0.97542405128479" office:value-type="float"/>
          <table:table-cell office:value="-0.9333621263504028" office:value-type="float"/>
          <table:table-cell office:value="-0.7270405292510986" office:value-type="float"/>
          <table:table-cell office:value="-0.9517411589622498" office:value-type="float"/>
          <table:table-cell office:value="0.940772533416748" office:value-type="float"/>
          <table:table-cell office:value="-0.921149551868438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20" office:value-type="float"/>
          <table:table-cell office:value="-0.97542405128479" office:value-type="float"/>
          <table:table-cell office:value="-0.9333621263504028" office:value-type="float"/>
          <table:table-cell office:value="-0.7270405292510986" office:value-type="float"/>
          <table:table-cell office:value="-0.9517411589622498" office:value-type="float"/>
          <table:table-cell office:value="0.940772533416748" office:value-type="float"/>
          <table:table-cell office:value="-0.921149551868438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21" office:value-type="float"/>
          <table:table-cell office:value="-0.9810153841972351" office:value-type="float"/>
          <table:table-cell office:value="-0.9489474296569824" office:value-type="float"/>
          <table:table-cell office:value="-0.7797482013702393" office:value-type="float"/>
          <table:table-cell office:value="-0.9624248147010803" office:value-type="float"/>
          <table:table-cell office:value="0.9543788433074951" office:value-type="float"/>
          <table:table-cell office:value="-0.9382231235504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22" office:value-type="float"/>
          <table:table-cell office:value="-0.9810153841972351" office:value-type="float"/>
          <table:table-cell office:value="-0.9489474296569824" office:value-type="float"/>
          <table:table-cell office:value="-0.7797482013702393" office:value-type="float"/>
          <table:table-cell office:value="-0.9624248147010803" office:value-type="float"/>
          <table:table-cell office:value="0.9543788433074951" office:value-type="float"/>
          <table:table-cell office:value="-0.9382231235504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23" office:value-type="float"/>
          <table:table-cell office:value="-0.9852321147918701" office:value-type="float"/>
          <table:table-cell office:value="-0.9607680439949036" office:value-type="float"/>
          <table:table-cell office:value="-0.8257527351379395" office:value-type="float"/>
          <table:table-cell office:value="-0.9705855250358582" office:value-type="float"/>
          <table:table-cell office:value="0.9646826982498169" office:value-type="float"/>
          <table:table-cell office:value="-0.951588571071624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24" office:value-type="float"/>
          <table:table-cell office:value="-0.9852321147918701" office:value-type="float"/>
          <table:table-cell office:value="-0.9607680439949036" office:value-type="float"/>
          <table:table-cell office:value="-0.8257527351379395" office:value-type="float"/>
          <table:table-cell office:value="-0.9705855250358582" office:value-type="float"/>
          <table:table-cell office:value="0.9646826982498169" office:value-type="float"/>
          <table:table-cell office:value="-0.951588571071624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25" office:value-type="float"/>
          <table:table-cell office:value="-0.9884189367294312" office:value-type="float"/>
          <table:table-cell office:value="-0.9696865081787109" office:value-type="float"/>
          <table:table-cell office:value="-0.86441570520401" office:value-type="float"/>
          <table:table-cell office:value="-0.9768226146697998" office:value-type="float"/>
          <table:table-cell office:value="0.972468376159668" office:value-type="float"/>
          <table:table-cell office:value="-0.961966931819915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26" office:value-type="float"/>
          <table:table-cell office:value="-0.9884189367294312" office:value-type="float"/>
          <table:table-cell office:value="-0.9696865081787109" office:value-type="float"/>
          <table:table-cell office:value="-0.86441570520401" office:value-type="float"/>
          <table:table-cell office:value="-0.9768226146697998" office:value-type="float"/>
          <table:table-cell office:value="0.972468376159668" office:value-type="float"/>
          <table:table-cell office:value="-0.961966931819915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27" office:value-type="float"/>
          <table:table-cell office:value="-0.9908316135406494" office:value-type="float"/>
          <table:table-cell office:value="-0.9763914346694946" office:value-type="float"/>
          <table:table-cell office:value="-0.8957385420799255" office:value-type="float"/>
          <table:table-cell office:value="-0.9815883040428162" office:value-type="float"/>
          <table:table-cell office:value="0.9783461093902588" office:value-type="float"/>
          <table:table-cell office:value="-0.969963252544403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28" office:value-type="float"/>
          <table:table-cell office:value="-0.9908316135406494" office:value-type="float"/>
          <table:table-cell office:value="-0.9763914346694946" office:value-type="float"/>
          <table:table-cell office:value="-0.8957385420799255" office:value-type="float"/>
          <table:table-cell office:value="-0.9815883040428162" office:value-type="float"/>
          <table:table-cell office:value="0.9783461093902588" office:value-type="float"/>
          <table:table-cell office:value="-0.969963252544403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29" office:value-type="float"/>
          <table:table-cell office:value="-0.992664635181427" office:value-type="float"/>
          <table:table-cell office:value="-0.9814333319664001" office:value-type="float"/>
          <table:table-cell office:value="-0.9203191995620728" office:value-type="float"/>
          <table:table-cell office:value="-0.9852390289306641" office:value-type="float"/>
          <table:table-cell office:value="0.9827940464019775" office:value-type="float"/>
          <table:table-cell office:value="-0.976097643375396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30" office:value-type="float"/>
          <table:table-cell office:value="-0.992664635181427" office:value-type="float"/>
          <table:table-cell office:value="-0.9814333319664001" office:value-type="float"/>
          <table:table-cell office:value="-0.9203191995620728" office:value-type="float"/>
          <table:table-cell office:value="-0.9852390289306641" office:value-type="float"/>
          <table:table-cell office:value="0.9827940464019775" office:value-type="float"/>
          <table:table-cell office:value="-0.976097643375396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31" office:value-type="float"/>
          <table:table-cell office:value="-0.9940633177757263" office:value-type="float"/>
          <table:table-cell office:value="-0.9852294921875" office:value-type="float"/>
          <table:table-cell office:value="-0.9391765594482422" office:value-type="float"/>
          <table:table-cell office:value="-0.9880473613739014" office:value-type="float"/>
          <table:table-cell office:value="0.986174464225769" office:value-type="float"/>
          <table:table-cell office:value="-0.98080790042877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32" office:value-type="float"/>
          <table:table-cell office:value="-0.9940633177757263" office:value-type="float"/>
          <table:table-cell office:value="-0.9852294921875" office:value-type="float"/>
          <table:table-cell office:value="-0.9391765594482422" office:value-type="float"/>
          <table:table-cell office:value="-0.9880473613739014" office:value-type="float"/>
          <table:table-cell office:value="0.986174464225769" office:value-type="float"/>
          <table:table-cell office:value="-0.98080790042877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33" office:value-type="float"/>
          <table:table-cell office:value="-0.9951390624046326" office:value-type="float"/>
          <table:table-cell office:value="-0.9881059527397156" office:value-type="float"/>
          <table:table-cell office:value="-0.9533963799476624" office:value-type="float"/>
          <table:table-cell office:value="-0.9902224540710449" office:value-type="float"/>
          <table:table-cell office:value="0.9887611865997314" office:value-type="float"/>
          <table:table-cell office:value="-0.984437286853790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34" office:value-type="float"/>
          <table:table-cell office:value="-0.9951390624046326" office:value-type="float"/>
          <table:table-cell office:value="-0.9881059527397156" office:value-type="float"/>
          <table:table-cell office:value="-0.9533963799476624" office:value-type="float"/>
          <table:table-cell office:value="-0.9902224540710449" office:value-type="float"/>
          <table:table-cell office:value="0.9887611865997314" office:value-type="float"/>
          <table:table-cell office:value="-0.984437286853790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35" office:value-type="float"/>
          <table:table-cell office:value="-0.9959734678268433" office:value-type="float"/>
          <table:table-cell office:value="-0.9903009533882141" office:value-type="float"/>
          <table:table-cell office:value="-0.9640347361564636" office:value-type="float"/>
          <table:table-cell office:value="-0.991919994354248" office:value-type="float"/>
          <table:table-cell office:value="0.9907560348510742" office:value-type="float"/>
          <table:table-cell office:value="-0.987246155738830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36" office:value-type="float"/>
          <table:table-cell office:value="-0.9959734678268433" office:value-type="float"/>
          <table:table-cell office:value="-0.9903009533882141" office:value-type="float"/>
          <table:table-cell office:value="-0.9640347361564636" office:value-type="float"/>
          <table:table-cell office:value="-0.991919994354248" office:value-type="float"/>
          <table:table-cell office:value="0.9907560348510742" office:value-type="float"/>
          <table:table-cell office:value="-0.987246155738830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37" office:value-type="float"/>
          <table:table-cell office:value="-0.9966261386871338" office:value-type="float"/>
          <table:table-cell office:value="-0.9919902086257935" office:value-type="float"/>
          <table:table-cell office:value="-0.9719715714454651" office:value-type="float"/>
          <table:table-cell office:value="-0.9932540655136108" office:value-type="float"/>
          <table:table-cell office:value="0.9923069477081299" office:value-type="float"/>
          <table:table-cell office:value="-0.989434480667114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38" office:value-type="float"/>
          <table:table-cell office:value="-0.9966261386871338" office:value-type="float"/>
          <table:table-cell office:value="-0.9919902086257935" office:value-type="float"/>
          <table:table-cell office:value="-0.9719715714454651" office:value-type="float"/>
          <table:table-cell office:value="-0.9932540655136108" office:value-type="float"/>
          <table:table-cell office:value="0.9923069477081299" office:value-type="float"/>
          <table:table-cell office:value="-0.989434480667114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39" office:value-type="float"/>
          <table:table-cell office:value="-0.9971405863761902" office:value-type="float"/>
          <table:table-cell office:value="-0.9933005571365356" office:value-type="float"/>
          <table:table-cell office:value="-0.9778972268104553" office:value-type="float"/>
          <table:table-cell office:value="-0.99430912733078" office:value-type="float"/>
          <table:table-cell office:value="0.9935228824615479" office:value-type="float"/>
          <table:table-cell office:value="-0.991150021553039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40" office:value-type="float"/>
          <table:table-cell office:value="-0.9971405863761902" office:value-type="float"/>
          <table:table-cell office:value="-0.9933005571365356" office:value-type="float"/>
          <table:table-cell office:value="-0.9778972268104553" office:value-type="float"/>
          <table:table-cell office:value="-0.99430912733078" office:value-type="float"/>
          <table:table-cell office:value="0.9935228824615479" office:value-type="float"/>
          <table:table-cell office:value="-0.991150021553039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41" office:value-type="float"/>
          <table:table-cell office:value="-0.9975493550300598" office:value-type="float"/>
          <table:table-cell office:value="-0.9943257570266724" office:value-type="float"/>
          <table:table-cell office:value="-0.982343316078186" office:value-type="float"/>
          <table:table-cell office:value="-0.9951491355895996" office:value-type="float"/>
          <table:table-cell office:value="0.9944843053817749" office:value-type="float"/>
          <table:table-cell office:value="-0.992504477500915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42" office:value-type="float"/>
          <table:table-cell office:value="-0.9975493550300598" office:value-type="float"/>
          <table:table-cell office:value="-0.9943257570266724" office:value-type="float"/>
          <table:table-cell office:value="-0.982343316078186" office:value-type="float"/>
          <table:table-cell office:value="-0.9951491355895996" office:value-type="float"/>
          <table:table-cell office:value="0.9944843053817749" office:value-type="float"/>
          <table:table-cell office:value="-0.992504477500915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43" office:value-type="float"/>
          <table:table-cell office:value="-0.9978768229484558" office:value-type="float"/>
          <table:table-cell office:value="-0.9951352477073669" office:value-type="float"/>
          <table:table-cell office:value="-0.985702395439148" office:value-type="float"/>
          <table:table-cell office:value="-0.9958226084709167" office:value-type="float"/>
          <table:table-cell office:value="0.9952507019042969" office:value-type="float"/>
          <table:table-cell office:value="-0.993580877780914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44" office:value-type="float"/>
          <table:table-cell office:value="-0.9978768229484558" office:value-type="float"/>
          <table:table-cell office:value="-0.9951352477073669" office:value-type="float"/>
          <table:table-cell office:value="-0.985702395439148" office:value-type="float"/>
          <table:table-cell office:value="-0.9958226084709167" office:value-type="float"/>
          <table:table-cell office:value="0.9952507019042969" office:value-type="float"/>
          <table:table-cell office:value="-0.993580877780914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45" office:value-type="float"/>
          <table:table-cell office:value="-0.9981416463851929" office:value-type="float"/>
          <table:table-cell office:value="-0.9957809448242188" office:value-type="float"/>
          <table:table-cell office:value="-0.9882640242576599" office:value-type="float"/>
          <table:table-cell office:value="-0.9963670969009399" office:value-type="float"/>
          <table:table-cell office:value="0.9958674907684326" office:value-type="float"/>
          <table:table-cell office:value="-0.994444131851196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46" office:value-type="float"/>
          <table:table-cell office:value="-0.9981416463851929" office:value-type="float"/>
          <table:table-cell office:value="-0.9957809448242188" office:value-type="float"/>
          <table:table-cell office:value="-0.9882640242576599" office:value-type="float"/>
          <table:table-cell office:value="-0.9963670969009399" office:value-type="float"/>
          <table:table-cell office:value="0.9958674907684326" office:value-type="float"/>
          <table:table-cell office:value="-0.994444131851196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47" office:value-type="float"/>
          <table:table-cell office:value="-0.9983580708503723" office:value-type="float"/>
          <table:table-cell office:value="-0.9963006377220154" office:value-type="float"/>
          <table:table-cell office:value="-0.9902347326278687" office:value-type="float"/>
          <table:table-cell office:value="-0.99681156873703" office:value-type="float"/>
          <table:table-cell office:value="0.9963674545288086" office:value-type="float"/>
          <table:table-cell office:value="-0.995140433311462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48" office:value-type="float"/>
          <table:table-cell office:value="-0.9983580708503723" office:value-type="float"/>
          <table:table-cell office:value="-0.9963006377220154" office:value-type="float"/>
          <table:table-cell office:value="-0.9902347326278687" office:value-type="float"/>
          <table:table-cell office:value="-0.99681156873703" office:value-type="float"/>
          <table:table-cell office:value="0.9963674545288086" office:value-type="float"/>
          <table:table-cell office:value="-0.995140433311462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49" office:value-type="float"/>
          <table:table-cell office:value="-0.9985377192497253" office:value-type="float"/>
          <table:table-cell office:value="-0.9967231750488281" office:value-type="float"/>
          <table:table-cell office:value="-0.9917648434638977" office:value-type="float"/>
          <table:table-cell office:value="-0.9971794486045837" office:value-type="float"/>
          <table:table-cell office:value="0.9967758655548096" office:value-type="float"/>
          <table:table-cell office:value="-0.995705664157867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50" office:value-type="float"/>
          <table:table-cell office:value="-0.9985377192497253" office:value-type="float"/>
          <table:table-cell office:value="-0.9967231750488281" office:value-type="float"/>
          <table:table-cell office:value="-0.9917648434638977" office:value-type="float"/>
          <table:table-cell office:value="-0.9971794486045837" office:value-type="float"/>
          <table:table-cell office:value="0.9967758655548096" office:value-type="float"/>
          <table:table-cell office:value="-0.995705664157867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51" office:value-type="float"/>
          <table:table-cell office:value="-0.9986860752105713" office:value-type="float"/>
          <table:table-cell office:value="-0.9970687031745911" office:value-type="float"/>
          <table:table-cell office:value="-0.9929675459861755" office:value-type="float"/>
          <table:table-cell office:value="-0.9974827170372009" office:value-type="float"/>
          <table:table-cell office:value="0.9971123933792114" office:value-type="float"/>
          <table:table-cell office:value="-0.996169626712799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52" office:value-type="float"/>
          <table:table-cell office:value="-0.9986860752105713" office:value-type="float"/>
          <table:table-cell office:value="-0.9970687031745911" office:value-type="float"/>
          <table:table-cell office:value="-0.9929675459861755" office:value-type="float"/>
          <table:table-cell office:value="-0.9974827170372009" office:value-type="float"/>
          <table:table-cell office:value="0.9971123933792114" office:value-type="float"/>
          <table:table-cell office:value="-0.996169626712799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53" office:value-type="float"/>
          <table:table-cell office:value="-0.9988095760345459" office:value-type="float"/>
          <table:table-cell office:value="-0.997353732585907" office:value-type="float"/>
          <table:table-cell office:value="-0.993922770023346" office:value-type="float"/>
          <table:table-cell office:value="-0.9977346658706665" office:value-type="float"/>
          <table:table-cell office:value="0.9973920583724976" office:value-type="float"/>
          <table:table-cell office:value="-0.996553540229797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54" office:value-type="float"/>
          <table:table-cell office:value="-0.9988095760345459" office:value-type="float"/>
          <table:table-cell office:value="-0.997353732585907" office:value-type="float"/>
          <table:table-cell office:value="-0.993922770023346" office:value-type="float"/>
          <table:table-cell office:value="-0.9977346658706665" office:value-type="float"/>
          <table:table-cell office:value="0.9973920583724976" office:value-type="float"/>
          <table:table-cell office:value="-0.996553540229797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55" office:value-type="float"/>
          <table:table-cell office:value="-0.9989131689071655" office:value-type="float"/>
          <table:table-cell office:value="-0.9975908994674683" office:value-type="float"/>
          <table:table-cell office:value="-0.9946896433830261" office:value-type="float"/>
          <table:table-cell office:value="-0.9979454278945923" office:value-type="float"/>
          <table:table-cell office:value="0.9976263046264648" office:value-type="float"/>
          <table:table-cell office:value="-0.996873617172241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56" office:value-type="float"/>
          <table:table-cell office:value="-0.9989131689071655" office:value-type="float"/>
          <table:table-cell office:value="-0.9975908994674683" office:value-type="float"/>
          <table:table-cell office:value="-0.9946896433830261" office:value-type="float"/>
          <table:table-cell office:value="-0.9979454278945923" office:value-type="float"/>
          <table:table-cell office:value="0.9976263046264648" office:value-type="float"/>
          <table:table-cell office:value="-0.996873617172241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57" office:value-type="float"/>
          <table:table-cell office:value="-0.9990007281303406" office:value-type="float"/>
          <table:table-cell office:value="-0.9977895617485046" office:value-type="float"/>
          <table:table-cell office:value="-0.9953111410140991" office:value-type="float"/>
          <table:table-cell office:value="-0.998123049736023" office:value-type="float"/>
          <table:table-cell office:value="0.9978237152099609" office:value-type="float"/>
          <table:table-cell office:value="-0.997142374515533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58" office:value-type="float"/>
          <table:table-cell office:value="-0.9990007281303406" office:value-type="float"/>
          <table:table-cell office:value="-0.9977895617485046" office:value-type="float"/>
          <table:table-cell office:value="-0.9953111410140991" office:value-type="float"/>
          <table:table-cell office:value="-0.998123049736023" office:value-type="float"/>
          <table:table-cell office:value="0.9978237152099609" office:value-type="float"/>
          <table:table-cell office:value="-0.997142374515533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59" office:value-type="float"/>
          <table:table-cell office:value="-0.9990751147270203" office:value-type="float"/>
          <table:table-cell office:value="-0.9979570508003235" office:value-type="float"/>
          <table:table-cell office:value="-0.9958193302154541" office:value-type="float"/>
          <table:table-cell office:value="-0.9982735514640808" office:value-type="float"/>
          <table:table-cell office:value="0.9979910850524902" office:value-type="float"/>
          <table:table-cell office:value="-0.997369349002838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630709626698311" office:value-type="float"/>
          <table:table-cell office:value="60" office:value-type="float"/>
          <table:table-cell office:value="-0.9990751147270203" office:value-type="float"/>
          <table:table-cell office:value="-0.9979570508003235" office:value-type="float"/>
          <table:table-cell office:value="-0.9958193302154541" office:value-type="float"/>
          <table:table-cell office:value="-0.9982735514640808" office:value-type="float"/>
          <table:table-cell office:value="0.9979910850524902" office:value-type="float"/>
          <table:table-cell office:value="-0.9973693490028381" office:value-type="float"/>
        </table:table-row>
      </table:table>
      <table:table table:name="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1</text:p>
          </table:table-cell>
          <table:table-cell office:value-type="string">
            <text:p>y1</text:p>
          </table:table-cell>
          <table:table-cell office:value-type="string">
            <text:p>z1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office:value-type="string">
            <text:p>z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991285800933837" office:value-type="float"/>
          <table:table-cell office:value="-0.009980995655059815" office:value-type="float"/>
          <table:table-cell office:value="-0.00996160626411438" office:value-type="float"/>
          <table:table-cell office:value="-0.009983943104743957" office:value-type="float"/>
          <table:table-cell office:value="0.00998102068901062" office:value-type="float"/>
          <table:table-cell office:value="-0.009975140094757081" office:value-type="float"/>
          <table:table-cell office:value="0.9429769212783449" office:value-type="float"/>
          <table:table-cell office:value="1" office:value-type="float"/>
          <table:table-cell office:value="-0.9991285800933838" office:value-type="float"/>
          <table:table-cell office:value="-0.9980995655059814" office:value-type="float"/>
          <table:table-cell office:value="-0.996160626411438" office:value-type="float"/>
          <table:table-cell office:value="-0.9983943104743958" office:value-type="float"/>
          <table:table-cell office:value="0.998102068901062" office:value-type="float"/>
          <table:table-cell office:value="-0.997514009475708" office:value-type="float"/>
        </table:table-row>
        <table:table-row>
          <table:table-cell office:value="-0.01998256742954254" office:value-type="float"/>
          <table:table-cell office:value="-0.019961949586868286" office:value-type="float"/>
          <table:table-cell office:value="-0.01992330849170685" office:value-type="float"/>
          <table:table-cell office:value="-0.019967874884605406" office:value-type="float"/>
          <table:table-cell office:value="0.019962066411972047" office:value-type="float"/>
          <table:table-cell office:value="-0.01995032846927643" office:value-type="float"/>
          <table:table-cell office:value="0.9136001621658149" office:value-type="float"/>
          <table:table-cell office:value="2" office:value-type="float"/>
          <table:table-cell office:value="-0.9991281628608704" office:value-type="float"/>
          <table:table-cell office:value="-0.9980953931808472" office:value-type="float"/>
          <table:table-cell office:value="-0.9961702227592468" office:value-type="float"/>
          <table:table-cell office:value="-0.998393177986145" office:value-type="float"/>
          <table:table-cell office:value="0.9981045722961426" office:value-type="float"/>
          <table:table-cell office:value="-0.9975188374519348" office:value-type="float"/>
        </table:table-row>
        <table:table-row>
          <table:table-cell office:value="-0.029974393248558044" office:value-type="float"/>
          <table:table-cell office:value="-0.029944072365760806" office:value-type="float"/>
          <table:table-cell office:value="-0.0298886251449585" office:value-type="float"/>
          <table:table-cell office:value="-0.029952893257141112" office:value-type="float"/>
          <table:table-cell office:value="0.02994437098503113" office:value-type="float"/>
          <table:table-cell office:value="-0.029927227497100833" office:value-type="float"/>
          <table:table-cell office:value="0.8810571781436187" office:value-type="float"/>
          <table:table-cell office:value="3" office:value-type="float"/>
          <table:table-cell office:value="-0.9991825819015503" office:value-type="float"/>
          <table:table-cell office:value="-0.9982122778892517" office:value-type="float"/>
          <table:table-cell office:value="-0.9965316653251648" office:value-type="float"/>
          <table:table-cell office:value="-0.9985018372535706" office:value-type="float"/>
          <table:table-cell office:value="0.9982304573059082" office:value-type="float"/>
          <table:table-cell office:value="-0.9976899027824402" office:value-type="float"/>
        </table:table-row>
        <table:table-row>
          <table:table-cell office:value="-0.039966245889663694" office:value-type="float"/>
          <table:table-cell office:value="-0.039926214814186095" office:value-type="float"/>
          <table:table-cell office:value="-0.03985414981842041" office:value-type="float"/>
          <table:table-cell office:value="-0.03993794798851013" office:value-type="float"/>
          <table:table-cell office:value="0.03992676138877869" office:value-type="float"/>
          <table:table-cell office:value="-0.039904248714447026" office:value-type="float"/>
          <table:table-cell office:value="0.8475329433136389" office:value-type="float"/>
          <table:table-cell office:value="4" office:value-type="float"/>
          <table:table-cell office:value="-0.9991852641105652" office:value-type="float"/>
          <table:table-cell office:value="-0.9982142448425293" office:value-type="float"/>
          <table:table-cell office:value="-0.9965524673461914" office:value-type="float"/>
          <table:table-cell office:value="-0.9985054731369019" office:value-type="float"/>
          <table:table-cell office:value="0.9982390403747559" office:value-type="float"/>
          <table:table-cell office:value="-0.9977021217346191" office:value-type="float"/>
        </table:table-row>
        <table:table-row>
          <table:table-cell office:value="-0.04995861530303955" office:value-type="float"/>
          <table:table-cell office:value="-0.04990945518016815" office:value-type="float"/>
          <table:table-cell office:value="-0.04982285916805268" office:value-type="float"/>
          <table:table-cell office:value="-0.04992401361465454" office:value-type="float"/>
          <table:table-cell office:value="0.049910330772399904" office:value-type="float"/>
          <table:table-cell office:value="-0.04988285243511201" office:value-type="float"/>
          <table:table-cell office:value="0.8135925439839284" office:value-type="float"/>
          <table:table-cell office:value="5" office:value-type="float"/>
          <table:table-cell office:value="-0.9992369413375854" office:value-type="float"/>
          <table:table-cell office:value="-0.9983240365982056" office:value-type="float"/>
          <table:table-cell office:value="-0.9968709349632263" office:value-type="float"/>
          <table:table-cell office:value="-0.9986065626144409" office:value-type="float"/>
          <table:table-cell office:value="0.9983569383621216" office:value-type="float"/>
          <table:table-cell office:value="-0.997860372066497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6" office:value-type="float"/>
          <table:table-cell office:value="-0.9992426633834839" office:value-type="float"/>
          <table:table-cell office:value="-0.998332679271698" office:value-type="float"/>
          <table:table-cell office:value="-0.9968996047973633" office:value-type="float"/>
          <table:table-cell office:value="-0.9986153841018677" office:value-type="float"/>
          <table:table-cell office:value="0.9983713626861572" office:value-type="float"/>
          <table:table-cell office:value="-0.997879385948181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7" office:value-type="float"/>
          <table:table-cell office:value="-0.9992838501930237" office:value-type="float"/>
          <table:table-cell office:value="-0.9984227418899536" office:value-type="float"/>
          <table:table-cell office:value="-0.9971453547477722" office:value-type="float"/>
          <table:table-cell office:value="-0.9986975193023682" office:value-type="float"/>
          <table:table-cell office:value="0.9984631538391113" office:value-type="float"/>
          <table:table-cell office:value="-0.998001813888549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8" office:value-type="float"/>
          <table:table-cell office:value="-0.9992838501930237" office:value-type="float"/>
          <table:table-cell office:value="-0.9984227418899536" office:value-type="float"/>
          <table:table-cell office:value="-0.9971453547477722" office:value-type="float"/>
          <table:table-cell office:value="-0.9986975193023682" office:value-type="float"/>
          <table:table-cell office:value="0.9984631538391113" office:value-type="float"/>
          <table:table-cell office:value="-0.998001813888549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9" office:value-type="float"/>
          <table:table-cell office:value="-0.9993197321891785" office:value-type="float"/>
          <table:table-cell office:value="-0.9985009431838989" office:value-type="float"/>
          <table:table-cell office:value="-0.9973538517951965" office:value-type="float"/>
          <table:table-cell office:value="-0.9987689256668091" office:value-type="float"/>
          <table:table-cell office:value="0.9985430240631104" office:value-type="float"/>
          <table:table-cell office:value="-0.9981079101562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10" office:value-type="float"/>
          <table:table-cell office:value="-0.9993197321891785" office:value-type="float"/>
          <table:table-cell office:value="-0.9985009431838989" office:value-type="float"/>
          <table:table-cell office:value="-0.9973538517951965" office:value-type="float"/>
          <table:table-cell office:value="-0.9987689256668091" office:value-type="float"/>
          <table:table-cell office:value="0.9985430240631104" office:value-type="float"/>
          <table:table-cell office:value="-0.9981079101562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11" office:value-type="float"/>
          <table:table-cell office:value="-0.9993512630462646" office:value-type="float"/>
          <table:table-cell office:value="-0.998569130897522" office:value-type="float"/>
          <table:table-cell office:value="-0.9975321292877197" office:value-type="float"/>
          <table:table-cell office:value="-0.9988314509391785" office:value-type="float"/>
          <table:table-cell office:value="0.9986131191253662" office:value-type="float"/>
          <table:table-cell office:value="-0.998200416564941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12" office:value-type="float"/>
          <table:table-cell office:value="-0.9993512630462646" office:value-type="float"/>
          <table:table-cell office:value="-0.998569130897522" office:value-type="float"/>
          <table:table-cell office:value="-0.9975321292877197" office:value-type="float"/>
          <table:table-cell office:value="-0.9988314509391785" office:value-type="float"/>
          <table:table-cell office:value="0.9986131191253662" office:value-type="float"/>
          <table:table-cell office:value="-0.998200416564941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13" office:value-type="float"/>
          <table:table-cell office:value="-0.99937903881073" office:value-type="float"/>
          <table:table-cell office:value="-0.9986289739608765" office:value-type="float"/>
          <table:table-cell office:value="-0.9976853132247925" office:value-type="float"/>
          <table:table-cell office:value="-0.9988864064216614" office:value-type="float"/>
          <table:table-cell office:value="0.9986746311187744" office:value-type="float"/>
          <table:table-cell office:value="-0.998281359672546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14" office:value-type="float"/>
          <table:table-cell office:value="-0.99937903881073" office:value-type="float"/>
          <table:table-cell office:value="-0.9986289739608765" office:value-type="float"/>
          <table:table-cell office:value="-0.9976853132247925" office:value-type="float"/>
          <table:table-cell office:value="-0.9988864064216614" office:value-type="float"/>
          <table:table-cell office:value="0.9986746311187744" office:value-type="float"/>
          <table:table-cell office:value="-0.998281359672546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15" office:value-type="float"/>
          <table:table-cell office:value="-0.9994035959243774" office:value-type="float"/>
          <table:table-cell office:value="-0.9986816048622131" office:value-type="float"/>
          <table:table-cell office:value="-0.9978176355361938" office:value-type="float"/>
          <table:table-cell office:value="-0.998934805393219" office:value-type="float"/>
          <table:table-cell office:value="0.9987289905548096" office:value-type="float"/>
          <table:table-cell office:value="-0.998352408409118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16" office:value-type="float"/>
          <table:table-cell office:value="-0.9994035959243774" office:value-type="float"/>
          <table:table-cell office:value="-0.9986816048622131" office:value-type="float"/>
          <table:table-cell office:value="-0.9978176355361938" office:value-type="float"/>
          <table:table-cell office:value="-0.998934805393219" office:value-type="float"/>
          <table:table-cell office:value="0.9987289905548096" office:value-type="float"/>
          <table:table-cell office:value="-0.998352408409118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17" office:value-type="float"/>
          <table:table-cell office:value="-0.9994253516197205" office:value-type="float"/>
          <table:table-cell office:value="-0.9987280368804932" office:value-type="float"/>
          <table:table-cell office:value="-0.9979324340820312" office:value-type="float"/>
          <table:table-cell office:value="-0.9989776611328125" office:value-type="float"/>
          <table:table-cell office:value="0.9987771511077881" office:value-type="float"/>
          <table:table-cell office:value="-0.998414993286132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18" office:value-type="float"/>
          <table:table-cell office:value="-0.9994253516197205" office:value-type="float"/>
          <table:table-cell office:value="-0.9987280368804932" office:value-type="float"/>
          <table:table-cell office:value="-0.9979324340820312" office:value-type="float"/>
          <table:table-cell office:value="-0.9989776611328125" office:value-type="float"/>
          <table:table-cell office:value="0.9987771511077881" office:value-type="float"/>
          <table:table-cell office:value="-0.998414993286132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19" office:value-type="float"/>
          <table:table-cell office:value="-0.9994447827339172" office:value-type="float"/>
          <table:table-cell office:value="-0.9987691640853882" office:value-type="float"/>
          <table:table-cell office:value="-0.9980325102806091" office:value-type="float"/>
          <table:table-cell office:value="-0.9990158081054688" office:value-type="float"/>
          <table:table-cell office:value="0.9988198280334473" office:value-type="float"/>
          <table:table-cell office:value="-0.998470306396484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20" office:value-type="float"/>
          <table:table-cell office:value="-0.9994447827339172" office:value-type="float"/>
          <table:table-cell office:value="-0.9987691640853882" office:value-type="float"/>
          <table:table-cell office:value="-0.9980325102806091" office:value-type="float"/>
          <table:table-cell office:value="-0.9990158081054688" office:value-type="float"/>
          <table:table-cell office:value="0.9988198280334473" office:value-type="float"/>
          <table:table-cell office:value="-0.998470306396484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21" office:value-type="float"/>
          <table:table-cell office:value="-0.9994621276855469" office:value-type="float"/>
          <table:table-cell office:value="-0.9988057613372803" office:value-type="float"/>
          <table:table-cell office:value="-0.9981201887130737" office:value-type="float"/>
          <table:table-cell office:value="-0.9990497827529907" office:value-type="float"/>
          <table:table-cell office:value="0.9988580942153931" office:value-type="float"/>
          <table:table-cell office:value="-0.998519361019134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22" office:value-type="float"/>
          <table:table-cell office:value="-0.9994621276855469" office:value-type="float"/>
          <table:table-cell office:value="-0.9988057613372803" office:value-type="float"/>
          <table:table-cell office:value="-0.9981201887130737" office:value-type="float"/>
          <table:table-cell office:value="-0.9990497827529907" office:value-type="float"/>
          <table:table-cell office:value="0.9988580942153931" office:value-type="float"/>
          <table:table-cell office:value="-0.998519361019134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23" office:value-type="float"/>
          <table:table-cell office:value="-0.999477744102478" office:value-type="float"/>
          <table:table-cell office:value="-0.9988383650779724" office:value-type="float"/>
          <table:table-cell office:value="-0.998197078704834" office:value-type="float"/>
          <table:table-cell office:value="-0.9990801215171814" office:value-type="float"/>
          <table:table-cell office:value="0.9988921880722046" office:value-type="float"/>
          <table:table-cell office:value="-0.998562932014465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24" office:value-type="float"/>
          <table:table-cell office:value="-0.999477744102478" office:value-type="float"/>
          <table:table-cell office:value="-0.9988383650779724" office:value-type="float"/>
          <table:table-cell office:value="-0.998197078704834" office:value-type="float"/>
          <table:table-cell office:value="-0.9990801215171814" office:value-type="float"/>
          <table:table-cell office:value="0.9988921880722046" office:value-type="float"/>
          <table:table-cell office:value="-0.998562932014465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25" office:value-type="float"/>
          <table:table-cell office:value="-0.9994917511940002" office:value-type="float"/>
          <table:table-cell office:value="-0.9988675117492676" office:value-type="float"/>
          <table:table-cell office:value="-0.9982649087905884" office:value-type="float"/>
          <table:table-cell office:value="-0.9991074204444885" office:value-type="float"/>
          <table:table-cell office:value="0.9989228248596191" office:value-type="float"/>
          <table:table-cell office:value="-0.998601734638214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26" office:value-type="float"/>
          <table:table-cell office:value="-0.9994917511940002" office:value-type="float"/>
          <table:table-cell office:value="-0.9988675117492676" office:value-type="float"/>
          <table:table-cell office:value="-0.9982649087905884" office:value-type="float"/>
          <table:table-cell office:value="-0.9991074204444885" office:value-type="float"/>
          <table:table-cell office:value="0.9989228248596191" office:value-type="float"/>
          <table:table-cell office:value="-0.998601734638214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27" office:value-type="float"/>
          <table:table-cell office:value="-0.9995044469833374" office:value-type="float"/>
          <table:table-cell office:value="-0.998893678188324" office:value-type="float"/>
          <table:table-cell office:value="-0.9983248710632324" office:value-type="float"/>
          <table:table-cell office:value="-0.9991320371627808" office:value-type="float"/>
          <table:table-cell office:value="0.9989504814147949" office:value-type="float"/>
          <table:table-cell office:value="-0.998636424541473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28" office:value-type="float"/>
          <table:table-cell office:value="-0.9995044469833374" office:value-type="float"/>
          <table:table-cell office:value="-0.998893678188324" office:value-type="float"/>
          <table:table-cell office:value="-0.9983248710632324" office:value-type="float"/>
          <table:table-cell office:value="-0.9991320371627808" office:value-type="float"/>
          <table:table-cell office:value="0.9989504814147949" office:value-type="float"/>
          <table:table-cell office:value="-0.998636424541473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29" office:value-type="float"/>
          <table:table-cell office:value="-0.999515950679779" office:value-type="float"/>
          <table:table-cell office:value="-0.9989171624183655" office:value-type="float"/>
          <table:table-cell office:value="-0.9983780384063721" office:value-type="float"/>
          <table:table-cell office:value="-0.9991543292999268" office:value-type="float"/>
          <table:table-cell office:value="0.9989755153656006" office:value-type="float"/>
          <table:table-cell office:value="-0.998667538166046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30" office:value-type="float"/>
          <table:table-cell office:value="-0.999515950679779" office:value-type="float"/>
          <table:table-cell office:value="-0.9989171624183655" office:value-type="float"/>
          <table:table-cell office:value="-0.9983780384063721" office:value-type="float"/>
          <table:table-cell office:value="-0.9991543292999268" office:value-type="float"/>
          <table:table-cell office:value="0.9989755153656006" office:value-type="float"/>
          <table:table-cell office:value="-0.998667538166046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31" office:value-type="float"/>
          <table:table-cell office:value="-0.9995264410972595" office:value-type="float"/>
          <table:table-cell office:value="-0.998938262462616" office:value-type="float"/>
          <table:table-cell office:value="-0.9984252452850342" office:value-type="float"/>
          <table:table-cell office:value="-0.9991745948791504" office:value-type="float"/>
          <table:table-cell office:value="0.9989984035491943" office:value-type="float"/>
          <table:table-cell office:value="-0.998695492744445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32" office:value-type="float"/>
          <table:table-cell office:value="-0.9995264410972595" office:value-type="float"/>
          <table:table-cell office:value="-0.998938262462616" office:value-type="float"/>
          <table:table-cell office:value="-0.9984252452850342" office:value-type="float"/>
          <table:table-cell office:value="-0.9991745948791504" office:value-type="float"/>
          <table:table-cell office:value="0.9989984035491943" office:value-type="float"/>
          <table:table-cell office:value="-0.998695492744445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33" office:value-type="float"/>
          <table:table-cell office:value="-0.9995360374450684" office:value-type="float"/>
          <table:table-cell office:value="-0.9989573359489441" office:value-type="float"/>
          <table:table-cell office:value="-0.9984671473503113" office:value-type="float"/>
          <table:table-cell office:value="-0.9991930723190308" office:value-type="float"/>
          <table:table-cell office:value="0.9990191459655762" office:value-type="float"/>
          <table:table-cell office:value="-0.99872064590454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34" office:value-type="float"/>
          <table:table-cell office:value="-0.9995360374450684" office:value-type="float"/>
          <table:table-cell office:value="-0.9989573359489441" office:value-type="float"/>
          <table:table-cell office:value="-0.9984671473503113" office:value-type="float"/>
          <table:table-cell office:value="-0.9991930723190308" office:value-type="float"/>
          <table:table-cell office:value="0.9990191459655762" office:value-type="float"/>
          <table:table-cell office:value="-0.99872064590454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35" office:value-type="float"/>
          <table:table-cell office:value="-0.9995447993278503" office:value-type="float"/>
          <table:table-cell office:value="-0.9989745020866394" office:value-type="float"/>
          <table:table-cell office:value="-0.9985045194625854" office:value-type="float"/>
          <table:table-cell office:value="-0.9992099404335022" office:value-type="float"/>
          <table:table-cell office:value="0.9990382194519043" office:value-type="float"/>
          <table:table-cell office:value="-0.998743355274200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36" office:value-type="float"/>
          <table:table-cell office:value="-0.9995447993278503" office:value-type="float"/>
          <table:table-cell office:value="-0.9989745020866394" office:value-type="float"/>
          <table:table-cell office:value="-0.9985045194625854" office:value-type="float"/>
          <table:table-cell office:value="-0.9992099404335022" office:value-type="float"/>
          <table:table-cell office:value="0.9990382194519043" office:value-type="float"/>
          <table:table-cell office:value="-0.998743355274200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37" office:value-type="float"/>
          <table:table-cell office:value="-0.999552845954895" office:value-type="float"/>
          <table:table-cell office:value="-0.9989898800849915" office:value-type="float"/>
          <table:table-cell office:value="-0.9985377192497253" office:value-type="float"/>
          <table:table-cell office:value="-0.9992254376411438" office:value-type="float"/>
          <table:table-cell office:value="0.9990556240081787" office:value-type="float"/>
          <table:table-cell office:value="-0.998763859272003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38" office:value-type="float"/>
          <table:table-cell office:value="-0.999552845954895" office:value-type="float"/>
          <table:table-cell office:value="-0.9989898800849915" office:value-type="float"/>
          <table:table-cell office:value="-0.9985377192497253" office:value-type="float"/>
          <table:table-cell office:value="-0.9992254376411438" office:value-type="float"/>
          <table:table-cell office:value="0.9990556240081787" office:value-type="float"/>
          <table:table-cell office:value="-0.998763859272003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39" office:value-type="float"/>
          <table:table-cell office:value="-0.9995602369308472" office:value-type="float"/>
          <table:table-cell office:value="-0.9990037679672241" office:value-type="float"/>
          <table:table-cell office:value="-0.9985674619674683" office:value-type="float"/>
          <table:table-cell office:value="-0.9992396235466003" office:value-type="float"/>
          <table:table-cell office:value="0.9990715980529785" office:value-type="float"/>
          <table:table-cell office:value="-0.998782336711883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40" office:value-type="float"/>
          <table:table-cell office:value="-0.9995602369308472" office:value-type="float"/>
          <table:table-cell office:value="-0.9990037679672241" office:value-type="float"/>
          <table:table-cell office:value="-0.9985674619674683" office:value-type="float"/>
          <table:table-cell office:value="-0.9992396235466003" office:value-type="float"/>
          <table:table-cell office:value="0.9990715980529785" office:value-type="float"/>
          <table:table-cell office:value="-0.998782336711883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41" office:value-type="float"/>
          <table:table-cell office:value="-0.9995670914649963" office:value-type="float"/>
          <table:table-cell office:value="-0.9990162253379822" office:value-type="float"/>
          <table:table-cell office:value="-0.9985940456390381" office:value-type="float"/>
          <table:table-cell office:value="-0.9992527365684509" office:value-type="float"/>
          <table:table-cell office:value="0.9990862607955933" office:value-type="float"/>
          <table:table-cell office:value="-0.998799085617065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42" office:value-type="float"/>
          <table:table-cell office:value="-0.9995670914649963" office:value-type="float"/>
          <table:table-cell office:value="-0.9990162253379822" office:value-type="float"/>
          <table:table-cell office:value="-0.9985940456390381" office:value-type="float"/>
          <table:table-cell office:value="-0.9992527365684509" office:value-type="float"/>
          <table:table-cell office:value="0.9990862607955933" office:value-type="float"/>
          <table:table-cell office:value="-0.998799085617065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43" office:value-type="float"/>
          <table:table-cell office:value="-0.9995734095573425" office:value-type="float"/>
          <table:table-cell office:value="-0.9990274906158447" office:value-type="float"/>
          <table:table-cell office:value="-0.9986178278923035" office:value-type="float"/>
          <table:table-cell office:value="-0.9992648959159851" office:value-type="float"/>
          <table:table-cell office:value="0.9990999698638916" office:value-type="float"/>
          <table:table-cell office:value="-0.998814284801483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44" office:value-type="float"/>
          <table:table-cell office:value="-0.9995734095573425" office:value-type="float"/>
          <table:table-cell office:value="-0.9990274906158447" office:value-type="float"/>
          <table:table-cell office:value="-0.9986178278923035" office:value-type="float"/>
          <table:table-cell office:value="-0.9992648959159851" office:value-type="float"/>
          <table:table-cell office:value="0.9990999698638916" office:value-type="float"/>
          <table:table-cell office:value="-0.998814284801483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45" office:value-type="float"/>
          <table:table-cell office:value="-0.9995792508125305" office:value-type="float"/>
          <table:table-cell office:value="-0.9990375638008118" office:value-type="float"/>
          <table:table-cell office:value="-0.9986391067504883" office:value-type="float"/>
          <table:table-cell office:value="-0.9992762207984924" office:value-type="float"/>
          <table:table-cell office:value="0.999112606048584" office:value-type="float"/>
          <table:table-cell office:value="-0.998828053474426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46" office:value-type="float"/>
          <table:table-cell office:value="-0.9995792508125305" office:value-type="float"/>
          <table:table-cell office:value="-0.9990375638008118" office:value-type="float"/>
          <table:table-cell office:value="-0.9986391067504883" office:value-type="float"/>
          <table:table-cell office:value="-0.9992762207984924" office:value-type="float"/>
          <table:table-cell office:value="0.999112606048584" office:value-type="float"/>
          <table:table-cell office:value="-0.998828053474426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47" office:value-type="float"/>
          <table:table-cell office:value="-0.9995847344398499" office:value-type="float"/>
          <table:table-cell office:value="-0.9990466833114624" office:value-type="float"/>
          <table:table-cell office:value="-0.9986581802368164" office:value-type="float"/>
          <table:table-cell office:value="-0.9992867112159729" office:value-type="float"/>
          <table:table-cell office:value="0.99912428855896" office:value-type="float"/>
          <table:table-cell office:value="-0.998840510845184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48" office:value-type="float"/>
          <table:table-cell office:value="-0.9995847344398499" office:value-type="float"/>
          <table:table-cell office:value="-0.9990466833114624" office:value-type="float"/>
          <table:table-cell office:value="-0.9986581802368164" office:value-type="float"/>
          <table:table-cell office:value="-0.9992867112159729" office:value-type="float"/>
          <table:table-cell office:value="0.99912428855896" office:value-type="float"/>
          <table:table-cell office:value="-0.998840510845184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49" office:value-type="float"/>
          <table:table-cell office:value="-0.9995898604393005" office:value-type="float"/>
          <table:table-cell office:value="-0.9990548491477966" office:value-type="float"/>
          <table:table-cell office:value="-0.9986752867698669" office:value-type="float"/>
          <table:table-cell office:value="-0.9992965459823608" office:value-type="float"/>
          <table:table-cell office:value="0.9991353750228882" office:value-type="float"/>
          <table:table-cell office:value="-0.998851835727691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50" office:value-type="float"/>
          <table:table-cell office:value="-0.9995898604393005" office:value-type="float"/>
          <table:table-cell office:value="-0.9990548491477966" office:value-type="float"/>
          <table:table-cell office:value="-0.9986752867698669" office:value-type="float"/>
          <table:table-cell office:value="-0.9992965459823608" office:value-type="float"/>
          <table:table-cell office:value="0.9991353750228882" office:value-type="float"/>
          <table:table-cell office:value="-0.998851835727691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51" office:value-type="float"/>
          <table:table-cell office:value="-0.9995946884155273" office:value-type="float"/>
          <table:table-cell office:value="-0.999062180519104" office:value-type="float"/>
          <table:table-cell office:value="-0.998690664768219" office:value-type="float"/>
          <table:table-cell office:value="-0.9993057250976562" office:value-type="float"/>
          <table:table-cell office:value="0.9991457462310791" office:value-type="float"/>
          <table:table-cell office:value="-0.998862147331237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52" office:value-type="float"/>
          <table:table-cell office:value="-0.9995946884155273" office:value-type="float"/>
          <table:table-cell office:value="-0.999062180519104" office:value-type="float"/>
          <table:table-cell office:value="-0.998690664768219" office:value-type="float"/>
          <table:table-cell office:value="-0.9993057250976562" office:value-type="float"/>
          <table:table-cell office:value="0.9991457462310791" office:value-type="float"/>
          <table:table-cell office:value="-0.998862147331237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53" office:value-type="float"/>
          <table:table-cell office:value="-0.9995992183685303" office:value-type="float"/>
          <table:table-cell office:value="-0.9990687966346741" office:value-type="float"/>
          <table:table-cell office:value="-0.9987044930458069" office:value-type="float"/>
          <table:table-cell office:value="-0.9993144273757935" office:value-type="float"/>
          <table:table-cell office:value="0.9991555213928223" office:value-type="float"/>
          <table:table-cell office:value="-0.998871743679046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54" office:value-type="float"/>
          <table:table-cell office:value="-0.9995992183685303" office:value-type="float"/>
          <table:table-cell office:value="-0.9990687966346741" office:value-type="float"/>
          <table:table-cell office:value="-0.9987044930458069" office:value-type="float"/>
          <table:table-cell office:value="-0.9993144273757935" office:value-type="float"/>
          <table:table-cell office:value="0.9991555213928223" office:value-type="float"/>
          <table:table-cell office:value="-0.998871743679046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55" office:value-type="float"/>
          <table:table-cell office:value="-0.9996035099029541" office:value-type="float"/>
          <table:table-cell office:value="-0.9990748167037964" office:value-type="float"/>
          <table:table-cell office:value="-0.9987170696258545" office:value-type="float"/>
          <table:table-cell office:value="-0.9993226528167725" office:value-type="float"/>
          <table:table-cell office:value="0.9991648197174072" office:value-type="float"/>
          <table:table-cell office:value="-0.998880565166473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56" office:value-type="float"/>
          <table:table-cell office:value="-0.9996035099029541" office:value-type="float"/>
          <table:table-cell office:value="-0.9990748167037964" office:value-type="float"/>
          <table:table-cell office:value="-0.9987170696258545" office:value-type="float"/>
          <table:table-cell office:value="-0.9993226528167725" office:value-type="float"/>
          <table:table-cell office:value="0.9991648197174072" office:value-type="float"/>
          <table:table-cell office:value="-0.998880565166473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57" office:value-type="float"/>
          <table:table-cell office:value="-0.9996076226234436" office:value-type="float"/>
          <table:table-cell office:value="-0.999080240726471" office:value-type="float"/>
          <table:table-cell office:value="-0.9987283945083618" office:value-type="float"/>
          <table:table-cell office:value="-0.9993305206298828" office:value-type="float"/>
          <table:table-cell office:value="0.9991737604141235" office:value-type="float"/>
          <table:table-cell office:value="-0.998888790607452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58" office:value-type="float"/>
          <table:table-cell office:value="-0.9996076226234436" office:value-type="float"/>
          <table:table-cell office:value="-0.999080240726471" office:value-type="float"/>
          <table:table-cell office:value="-0.9987283945083618" office:value-type="float"/>
          <table:table-cell office:value="-0.9993305206298828" office:value-type="float"/>
          <table:table-cell office:value="0.9991737604141235" office:value-type="float"/>
          <table:table-cell office:value="-0.998888790607452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59" office:value-type="float"/>
          <table:table-cell office:value="-0.9996115565299988" office:value-type="float"/>
          <table:table-cell office:value="-0.9990852475166321" office:value-type="float"/>
          <table:table-cell office:value="-0.998738706111908" office:value-type="float"/>
          <table:table-cell office:value="-0.9993380904197693" office:value-type="float"/>
          <table:table-cell office:value="0.9991822242736816" office:value-type="float"/>
          <table:table-cell office:value="-0.998896479606628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2619927302049" office:value-type="float"/>
          <table:table-cell office:value="60" office:value-type="float"/>
          <table:table-cell office:value="-0.9996115565299988" office:value-type="float"/>
          <table:table-cell office:value="-0.9990852475166321" office:value-type="float"/>
          <table:table-cell office:value="-0.998738706111908" office:value-type="float"/>
          <table:table-cell office:value="-0.9993380904197693" office:value-type="float"/>
          <table:table-cell office:value="0.9991822242736816" office:value-type="float"/>
          <table:table-cell office:value="-0.9988964796066284" office:value-type="float"/>
        </table:table-row>
      </table:table>
      <table:table table:name="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1</text:p>
          </table:table-cell>
          <table:table-cell office:value-type="string">
            <text:p>y1</text:p>
          </table:table-cell>
          <table:table-cell office:value-type="string">
            <text:p>z1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office:value-type="string">
            <text:p>z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995917677879334" office:value-type="float"/>
          <table:table-cell office:value="-0.009990516304969789" office:value-type="float"/>
          <table:table-cell office:value="-0.009986664652824401" office:value-type="float"/>
          <table:table-cell office:value="-0.009993016719818115" office:value-type="float"/>
          <table:table-cell office:value="0.009991300106048585" office:value-type="float"/>
          <table:table-cell office:value="-0.00998829185962677" office:value-type="float"/>
          <table:table-cell office:value="0.9693604772461764" office:value-type="float"/>
          <table:table-cell office:value="1" office:value-type="float"/>
          <table:table-cell office:value="-0.9995917677879333" office:value-type="float"/>
          <table:table-cell office:value="-0.9990516304969788" office:value-type="float"/>
          <table:table-cell office:value="-0.9986664652824402" office:value-type="float"/>
          <table:table-cell office:value="-0.9993016719818115" office:value-type="float"/>
          <table:table-cell office:value="0.9991300106048584" office:value-type="float"/>
          <table:table-cell office:value="-0.998829185962677" office:value-type="float"/>
        </table:table-row>
        <table:table-row>
          <table:table-cell office:value="-0.01999186098575592" office:value-type="float"/>
          <table:table-cell office:value="-0.019981060028076175" office:value-type="float"/>
          <table:table-cell office:value="-0.019973424673080442" office:value-type="float"/>
          <table:table-cell office:value="-0.019986082315444947" office:value-type="float"/>
          <table:table-cell office:value="0.019982671737670897" office:value-type="float"/>
          <table:table-cell office:value="-0.019976675510406494" office:value-type="float"/>
          <table:table-cell office:value="0.9371125317167318" office:value-type="float"/>
          <table:table-cell office:value="2" office:value-type="float"/>
          <table:table-cell office:value="-0.9995943307876587" office:value-type="float"/>
          <table:table-cell office:value="-0.9990543723106384" office:value-type="float"/>
          <table:table-cell office:value="-0.9986760020256042" office:value-type="float"/>
          <table:table-cell office:value="-0.9993065595626831" office:value-type="float"/>
          <table:table-cell office:value="0.9991371631622314" office:value-type="float"/>
          <table:table-cell office:value="-0.9988383650779724" office:value-type="float"/>
        </table:table-row>
        <table:table-row>
          <table:table-cell office:value="-0.029987867474555972" office:value-type="float"/>
          <table:table-cell office:value="-0.029971675872802736" office:value-type="float"/>
          <table:table-cell office:value="-0.029960372447967527" office:value-type="float"/>
          <table:table-cell office:value="-0.02997926712036133" office:value-type="float"/>
          <table:table-cell office:value="0.029974195957183834" office:value-type="float"/>
          <table:table-cell office:value="-0.02996522009372711" office:value-type="float"/>
          <table:table-cell office:value="0.903036641191683" office:value-type="float"/>
          <table:table-cell office:value="3" office:value-type="float"/>
          <table:table-cell office:value="-0.9996006488800049" office:value-type="float"/>
          <table:table-cell office:value="-0.9990615844726562" office:value-type="float"/>
          <table:table-cell office:value="-0.9986947774887085" office:value-type="float"/>
          <table:table-cell office:value="-0.9993184804916382" office:value-type="float"/>
          <table:table-cell office:value="0.999152421951294" office:value-type="float"/>
          <table:table-cell office:value="-0.9988544583320618" office:value-type="float"/>
        </table:table-row>
        <table:table-row>
          <table:table-cell office:value="-0.039983918070793156" office:value-type="float"/>
          <table:table-cell office:value="-0.03996235489845276" office:value-type="float"/>
          <table:table-cell office:value="-0.039947467446327205" office:value-type="float"/>
          <table:table-cell office:value="-0.039972530603408815" office:value-type="float"/>
          <table:table-cell office:value="0.03996582984924316" office:value-type="float"/>
          <table:table-cell office:value="-0.03995390176773071" office:value-type="float"/>
          <table:table-cell office:value="0.8686733761072242" office:value-type="float"/>
          <table:table-cell office:value="4" office:value-type="float"/>
          <table:table-cell office:value="-0.9996050596237183" office:value-type="float"/>
          <table:table-cell office:value="-0.9990679025650024" office:value-type="float"/>
          <table:table-cell office:value="-0.998709499835968" office:value-type="float"/>
          <table:table-cell office:value="-0.9993263483047485" office:value-type="float"/>
          <table:table-cell office:value="0.9991633892059326" office:value-type="float"/>
          <table:table-cell office:value="-0.9988681674003601" office:value-type="float"/>
        </table:table-row>
        <table:table-row>
          <table:table-cell office:value="-0.04998005390167237" office:value-type="float"/>
          <table:table-cell office:value="-0.0499531501531601" office:value-type="float"/>
          <table:table-cell office:value="-0.04993480443954467" office:value-type="float"/>
          <table:table-cell office:value="-0.049965949654579164" office:value-type="float"/>
          <table:table-cell office:value="0.04995766282081604" office:value-type="float"/>
          <table:table-cell office:value="-0.0499427992105484" office:value-type="float"/>
          <table:table-cell office:value="0.8342063262313975" office:value-type="float"/>
          <table:table-cell office:value="5" office:value-type="float"/>
          <table:table-cell office:value="-0.9996135830879211" office:value-type="float"/>
          <table:table-cell office:value="-0.9990795254707336" office:value-type="float"/>
          <table:table-cell office:value="-0.9987336993217468" office:value-type="float"/>
          <table:table-cell office:value="-0.9993419051170349" office:value-type="float"/>
          <table:table-cell office:value="0.9991832971572876" office:value-type="float"/>
          <table:table-cell office:value="-0.998889744281768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6" office:value-type="float"/>
          <table:table-cell office:value="-0.9996196627616882" office:value-type="float"/>
          <table:table-cell office:value="-0.9990893602371216" office:value-type="float"/>
          <table:table-cell office:value="-0.9987524151802063" office:value-type="float"/>
          <table:table-cell office:value="-0.999352216720581" office:value-type="float"/>
          <table:table-cell office:value="0.9991974830627441" office:value-type="float"/>
          <table:table-cell office:value="-0.99890720844268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7" office:value-type="float"/>
          <table:table-cell office:value="-0.9996230006217957" office:value-type="float"/>
          <table:table-cell office:value="-0.9990928173065186" office:value-type="float"/>
          <table:table-cell office:value="-0.9987593293190002" office:value-type="float"/>
          <table:table-cell office:value="-0.9993587732315063" office:value-type="float"/>
          <table:table-cell office:value="0.9992048740386963" office:value-type="float"/>
          <table:table-cell office:value="-0.998913168907165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8" office:value-type="float"/>
          <table:table-cell office:value="-0.9996230006217957" office:value-type="float"/>
          <table:table-cell office:value="-0.9990928173065186" office:value-type="float"/>
          <table:table-cell office:value="-0.9987593293190002" office:value-type="float"/>
          <table:table-cell office:value="-0.9993587732315063" office:value-type="float"/>
          <table:table-cell office:value="0.9992048740386963" office:value-type="float"/>
          <table:table-cell office:value="-0.998913168907165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9" office:value-type="float"/>
          <table:table-cell office:value="-0.9996262788772583" office:value-type="float"/>
          <table:table-cell office:value="-0.9990959763526917" office:value-type="float"/>
          <table:table-cell office:value="-0.9987654685974121" office:value-type="float"/>
          <table:table-cell office:value="-0.9993650317192078" office:value-type="float"/>
          <table:table-cell office:value="0.9992120265960693" office:value-type="float"/>
          <table:table-cell office:value="-0.998918712139129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10" office:value-type="float"/>
          <table:table-cell office:value="-0.9996262788772583" office:value-type="float"/>
          <table:table-cell office:value="-0.9990959763526917" office:value-type="float"/>
          <table:table-cell office:value="-0.9987654685974121" office:value-type="float"/>
          <table:table-cell office:value="-0.9993650317192078" office:value-type="float"/>
          <table:table-cell office:value="0.9992120265960693" office:value-type="float"/>
          <table:table-cell office:value="-0.998918712139129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11" office:value-type="float"/>
          <table:table-cell office:value="-0.9996294379234314" office:value-type="float"/>
          <table:table-cell office:value="-0.9990990161895752" office:value-type="float"/>
          <table:table-cell office:value="-0.9987711310386658" office:value-type="float"/>
          <table:table-cell office:value="-0.9993710517883301" office:value-type="float"/>
          <table:table-cell office:value="0.9992189407348633" office:value-type="float"/>
          <table:table-cell office:value="-0.998923957347869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12" office:value-type="float"/>
          <table:table-cell office:value="-0.9996294379234314" office:value-type="float"/>
          <table:table-cell office:value="-0.9990990161895752" office:value-type="float"/>
          <table:table-cell office:value="-0.9987711310386658" office:value-type="float"/>
          <table:table-cell office:value="-0.9993710517883301" office:value-type="float"/>
          <table:table-cell office:value="0.9992189407348633" office:value-type="float"/>
          <table:table-cell office:value="-0.998923957347869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13" office:value-type="float"/>
          <table:table-cell office:value="-0.9996325373649597" office:value-type="float"/>
          <table:table-cell office:value="-0.9991018772125244" office:value-type="float"/>
          <table:table-cell office:value="-0.9987762570381165" office:value-type="float"/>
          <table:table-cell office:value="-0.9993768930435181" office:value-type="float"/>
          <table:table-cell office:value="0.9992258548736572" office:value-type="float"/>
          <table:table-cell office:value="-0.99892884492874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14" office:value-type="float"/>
          <table:table-cell office:value="-0.9996325373649597" office:value-type="float"/>
          <table:table-cell office:value="-0.9991018772125244" office:value-type="float"/>
          <table:table-cell office:value="-0.9987762570381165" office:value-type="float"/>
          <table:table-cell office:value="-0.9993768930435181" office:value-type="float"/>
          <table:table-cell office:value="0.9992258548736572" office:value-type="float"/>
          <table:table-cell office:value="-0.99892884492874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15" office:value-type="float"/>
          <table:table-cell office:value="-0.9996355772018433" office:value-type="float"/>
          <table:table-cell office:value="-0.9991045594215393" office:value-type="float"/>
          <table:table-cell office:value="-0.9987808465957642" office:value-type="float"/>
          <table:table-cell office:value="-0.9993825554847717" office:value-type="float"/>
          <table:table-cell office:value="0.9992325305938721" office:value-type="float"/>
          <table:table-cell office:value="-0.998933553695678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16" office:value-type="float"/>
          <table:table-cell office:value="-0.9996355772018433" office:value-type="float"/>
          <table:table-cell office:value="-0.9991045594215393" office:value-type="float"/>
          <table:table-cell office:value="-0.9987808465957642" office:value-type="float"/>
          <table:table-cell office:value="-0.9993825554847717" office:value-type="float"/>
          <table:table-cell office:value="0.9992325305938721" office:value-type="float"/>
          <table:table-cell office:value="-0.998933553695678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17" office:value-type="float"/>
          <table:table-cell office:value="-0.9996386170387268" office:value-type="float"/>
          <table:table-cell office:value="-0.9991071224212646" office:value-type="float"/>
          <table:table-cell office:value="-0.9987850785255432" office:value-type="float"/>
          <table:table-cell office:value="-0.9993881583213806" office:value-type="float"/>
          <table:table-cell office:value="0.9992392063140869" office:value-type="float"/>
          <table:table-cell office:value="-0.998938083648681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18" office:value-type="float"/>
          <table:table-cell office:value="-0.9996386170387268" office:value-type="float"/>
          <table:table-cell office:value="-0.9991071224212646" office:value-type="float"/>
          <table:table-cell office:value="-0.9987850785255432" office:value-type="float"/>
          <table:table-cell office:value="-0.9993881583213806" office:value-type="float"/>
          <table:table-cell office:value="0.9992392063140869" office:value-type="float"/>
          <table:table-cell office:value="-0.998938083648681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19" office:value-type="float"/>
          <table:table-cell office:value="-0.9996415972709656" office:value-type="float"/>
          <table:table-cell office:value="-0.9991095662117004" office:value-type="float"/>
          <table:table-cell office:value="-0.9987889528274536" office:value-type="float"/>
          <table:table-cell office:value="-0.9993936419487" office:value-type="float"/>
          <table:table-cell office:value="0.9992456436157227" office:value-type="float"/>
          <table:table-cell office:value="-0.998942434787750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20" office:value-type="float"/>
          <table:table-cell office:value="-0.9996415972709656" office:value-type="float"/>
          <table:table-cell office:value="-0.9991095662117004" office:value-type="float"/>
          <table:table-cell office:value="-0.9987889528274536" office:value-type="float"/>
          <table:table-cell office:value="-0.9993936419487" office:value-type="float"/>
          <table:table-cell office:value="0.9992456436157227" office:value-type="float"/>
          <table:table-cell office:value="-0.998942434787750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21" office:value-type="float"/>
          <table:table-cell office:value="-0.9996445775032043" office:value-type="float"/>
          <table:table-cell office:value="-0.9991118907928467" office:value-type="float"/>
          <table:table-cell office:value="-0.9987925887107849" office:value-type="float"/>
          <table:table-cell office:value="-0.9993990063667297" office:value-type="float"/>
          <table:table-cell office:value="0.9992520809173584" office:value-type="float"/>
          <table:table-cell office:value="-0.998946785926818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22" office:value-type="float"/>
          <table:table-cell office:value="-0.9996445775032043" office:value-type="float"/>
          <table:table-cell office:value="-0.9991118907928467" office:value-type="float"/>
          <table:table-cell office:value="-0.9987925887107849" office:value-type="float"/>
          <table:table-cell office:value="-0.9993990063667297" office:value-type="float"/>
          <table:table-cell office:value="0.9992520809173584" office:value-type="float"/>
          <table:table-cell office:value="-0.998946785926818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23" office:value-type="float"/>
          <table:table-cell office:value="-0.9996475577354431" office:value-type="float"/>
          <table:table-cell office:value="-0.9991141557693481" office:value-type="float"/>
          <table:table-cell office:value="-0.9987959265708923" office:value-type="float"/>
          <table:table-cell office:value="-0.9994043707847595" office:value-type="float"/>
          <table:table-cell office:value="0.9992585182189941" office:value-type="float"/>
          <table:table-cell office:value="-0.998951077461242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24" office:value-type="float"/>
          <table:table-cell office:value="-0.9996475577354431" office:value-type="float"/>
          <table:table-cell office:value="-0.9991141557693481" office:value-type="float"/>
          <table:table-cell office:value="-0.9987959265708923" office:value-type="float"/>
          <table:table-cell office:value="-0.9994043707847595" office:value-type="float"/>
          <table:table-cell office:value="0.9992585182189941" office:value-type="float"/>
          <table:table-cell office:value="-0.998951077461242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25" office:value-type="float"/>
          <table:table-cell office:value="-0.9996505379676819" office:value-type="float"/>
          <table:table-cell office:value="-0.9991163015365601" office:value-type="float"/>
          <table:table-cell office:value="-0.9987990260124207" office:value-type="float"/>
          <table:table-cell office:value="-0.9994096755981445" office:value-type="float"/>
          <table:table-cell office:value="0.9992650747299194" office:value-type="float"/>
          <table:table-cell office:value="-0.998955309391021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26" office:value-type="float"/>
          <table:table-cell office:value="-0.9996505379676819" office:value-type="float"/>
          <table:table-cell office:value="-0.9991163015365601" office:value-type="float"/>
          <table:table-cell office:value="-0.9987990260124207" office:value-type="float"/>
          <table:table-cell office:value="-0.9994096755981445" office:value-type="float"/>
          <table:table-cell office:value="0.9992650747299194" office:value-type="float"/>
          <table:table-cell office:value="-0.998955309391021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27" office:value-type="float"/>
          <table:table-cell office:value="-0.9996535778045654" office:value-type="float"/>
          <table:table-cell office:value="-0.9991183876991272" office:value-type="float"/>
          <table:table-cell office:value="-0.9988020062446594" office:value-type="float"/>
          <table:table-cell office:value="-0.9994149208068848" office:value-type="float"/>
          <table:table-cell office:value="0.9992716312408447" office:value-type="float"/>
          <table:table-cell office:value="-0.998959541320800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28" office:value-type="float"/>
          <table:table-cell office:value="-0.9996535778045654" office:value-type="float"/>
          <table:table-cell office:value="-0.9991183876991272" office:value-type="float"/>
          <table:table-cell office:value="-0.9988020062446594" office:value-type="float"/>
          <table:table-cell office:value="-0.9994149208068848" office:value-type="float"/>
          <table:table-cell office:value="0.9992716312408447" office:value-type="float"/>
          <table:table-cell office:value="-0.998959541320800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29" office:value-type="float"/>
          <table:table-cell office:value="-0.9996565580368042" office:value-type="float"/>
          <table:table-cell office:value="-0.9991204738616943" office:value-type="float"/>
          <table:table-cell office:value="-0.9988047480583191" office:value-type="float"/>
          <table:table-cell office:value="-0.9994201064109802" office:value-type="float"/>
          <table:table-cell office:value="0.9992780685424805" office:value-type="float"/>
          <table:table-cell office:value="-0.998963654041290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30" office:value-type="float"/>
          <table:table-cell office:value="-0.9996565580368042" office:value-type="float"/>
          <table:table-cell office:value="-0.9991204738616943" office:value-type="float"/>
          <table:table-cell office:value="-0.9988047480583191" office:value-type="float"/>
          <table:table-cell office:value="-0.9994201064109802" office:value-type="float"/>
          <table:table-cell office:value="0.9992780685424805" office:value-type="float"/>
          <table:table-cell office:value="-0.998963654041290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31" office:value-type="float"/>
          <table:table-cell office:value="-0.9996595978736877" office:value-type="float"/>
          <table:table-cell office:value="-0.9991225004196167" office:value-type="float"/>
          <table:table-cell office:value="-0.9988072514533997" office:value-type="float"/>
          <table:table-cell office:value="-0.9994252920150757" office:value-type="float"/>
          <table:table-cell office:value="0.9992845058441162" office:value-type="float"/>
          <table:table-cell office:value="-0.998967766761779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32" office:value-type="float"/>
          <table:table-cell office:value="-0.9996595978736877" office:value-type="float"/>
          <table:table-cell office:value="-0.9991225004196167" office:value-type="float"/>
          <table:table-cell office:value="-0.9988072514533997" office:value-type="float"/>
          <table:table-cell office:value="-0.9994252920150757" office:value-type="float"/>
          <table:table-cell office:value="0.9992845058441162" office:value-type="float"/>
          <table:table-cell office:value="-0.998967766761779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33" office:value-type="float"/>
          <table:table-cell office:value="-0.9996625781059265" office:value-type="float"/>
          <table:table-cell office:value="-0.9991244673728943" office:value-type="float"/>
          <table:table-cell office:value="-0.9988095164299011" office:value-type="float"/>
          <table:table-cell office:value="-0.9994303584098816" office:value-type="float"/>
          <table:table-cell office:value="0.999290943145752" office:value-type="float"/>
          <table:table-cell office:value="-0.998971760272979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34" office:value-type="float"/>
          <table:table-cell office:value="-0.9996625781059265" office:value-type="float"/>
          <table:table-cell office:value="-0.9991244673728943" office:value-type="float"/>
          <table:table-cell office:value="-0.9988095164299011" office:value-type="float"/>
          <table:table-cell office:value="-0.9994303584098816" office:value-type="float"/>
          <table:table-cell office:value="0.999290943145752" office:value-type="float"/>
          <table:table-cell office:value="-0.998971760272979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35" office:value-type="float"/>
          <table:table-cell office:value="-0.9996655583381653" office:value-type="float"/>
          <table:table-cell office:value="-0.9991263747215271" office:value-type="float"/>
          <table:table-cell office:value="-0.9988114833831787" office:value-type="float"/>
          <table:table-cell office:value="-0.9994353652000427" office:value-type="float"/>
          <table:table-cell office:value="0.9992973804473877" office:value-type="float"/>
          <table:table-cell office:value="-0.998975515365600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36" office:value-type="float"/>
          <table:table-cell office:value="-0.9996655583381653" office:value-type="float"/>
          <table:table-cell office:value="-0.9991263747215271" office:value-type="float"/>
          <table:table-cell office:value="-0.9988114833831787" office:value-type="float"/>
          <table:table-cell office:value="-0.9994353652000427" office:value-type="float"/>
          <table:table-cell office:value="0.9992973804473877" office:value-type="float"/>
          <table:table-cell office:value="-0.998975515365600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37" office:value-type="float"/>
          <table:table-cell office:value="-0.9996685981750488" office:value-type="float"/>
          <table:table-cell office:value="-0.9991282224655151" office:value-type="float"/>
          <table:table-cell office:value="-0.9988133907318115" office:value-type="float"/>
          <table:table-cell office:value="-0.9994403123855591" office:value-type="float"/>
          <table:table-cell office:value="0.9993038177490234" office:value-type="float"/>
          <table:table-cell office:value="-0.998979270458221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38" office:value-type="float"/>
          <table:table-cell office:value="-0.9996685981750488" office:value-type="float"/>
          <table:table-cell office:value="-0.9991282224655151" office:value-type="float"/>
          <table:table-cell office:value="-0.9988133907318115" office:value-type="float"/>
          <table:table-cell office:value="-0.9994403123855591" office:value-type="float"/>
          <table:table-cell office:value="0.9993038177490234" office:value-type="float"/>
          <table:table-cell office:value="-0.998979270458221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39" office:value-type="float"/>
          <table:table-cell office:value="-0.9996715784072876" office:value-type="float"/>
          <table:table-cell office:value="-0.9991298317909241" office:value-type="float"/>
          <table:table-cell office:value="-0.9988150000572205" office:value-type="float"/>
          <table:table-cell office:value="-0.9994452595710754" office:value-type="float"/>
          <table:table-cell office:value="0.9993102550506592" office:value-type="float"/>
          <table:table-cell office:value="-0.99898284673690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40" office:value-type="float"/>
          <table:table-cell office:value="-0.9996715784072876" office:value-type="float"/>
          <table:table-cell office:value="-0.9991298317909241" office:value-type="float"/>
          <table:table-cell office:value="-0.9988150000572205" office:value-type="float"/>
          <table:table-cell office:value="-0.9994452595710754" office:value-type="float"/>
          <table:table-cell office:value="0.9993102550506592" office:value-type="float"/>
          <table:table-cell office:value="-0.99898284673690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41" office:value-type="float"/>
          <table:table-cell office:value="-0.9996745586395264" office:value-type="float"/>
          <table:table-cell office:value="-0.9991313815116882" office:value-type="float"/>
          <table:table-cell office:value="-0.9988166689872742" office:value-type="float"/>
          <table:table-cell office:value="-0.9994502067565918" office:value-type="float"/>
          <table:table-cell office:value="0.9993168115615845" office:value-type="float"/>
          <table:table-cell office:value="-0.998986482620239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42" office:value-type="float"/>
          <table:table-cell office:value="-0.9996745586395264" office:value-type="float"/>
          <table:table-cell office:value="-0.9991313815116882" office:value-type="float"/>
          <table:table-cell office:value="-0.9988166689872742" office:value-type="float"/>
          <table:table-cell office:value="-0.9994502067565918" office:value-type="float"/>
          <table:table-cell office:value="0.9993168115615845" office:value-type="float"/>
          <table:table-cell office:value="-0.998986482620239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43" office:value-type="float"/>
          <table:table-cell office:value="-0.9996775984764099" office:value-type="float"/>
          <table:table-cell office:value="-0.9991328716278076" office:value-type="float"/>
          <table:table-cell office:value="-0.9988182783126831" office:value-type="float"/>
          <table:table-cell office:value="-0.9994552135467529" office:value-type="float"/>
          <table:table-cell office:value="0.9993233680725098" office:value-type="float"/>
          <table:table-cell office:value="-0.998990178108215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44" office:value-type="float"/>
          <table:table-cell office:value="-0.9996775984764099" office:value-type="float"/>
          <table:table-cell office:value="-0.9991328716278076" office:value-type="float"/>
          <table:table-cell office:value="-0.9988182783126831" office:value-type="float"/>
          <table:table-cell office:value="-0.9994552135467529" office:value-type="float"/>
          <table:table-cell office:value="0.9993233680725098" office:value-type="float"/>
          <table:table-cell office:value="-0.998990178108215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45" office:value-type="float"/>
          <table:table-cell office:value="-0.9996806383132935" office:value-type="float"/>
          <table:table-cell office:value="-0.9991342425346375" office:value-type="float"/>
          <table:table-cell office:value="-0.998819887638092" office:value-type="float"/>
          <table:table-cell office:value="-0.9994601607322693" office:value-type="float"/>
          <table:table-cell office:value="0.9993300437927246" office:value-type="float"/>
          <table:table-cell office:value="-0.998993813991546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46" office:value-type="float"/>
          <table:table-cell office:value="-0.9996806383132935" office:value-type="float"/>
          <table:table-cell office:value="-0.9991342425346375" office:value-type="float"/>
          <table:table-cell office:value="-0.998819887638092" office:value-type="float"/>
          <table:table-cell office:value="-0.9994601607322693" office:value-type="float"/>
          <table:table-cell office:value="0.9993300437927246" office:value-type="float"/>
          <table:table-cell office:value="-0.998993813991546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47" office:value-type="float"/>
          <table:table-cell office:value="-0.9996837973594666" office:value-type="float"/>
          <table:table-cell office:value="-0.9991357326507568" office:value-type="float"/>
          <table:table-cell office:value="-0.9988217353820801" office:value-type="float"/>
          <table:table-cell office:value="-0.99946528673172" office:value-type="float"/>
          <table:table-cell office:value="0.9993367195129395" office:value-type="float"/>
          <table:table-cell office:value="-0.998997628688812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48" office:value-type="float"/>
          <table:table-cell office:value="-0.9996837973594666" office:value-type="float"/>
          <table:table-cell office:value="-0.9991357326507568" office:value-type="float"/>
          <table:table-cell office:value="-0.9988217353820801" office:value-type="float"/>
          <table:table-cell office:value="-0.99946528673172" office:value-type="float"/>
          <table:table-cell office:value="0.9993367195129395" office:value-type="float"/>
          <table:table-cell office:value="-0.998997628688812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49" office:value-type="float"/>
          <table:table-cell office:value="-0.9996868968009949" office:value-type="float"/>
          <table:table-cell office:value="-0.9991371035575867" office:value-type="float"/>
          <table:table-cell office:value="-0.9988235831260681" office:value-type="float"/>
          <table:table-cell office:value="-0.9994703531265259" office:value-type="float"/>
          <table:table-cell office:value="0.9993435144424438" office:value-type="float"/>
          <table:table-cell office:value="-0.999001443386077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50" office:value-type="float"/>
          <table:table-cell office:value="-0.9996868968009949" office:value-type="float"/>
          <table:table-cell office:value="-0.9991371035575867" office:value-type="float"/>
          <table:table-cell office:value="-0.9988235831260681" office:value-type="float"/>
          <table:table-cell office:value="-0.9994703531265259" office:value-type="float"/>
          <table:table-cell office:value="0.9993435144424438" office:value-type="float"/>
          <table:table-cell office:value="-0.999001443386077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51" office:value-type="float"/>
          <table:table-cell office:value="-0.9996901154518127" office:value-type="float"/>
          <table:table-cell office:value="-0.999138593673706" office:value-type="float"/>
          <table:table-cell office:value="-0.9988256096839905" office:value-type="float"/>
          <table:table-cell office:value="-0.9994755983352661" office:value-type="float"/>
          <table:table-cell office:value="0.9993505477905273" office:value-type="float"/>
          <table:table-cell office:value="-0.999005556106567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52" office:value-type="float"/>
          <table:table-cell office:value="-0.9996901154518127" office:value-type="float"/>
          <table:table-cell office:value="-0.999138593673706" office:value-type="float"/>
          <table:table-cell office:value="-0.9988256096839905" office:value-type="float"/>
          <table:table-cell office:value="-0.9994755983352661" office:value-type="float"/>
          <table:table-cell office:value="0.9993505477905273" office:value-type="float"/>
          <table:table-cell office:value="-0.999005556106567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53" office:value-type="float"/>
          <table:table-cell office:value="-0.9996933341026306" office:value-type="float"/>
          <table:table-cell office:value="-0.9991399049758911" office:value-type="float"/>
          <table:table-cell office:value="-0.9988275170326233" office:value-type="float"/>
          <table:table-cell office:value="-0.9994807839393616" office:value-type="float"/>
          <table:table-cell office:value="0.9993574619293213" office:value-type="float"/>
          <table:table-cell office:value="-0.999009549617767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54" office:value-type="float"/>
          <table:table-cell office:value="-0.9996933341026306" office:value-type="float"/>
          <table:table-cell office:value="-0.9991399049758911" office:value-type="float"/>
          <table:table-cell office:value="-0.9988275170326233" office:value-type="float"/>
          <table:table-cell office:value="-0.9994807839393616" office:value-type="float"/>
          <table:table-cell office:value="0.9993574619293213" office:value-type="float"/>
          <table:table-cell office:value="-0.999009549617767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55" office:value-type="float"/>
          <table:table-cell office:value="-0.9996966123580933" office:value-type="float"/>
          <table:table-cell office:value="-0.9991413354873657" office:value-type="float"/>
          <table:table-cell office:value="-0.9988294839859009" office:value-type="float"/>
          <table:table-cell office:value="-0.999485969543457" office:value-type="float"/>
          <table:table-cell office:value="0.9993643760681152" office:value-type="float"/>
          <table:table-cell office:value="-0.999013602733612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56" office:value-type="float"/>
          <table:table-cell office:value="-0.9996966123580933" office:value-type="float"/>
          <table:table-cell office:value="-0.9991413354873657" office:value-type="float"/>
          <table:table-cell office:value="-0.9988294839859009" office:value-type="float"/>
          <table:table-cell office:value="-0.999485969543457" office:value-type="float"/>
          <table:table-cell office:value="0.9993643760681152" office:value-type="float"/>
          <table:table-cell office:value="-0.999013602733612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57" office:value-type="float"/>
          <table:table-cell office:value="-0.9996998310089111" office:value-type="float"/>
          <table:table-cell office:value="-0.9991425275802612" office:value-type="float"/>
          <table:table-cell office:value="-0.9988313913345337" office:value-type="float"/>
          <table:table-cell office:value="-0.9994912147521973" office:value-type="float"/>
          <table:table-cell office:value="0.9993715286254883" office:value-type="float"/>
          <table:table-cell office:value="-0.999017715454101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58" office:value-type="float"/>
          <table:table-cell office:value="-0.9996998310089111" office:value-type="float"/>
          <table:table-cell office:value="-0.9991425275802612" office:value-type="float"/>
          <table:table-cell office:value="-0.9988313913345337" office:value-type="float"/>
          <table:table-cell office:value="-0.9994912147521973" office:value-type="float"/>
          <table:table-cell office:value="0.9993715286254883" office:value-type="float"/>
          <table:table-cell office:value="-0.999017715454101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59" office:value-type="float"/>
          <table:table-cell office:value="-0.9997031092643738" office:value-type="float"/>
          <table:table-cell office:value="-0.9991436004638672" office:value-type="float"/>
          <table:table-cell office:value="-0.9988332390785217" office:value-type="float"/>
          <table:table-cell office:value="-0.9994965195655823" office:value-type="float"/>
          <table:table-cell office:value="0.9993785619735718" office:value-type="float"/>
          <table:table-cell office:value="-0.999021947383880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40561200088317" office:value-type="float"/>
          <table:table-cell office:value="60" office:value-type="float"/>
          <table:table-cell office:value="-0.9997031092643738" office:value-type="float"/>
          <table:table-cell office:value="-0.9991436004638672" office:value-type="float"/>
          <table:table-cell office:value="-0.9988332390785217" office:value-type="float"/>
          <table:table-cell office:value="-0.9994965195655823" office:value-type="float"/>
          <table:table-cell office:value="0.9993785619735718" office:value-type="float"/>
          <table:table-cell office:value="-0.9990219473838806" office:value-type="float"/>
        </table:table-row>
      </table:table>
      <table:table table:name="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1</text:p>
          </table:table-cell>
          <table:table-cell office:value-type="string">
            <text:p>y1</text:p>
          </table:table-cell>
          <table:table-cell office:value-type="string">
            <text:p>z1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office:value-type="string">
            <text:p>z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996796250343323" office:value-type="float"/>
          <table:table-cell office:value="-0.009991180300712586" office:value-type="float"/>
          <table:table-cell office:value="-0.009987742304801941" office:value-type="float"/>
          <table:table-cell office:value="-0.009994542598724366" office:value-type="float"/>
          <table:table-cell office:value="0.009993196725845336" office:value-type="float"/>
          <table:table-cell office:value="-0.009989551305770875" office:value-type="float"/>
          <table:table-cell office:value="0.9371384500927666" office:value-type="float"/>
          <table:table-cell office:value="1" office:value-type="float"/>
          <table:table-cell office:value="-0.9996796250343323" office:value-type="float"/>
          <table:table-cell office:value="-0.9991180300712585" office:value-type="float"/>
          <table:table-cell office:value="-0.9987742304801941" office:value-type="float"/>
          <table:table-cell office:value="-0.9994542598724365" office:value-type="float"/>
          <table:table-cell office:value="0.9993196725845337" office:value-type="float"/>
          <table:table-cell office:value="-0.9989551305770874" office:value-type="float"/>
        </table:table-row>
        <table:table-row>
          <table:table-cell office:value="-0.019993653297424314" office:value-type="float"/>
          <table:table-cell office:value="-0.019982434511184692" office:value-type="float"/>
          <table:table-cell office:value="-0.01997563362121582" office:value-type="float"/>
          <table:table-cell office:value="-0.019989198446273802" office:value-type="float"/>
          <table:table-cell office:value="0.019986546039581297" office:value-type="float"/>
          <table:table-cell office:value="-0.019979271292686465" office:value-type="float"/>
          <table:table-cell office:value="0.910655981551318" office:value-type="float"/>
          <table:table-cell office:value="2" office:value-type="float"/>
          <table:table-cell office:value="-0.9996857047080994" office:value-type="float"/>
          <table:table-cell office:value="-0.9991254210472107" office:value-type="float"/>
          <table:table-cell office:value="-0.9987891316413879" office:value-type="float"/>
          <table:table-cell office:value="-0.9994655847549438" office:value-type="float"/>
          <table:table-cell office:value="0.9993349313735962" office:value-type="float"/>
          <table:table-cell office:value="-0.9989719986915588" office:value-type="float"/>
        </table:table-row>
        <table:table-row>
          <table:table-cell office:value="-0.029990611672401427" office:value-type="float"/>
          <table:table-cell office:value="-0.02997378885746002" office:value-type="float"/>
          <table:table-cell office:value="-0.029963716864585876" office:value-type="float"/>
          <table:table-cell office:value="-0.029984030723571774" office:value-type="float"/>
          <table:table-cell office:value="0.029980130195617676" office:value-type="float"/>
          <table:table-cell office:value="-0.02996922314167023" office:value-type="float"/>
          <table:table-cell office:value="0.8798716903908601" office:value-type="float"/>
          <table:table-cell office:value="3" office:value-type="float"/>
          <table:table-cell office:value="-0.9996958374977112" office:value-type="float"/>
          <table:table-cell office:value="-0.999135434627533" office:value-type="float"/>
          <table:table-cell office:value="-0.9988083243370056" office:value-type="float"/>
          <table:table-cell office:value="-0.9994832277297974" office:value-type="float"/>
          <table:table-cell office:value="0.9993584156036377" office:value-type="float"/>
          <table:table-cell office:value="-0.9989951848983765" office:value-type="float"/>
        </table:table-row>
        <table:table-row>
          <table:table-cell office:value="-0.039987645149230956" office:value-type="float"/>
          <table:table-cell office:value="-0.0399652487039566" office:value-type="float"/>
          <table:table-cell office:value="-0.03995199203491211" office:value-type="float"/>
          <table:table-cell office:value="-0.03997899770736694" office:value-type="float"/>
          <table:table-cell office:value="0.03997389316558838" office:value-type="float"/>
          <table:table-cell office:value="-0.039959382414817814" office:value-type="float"/>
          <table:table-cell office:value="0.8473654181790174" office:value-type="float"/>
          <table:table-cell office:value="4" office:value-type="float"/>
          <table:table-cell office:value="-0.9997033476829529" office:value-type="float"/>
          <table:table-cell office:value="-0.9991459846496582" office:value-type="float"/>
          <table:table-cell office:value="-0.9988275170326233" office:value-type="float"/>
          <table:table-cell office:value="-0.9994966983795166" office:value-type="float"/>
          <table:table-cell office:value="0.9993762969970703" office:value-type="float"/>
          <table:table-cell office:value="-0.9990159273147583" office:value-type="float"/>
        </table:table-row>
        <table:table-row>
          <table:table-cell office:value="-0.04998479306697845" office:value-type="float"/>
          <table:table-cell office:value="-0.04995684385299683" office:value-type="float"/>
          <table:table-cell office:value="-0.049940502047538755" office:value-type="float"/>
          <table:table-cell office:value="-0.04997416198253631" office:value-type="float"/>
          <table:table-cell office:value="0.049967916011810304" office:value-type="float"/>
          <table:table-cell office:value="-0.04994981110095978" office:value-type="float"/>
          <table:table-cell office:value="0.8140618647111895" office:value-type="float"/>
          <table:table-cell office:value="5" office:value-type="float"/>
          <table:table-cell office:value="-0.9997147917747498" office:value-type="float"/>
          <table:table-cell office:value="-0.9991595149040222" office:value-type="float"/>
          <table:table-cell office:value="-0.9988510012626648" office:value-type="float"/>
          <table:table-cell office:value="-0.9995164275169373" office:value-type="float"/>
          <table:table-cell office:value="0.9994022846221924" office:value-type="float"/>
          <table:table-cell office:value="-0.999042868614196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6" office:value-type="float"/>
          <table:table-cell office:value="-0.9997232556343079" office:value-type="float"/>
          <table:table-cell office:value="-0.9991732239723206" office:value-type="float"/>
          <table:table-cell office:value="-0.998873770236969" office:value-type="float"/>
          <table:table-cell office:value="-0.9995312094688416" office:value-type="float"/>
          <table:table-cell office:value="0.9994218349456787" office:value-type="float"/>
          <table:table-cell office:value="-0.999066472053527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7" office:value-type="float"/>
          <table:table-cell office:value="-0.9997264742851257" office:value-type="float"/>
          <table:table-cell office:value="-0.9991739392280579" office:value-type="float"/>
          <table:table-cell office:value="-0.9988756775856018" office:value-type="float"/>
          <table:table-cell office:value="-0.9995365142822266" office:value-type="float"/>
          <table:table-cell office:value="0.9994288682937622" office:value-type="float"/>
          <table:table-cell office:value="-0.999070703983306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8" office:value-type="float"/>
          <table:table-cell office:value="-0.9997264742851257" office:value-type="float"/>
          <table:table-cell office:value="-0.9991739392280579" office:value-type="float"/>
          <table:table-cell office:value="-0.9988756775856018" office:value-type="float"/>
          <table:table-cell office:value="-0.9995365142822266" office:value-type="float"/>
          <table:table-cell office:value="0.9994288682937622" office:value-type="float"/>
          <table:table-cell office:value="-0.999070703983306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9" office:value-type="float"/>
          <table:table-cell office:value="-0.9997296929359436" office:value-type="float"/>
          <table:table-cell office:value="-0.9991744756698608" office:value-type="float"/>
          <table:table-cell office:value="-0.9988775253295898" office:value-type="float"/>
          <table:table-cell office:value="-0.9995417594909668" office:value-type="float"/>
          <table:table-cell office:value="0.9994356632232666" office:value-type="float"/>
          <table:table-cell office:value="-0.999074697494506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10" office:value-type="float"/>
          <table:table-cell office:value="-0.9997296929359436" office:value-type="float"/>
          <table:table-cell office:value="-0.9991744756698608" office:value-type="float"/>
          <table:table-cell office:value="-0.9988775253295898" office:value-type="float"/>
          <table:table-cell office:value="-0.9995417594909668" office:value-type="float"/>
          <table:table-cell office:value="0.9994356632232666" office:value-type="float"/>
          <table:table-cell office:value="-0.999074697494506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11" office:value-type="float"/>
          <table:table-cell office:value="-0.9997327923774719" office:value-type="float"/>
          <table:table-cell office:value="-0.9991747140884399" office:value-type="float"/>
          <table:table-cell office:value="-0.9988790154457092" office:value-type="float"/>
          <table:table-cell office:value="-0.9995468854904175" office:value-type="float"/>
          <table:table-cell office:value="0.999442458152771" office:value-type="float"/>
          <table:table-cell office:value="-0.999078512191772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12" office:value-type="float"/>
          <table:table-cell office:value="-0.9997327923774719" office:value-type="float"/>
          <table:table-cell office:value="-0.9991747140884399" office:value-type="float"/>
          <table:table-cell office:value="-0.9988790154457092" office:value-type="float"/>
          <table:table-cell office:value="-0.9995468854904175" office:value-type="float"/>
          <table:table-cell office:value="0.999442458152771" office:value-type="float"/>
          <table:table-cell office:value="-0.999078512191772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13" office:value-type="float"/>
          <table:table-cell office:value="-0.9997358918190002" office:value-type="float"/>
          <table:table-cell office:value="-0.9991748332977295" office:value-type="float"/>
          <table:table-cell office:value="-0.9988803863525391" office:value-type="float"/>
          <table:table-cell office:value="-0.9995519518852234" office:value-type="float"/>
          <table:table-cell office:value="0.9994492530822754" office:value-type="float"/>
          <table:table-cell office:value="-0.999082148075103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14" office:value-type="float"/>
          <table:table-cell office:value="-0.9997358918190002" office:value-type="float"/>
          <table:table-cell office:value="-0.9991748332977295" office:value-type="float"/>
          <table:table-cell office:value="-0.9988803863525391" office:value-type="float"/>
          <table:table-cell office:value="-0.9995519518852234" office:value-type="float"/>
          <table:table-cell office:value="0.9994492530822754" office:value-type="float"/>
          <table:table-cell office:value="-0.999082148075103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15" office:value-type="float"/>
          <table:table-cell office:value="-0.9997389912605286" office:value-type="float"/>
          <table:table-cell office:value="-0.9991747736930847" office:value-type="float"/>
          <table:table-cell office:value="-0.9988816380500793" office:value-type="float"/>
          <table:table-cell office:value="-0.9995570182800293" office:value-type="float"/>
          <table:table-cell office:value="0.9994559288024902" office:value-type="float"/>
          <table:table-cell office:value="-0.999085664749145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16" office:value-type="float"/>
          <table:table-cell office:value="-0.9997389912605286" office:value-type="float"/>
          <table:table-cell office:value="-0.9991747736930847" office:value-type="float"/>
          <table:table-cell office:value="-0.9988816380500793" office:value-type="float"/>
          <table:table-cell office:value="-0.9995570182800293" office:value-type="float"/>
          <table:table-cell office:value="0.9994559288024902" office:value-type="float"/>
          <table:table-cell office:value="-0.999085664749145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17" office:value-type="float"/>
          <table:table-cell office:value="-0.9997420907020569" office:value-type="float"/>
          <table:table-cell office:value="-0.9991748332977295" office:value-type="float"/>
          <table:table-cell office:value="-0.9988831281661987" office:value-type="float"/>
          <table:table-cell office:value="-0.9995622038841248" office:value-type="float"/>
          <table:table-cell office:value="0.9994627237319946" office:value-type="float"/>
          <table:table-cell office:value="-0.999089300632476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18" office:value-type="float"/>
          <table:table-cell office:value="-0.9997420907020569" office:value-type="float"/>
          <table:table-cell office:value="-0.9991748332977295" office:value-type="float"/>
          <table:table-cell office:value="-0.9988831281661987" office:value-type="float"/>
          <table:table-cell office:value="-0.9995622038841248" office:value-type="float"/>
          <table:table-cell office:value="0.9994627237319946" office:value-type="float"/>
          <table:table-cell office:value="-0.999089300632476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19" office:value-type="float"/>
          <table:table-cell office:value="-0.9997453689575195" office:value-type="float"/>
          <table:table-cell office:value="-0.999174952507019" office:value-type="float"/>
          <table:table-cell office:value="-0.9988850355148315" office:value-type="float"/>
          <table:table-cell office:value="-0.9995676279067993" office:value-type="float"/>
          <table:table-cell office:value="0.9994698762893677" office:value-type="float"/>
          <table:table-cell office:value="-0.999092817306518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20" office:value-type="float"/>
          <table:table-cell office:value="-0.9997453689575195" office:value-type="float"/>
          <table:table-cell office:value="-0.999174952507019" office:value-type="float"/>
          <table:table-cell office:value="-0.9988850355148315" office:value-type="float"/>
          <table:table-cell office:value="-0.9995676279067993" office:value-type="float"/>
          <table:table-cell office:value="0.9994698762893677" office:value-type="float"/>
          <table:table-cell office:value="-0.999092817306518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21" office:value-type="float"/>
          <table:table-cell office:value="-0.9997488856315613" office:value-type="float"/>
          <table:table-cell office:value="-0.9991756677627563" office:value-type="float"/>
          <table:table-cell office:value="-0.9988879561424255" office:value-type="float"/>
          <table:table-cell office:value="-0.9995738863945007" office:value-type="float"/>
          <table:table-cell office:value="0.9994779825210571" office:value-type="float"/>
          <table:table-cell office:value="-0.999096333980560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22" office:value-type="float"/>
          <table:table-cell office:value="-0.9997488856315613" office:value-type="float"/>
          <table:table-cell office:value="-0.9991756677627563" office:value-type="float"/>
          <table:table-cell office:value="-0.9988879561424255" office:value-type="float"/>
          <table:table-cell office:value="-0.9995738863945007" office:value-type="float"/>
          <table:table-cell office:value="0.9994779825210571" office:value-type="float"/>
          <table:table-cell office:value="-0.999096333980560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23" office:value-type="float"/>
          <table:table-cell office:value="-0.9997525811195374" office:value-type="float"/>
          <table:table-cell office:value="-0.9991760849952698" office:value-type="float"/>
          <table:table-cell office:value="-0.99889075756073" office:value-type="float"/>
          <table:table-cell office:value="-0.999580442905426" office:value-type="float"/>
          <table:table-cell office:value="0.9994864463806152" office:value-type="float"/>
          <table:table-cell office:value="-0.999099314212799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24" office:value-type="float"/>
          <table:table-cell office:value="-0.9997525811195374" office:value-type="float"/>
          <table:table-cell office:value="-0.9991760849952698" office:value-type="float"/>
          <table:table-cell office:value="-0.99889075756073" office:value-type="float"/>
          <table:table-cell office:value="-0.999580442905426" office:value-type="float"/>
          <table:table-cell office:value="0.9994864463806152" office:value-type="float"/>
          <table:table-cell office:value="-0.999099314212799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25" office:value-type="float"/>
          <table:table-cell office:value="-0.999756395816803" office:value-type="float"/>
          <table:table-cell office:value="-0.999176561832428" office:value-type="float"/>
          <table:table-cell office:value="-0.9988936185836792" office:value-type="float"/>
          <table:table-cell office:value="-0.99958735704422" office:value-type="float"/>
          <table:table-cell office:value="0.999495267868042" office:value-type="float"/>
          <table:table-cell office:value="-0.999102115631103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26" office:value-type="float"/>
          <table:table-cell office:value="-0.999756395816803" office:value-type="float"/>
          <table:table-cell office:value="-0.999176561832428" office:value-type="float"/>
          <table:table-cell office:value="-0.9988936185836792" office:value-type="float"/>
          <table:table-cell office:value="-0.99958735704422" office:value-type="float"/>
          <table:table-cell office:value="0.999495267868042" office:value-type="float"/>
          <table:table-cell office:value="-0.999102115631103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27" office:value-type="float"/>
          <table:table-cell office:value="-0.9997603297233582" office:value-type="float"/>
          <table:table-cell office:value="-0.9991763830184937" office:value-type="float"/>
          <table:table-cell office:value="-0.9988957047462463" office:value-type="float"/>
          <table:table-cell office:value="-0.9995943903923035" office:value-type="float"/>
          <table:table-cell office:value="0.9995043277740479" office:value-type="float"/>
          <table:table-cell office:value="-0.999104082584381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28" office:value-type="float"/>
          <table:table-cell office:value="-0.9997603297233582" office:value-type="float"/>
          <table:table-cell office:value="-0.9991763830184937" office:value-type="float"/>
          <table:table-cell office:value="-0.9988957047462463" office:value-type="float"/>
          <table:table-cell office:value="-0.9995943903923035" office:value-type="float"/>
          <table:table-cell office:value="0.9995043277740479" office:value-type="float"/>
          <table:table-cell office:value="-0.999104082584381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29" office:value-type="float"/>
          <table:table-cell office:value="-0.9997644424438477" office:value-type="float"/>
          <table:table-cell office:value="-0.999176025390625" office:value-type="float"/>
          <table:table-cell office:value="-0.9988976120948792" office:value-type="float"/>
          <table:table-cell office:value="-0.9996017813682556" office:value-type="float"/>
          <table:table-cell office:value="0.9995138645172119" office:value-type="float"/>
          <table:table-cell office:value="-0.999105751514434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30" office:value-type="float"/>
          <table:table-cell office:value="-0.9997644424438477" office:value-type="float"/>
          <table:table-cell office:value="-0.999176025390625" office:value-type="float"/>
          <table:table-cell office:value="-0.9988976120948792" office:value-type="float"/>
          <table:table-cell office:value="-0.9996017813682556" office:value-type="float"/>
          <table:table-cell office:value="0.9995138645172119" office:value-type="float"/>
          <table:table-cell office:value="-0.999105751514434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31" office:value-type="float"/>
          <table:table-cell office:value="-0.9997685551643372" office:value-type="float"/>
          <table:table-cell office:value="-0.999174952507019" office:value-type="float"/>
          <table:table-cell office:value="-0.998898446559906" office:value-type="float"/>
          <table:table-cell office:value="-0.9996092915534973" office:value-type="float"/>
          <table:table-cell office:value="0.999523401260376" office:value-type="float"/>
          <table:table-cell office:value="-0.999106526374816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32" office:value-type="float"/>
          <table:table-cell office:value="-0.9997685551643372" office:value-type="float"/>
          <table:table-cell office:value="-0.999174952507019" office:value-type="float"/>
          <table:table-cell office:value="-0.998898446559906" office:value-type="float"/>
          <table:table-cell office:value="-0.9996092915534973" office:value-type="float"/>
          <table:table-cell office:value="0.999523401260376" office:value-type="float"/>
          <table:table-cell office:value="-0.999106526374816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33" office:value-type="float"/>
          <table:table-cell office:value="-0.9997729063034058" office:value-type="float"/>
          <table:table-cell office:value="-0.9991735219955444" office:value-type="float"/>
          <table:table-cell office:value="-0.9988988041877747" office:value-type="float"/>
          <table:table-cell office:value="-0.9996171593666077" office:value-type="float"/>
          <table:table-cell office:value="0.9995334148406982" office:value-type="float"/>
          <table:table-cell office:value="-0.999106943607330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34" office:value-type="float"/>
          <table:table-cell office:value="-0.9997729063034058" office:value-type="float"/>
          <table:table-cell office:value="-0.9991735219955444" office:value-type="float"/>
          <table:table-cell office:value="-0.9988988041877747" office:value-type="float"/>
          <table:table-cell office:value="-0.9996171593666077" office:value-type="float"/>
          <table:table-cell office:value="0.9995334148406982" office:value-type="float"/>
          <table:table-cell office:value="-0.999106943607330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35" office:value-type="float"/>
          <table:table-cell office:value="-0.9997773766517639" office:value-type="float"/>
          <table:table-cell office:value="-0.9991713762283325" office:value-type="float"/>
          <table:table-cell office:value="-0.9988982677459717" office:value-type="float"/>
          <table:table-cell office:value="-0.9996252059936523" office:value-type="float"/>
          <table:table-cell office:value="0.9995436668395996" office:value-type="float"/>
          <table:table-cell office:value="-0.999106585979461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36" office:value-type="float"/>
          <table:table-cell office:value="-0.9997773766517639" office:value-type="float"/>
          <table:table-cell office:value="-0.9991713762283325" office:value-type="float"/>
          <table:table-cell office:value="-0.9988982677459717" office:value-type="float"/>
          <table:table-cell office:value="-0.9996252059936523" office:value-type="float"/>
          <table:table-cell office:value="0.9995436668395996" office:value-type="float"/>
          <table:table-cell office:value="-0.999106585979461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37" office:value-type="float"/>
          <table:table-cell office:value="-0.9997819066047668" office:value-type="float"/>
          <table:table-cell office:value="-0.9991685152053833" office:value-type="float"/>
          <table:table-cell office:value="-0.9988967776298523" office:value-type="float"/>
          <table:table-cell office:value="-0.9996334314346313" office:value-type="float"/>
          <table:table-cell office:value="0.9995540380477905" office:value-type="float"/>
          <table:table-cell office:value="-0.999105572700500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38" office:value-type="float"/>
          <table:table-cell office:value="-0.9997819066047668" office:value-type="float"/>
          <table:table-cell office:value="-0.9991685152053833" office:value-type="float"/>
          <table:table-cell office:value="-0.9988967776298523" office:value-type="float"/>
          <table:table-cell office:value="-0.9996334314346313" office:value-type="float"/>
          <table:table-cell office:value="0.9995540380477905" office:value-type="float"/>
          <table:table-cell office:value="-0.999105572700500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39" office:value-type="float"/>
          <table:table-cell office:value="-0.9997865557670593" office:value-type="float"/>
          <table:table-cell office:value="-0.9991647005081177" office:value-type="float"/>
          <table:table-cell office:value="-0.9988938570022583" office:value-type="float"/>
          <table:table-cell office:value="-0.9996418356895447" office:value-type="float"/>
          <table:table-cell office:value="0.999564528465271" office:value-type="float"/>
          <table:table-cell office:value="-0.999103605747222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40" office:value-type="float"/>
          <table:table-cell office:value="-0.9997865557670593" office:value-type="float"/>
          <table:table-cell office:value="-0.9991647005081177" office:value-type="float"/>
          <table:table-cell office:value="-0.9988938570022583" office:value-type="float"/>
          <table:table-cell office:value="-0.9996418356895447" office:value-type="float"/>
          <table:table-cell office:value="0.999564528465271" office:value-type="float"/>
          <table:table-cell office:value="-0.999103605747222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41" office:value-type="float"/>
          <table:table-cell office:value="-0.9997912049293518" office:value-type="float"/>
          <table:table-cell office:value="-0.9991598129272461" office:value-type="float"/>
          <table:table-cell office:value="-0.9988895058631897" office:value-type="float"/>
          <table:table-cell office:value="-0.9996502995491028" office:value-type="float"/>
          <table:table-cell office:value="0.999575138092041" office:value-type="float"/>
          <table:table-cell office:value="-0.999100685119628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42" office:value-type="float"/>
          <table:table-cell office:value="-0.9997912049293518" office:value-type="float"/>
          <table:table-cell office:value="-0.9991598129272461" office:value-type="float"/>
          <table:table-cell office:value="-0.9988895058631897" office:value-type="float"/>
          <table:table-cell office:value="-0.9996502995491028" office:value-type="float"/>
          <table:table-cell office:value="0.999575138092041" office:value-type="float"/>
          <table:table-cell office:value="-0.999100685119628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43" office:value-type="float"/>
          <table:table-cell office:value="-0.9997958540916443" office:value-type="float"/>
          <table:table-cell office:value="-0.9991534352302551" office:value-type="float"/>
          <table:table-cell office:value="-0.9988833665847778" office:value-type="float"/>
          <table:table-cell office:value="-0.9996587038040161" office:value-type="float"/>
          <table:table-cell office:value="0.9995856285095215" office:value-type="float"/>
          <table:table-cell office:value="-0.999096393585205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44" office:value-type="float"/>
          <table:table-cell office:value="-0.9997958540916443" office:value-type="float"/>
          <table:table-cell office:value="-0.9991534352302551" office:value-type="float"/>
          <table:table-cell office:value="-0.9988833665847778" office:value-type="float"/>
          <table:table-cell office:value="-0.9996587038040161" office:value-type="float"/>
          <table:table-cell office:value="0.9995856285095215" office:value-type="float"/>
          <table:table-cell office:value="-0.999096393585205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45" office:value-type="float"/>
          <table:table-cell office:value="-0.9998006224632263" office:value-type="float"/>
          <table:table-cell office:value="-0.9991459250450134" office:value-type="float"/>
          <table:table-cell office:value="-0.9988757371902466" office:value-type="float"/>
          <table:table-cell office:value="-0.9996672868728638" office:value-type="float"/>
          <table:table-cell office:value="0.999596118927002" office:value-type="float"/>
          <table:table-cell office:value="-0.999091148376464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46" office:value-type="float"/>
          <table:table-cell office:value="-0.9998006224632263" office:value-type="float"/>
          <table:table-cell office:value="-0.9991459250450134" office:value-type="float"/>
          <table:table-cell office:value="-0.9988757371902466" office:value-type="float"/>
          <table:table-cell office:value="-0.9996672868728638" office:value-type="float"/>
          <table:table-cell office:value="0.999596118927002" office:value-type="float"/>
          <table:table-cell office:value="-0.999091148376464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47" office:value-type="float"/>
          <table:table-cell office:value="-0.9998052716255188" office:value-type="float"/>
          <table:table-cell office:value="-0.9991366863250732" office:value-type="float"/>
          <table:table-cell office:value="-0.998866081237793" office:value-type="float"/>
          <table:table-cell office:value="-0.9996757507324219" office:value-type="float"/>
          <table:table-cell office:value="0.9996066093444824" office:value-type="float"/>
          <table:table-cell office:value="-0.999084353446960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48" office:value-type="float"/>
          <table:table-cell office:value="-0.9998052716255188" office:value-type="float"/>
          <table:table-cell office:value="-0.9991366863250732" office:value-type="float"/>
          <table:table-cell office:value="-0.998866081237793" office:value-type="float"/>
          <table:table-cell office:value="-0.9996757507324219" office:value-type="float"/>
          <table:table-cell office:value="0.9996066093444824" office:value-type="float"/>
          <table:table-cell office:value="-0.999084353446960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49" office:value-type="float"/>
          <table:table-cell office:value="-0.9998100399971008" office:value-type="float"/>
          <table:table-cell office:value="-0.999126136302948" office:value-type="float"/>
          <table:table-cell office:value="-0.9988548159599304" office:value-type="float"/>
          <table:table-cell office:value="-0.9996843338012695" office:value-type="float"/>
          <table:table-cell office:value="0.9996170997619629" office:value-type="float"/>
          <table:table-cell office:value="-0.999076724052429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50" office:value-type="float"/>
          <table:table-cell office:value="-0.9998100399971008" office:value-type="float"/>
          <table:table-cell office:value="-0.999126136302948" office:value-type="float"/>
          <table:table-cell office:value="-0.9988548159599304" office:value-type="float"/>
          <table:table-cell office:value="-0.9996843338012695" office:value-type="float"/>
          <table:table-cell office:value="0.9996170997619629" office:value-type="float"/>
          <table:table-cell office:value="-0.999076724052429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51" office:value-type="float"/>
          <table:table-cell office:value="-0.9998147487640381" office:value-type="float"/>
          <table:table-cell office:value="-0.9991137385368347" office:value-type="float"/>
          <table:table-cell office:value="-0.998841404914856" office:value-type="float"/>
          <table:table-cell office:value="-0.9996927976608276" office:value-type="float"/>
          <table:table-cell office:value="0.9996273517608643" office:value-type="float"/>
          <table:table-cell office:value="-0.999067425727844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52" office:value-type="float"/>
          <table:table-cell office:value="-0.9998147487640381" office:value-type="float"/>
          <table:table-cell office:value="-0.9991137385368347" office:value-type="float"/>
          <table:table-cell office:value="-0.998841404914856" office:value-type="float"/>
          <table:table-cell office:value="-0.9996927976608276" office:value-type="float"/>
          <table:table-cell office:value="0.9996273517608643" office:value-type="float"/>
          <table:table-cell office:value="-0.999067425727844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53" office:value-type="float"/>
          <table:table-cell office:value="-0.9998194575309753" office:value-type="float"/>
          <table:table-cell office:value="-0.999099612236023" office:value-type="float"/>
          <table:table-cell office:value="-0.9988258481025696" office:value-type="float"/>
          <table:table-cell office:value="-0.9997012615203857" office:value-type="float"/>
          <table:table-cell office:value="0.9996376037597656" office:value-type="float"/>
          <table:table-cell office:value="-0.999056696891784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54" office:value-type="float"/>
          <table:table-cell office:value="-0.9998194575309753" office:value-type="float"/>
          <table:table-cell office:value="-0.999099612236023" office:value-type="float"/>
          <table:table-cell office:value="-0.9988258481025696" office:value-type="float"/>
          <table:table-cell office:value="-0.9997012615203857" office:value-type="float"/>
          <table:table-cell office:value="0.9996376037597656" office:value-type="float"/>
          <table:table-cell office:value="-0.999056696891784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55" office:value-type="float"/>
          <table:table-cell office:value="-0.9998241066932678" office:value-type="float"/>
          <table:table-cell office:value="-0.9990834593772888" office:value-type="float"/>
          <table:table-cell office:value="-0.998807966709137" office:value-type="float"/>
          <table:table-cell office:value="-0.9997096061706543" office:value-type="float"/>
          <table:table-cell office:value="0.9996476173400879" office:value-type="float"/>
          <table:table-cell office:value="-0.999044418334960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56" office:value-type="float"/>
          <table:table-cell office:value="-0.9998241066932678" office:value-type="float"/>
          <table:table-cell office:value="-0.9990834593772888" office:value-type="float"/>
          <table:table-cell office:value="-0.998807966709137" office:value-type="float"/>
          <table:table-cell office:value="-0.9997096061706543" office:value-type="float"/>
          <table:table-cell office:value="0.9996476173400879" office:value-type="float"/>
          <table:table-cell office:value="-0.999044418334960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57" office:value-type="float"/>
          <table:table-cell office:value="-0.9998286962509155" office:value-type="float"/>
          <table:table-cell office:value="-0.9990653991699219" office:value-type="float"/>
          <table:table-cell office:value="-0.9987876415252686" office:value-type="float"/>
          <table:table-cell office:value="-0.9997178316116333" office:value-type="float"/>
          <table:table-cell office:value="0.9996576309204102" office:value-type="float"/>
          <table:table-cell office:value="-0.99903035163879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58" office:value-type="float"/>
          <table:table-cell office:value="-0.9998286962509155" office:value-type="float"/>
          <table:table-cell office:value="-0.9990653991699219" office:value-type="float"/>
          <table:table-cell office:value="-0.9987876415252686" office:value-type="float"/>
          <table:table-cell office:value="-0.9997178316116333" office:value-type="float"/>
          <table:table-cell office:value="0.9996576309204102" office:value-type="float"/>
          <table:table-cell office:value="-0.99903035163879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59" office:value-type="float"/>
          <table:table-cell office:value="-0.9998332858085632" office:value-type="float"/>
          <table:table-cell office:value="-0.9990452527999878" office:value-type="float"/>
          <table:table-cell office:value="-0.9987649321556091" office:value-type="float"/>
          <table:table-cell office:value="-0.9997260570526123" office:value-type="float"/>
          <table:table-cell office:value="0.9996674060821533" office:value-type="float"/>
          <table:table-cell office:value="-0.999014914035797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139386783570077" office:value-type="float"/>
          <table:table-cell office:value="60" office:value-type="float"/>
          <table:table-cell office:value="-0.9998332858085632" office:value-type="float"/>
          <table:table-cell office:value="-0.9990452527999878" office:value-type="float"/>
          <table:table-cell office:value="-0.9987649321556091" office:value-type="float"/>
          <table:table-cell office:value="-0.9997260570526123" office:value-type="float"/>
          <table:table-cell office:value="0.9996674060821533" office:value-type="float"/>
          <table:table-cell office:value="-0.9990149140357971" office:value-type="float"/>
        </table:table-row>
      </table:table>
      <table:table table:name="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1</text:p>
          </table:table-cell>
          <table:table-cell office:value-type="string">
            <text:p>y1</text:p>
          </table:table-cell>
          <table:table-cell office:value-type="string">
            <text:p>z1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office:value-type="string">
            <text:p>z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997931718826293" office:value-type="float"/>
          <table:table-cell office:value="-0.00998951017856598" office:value-type="float"/>
          <table:table-cell office:value="-0.009986071586608887" office:value-type="float"/>
          <table:table-cell office:value="-0.009996533989906312" office:value-type="float"/>
          <table:table-cell office:value="0.009995737075805665" office:value-type="float"/>
          <table:table-cell office:value="-0.009988245964050292" office:value-type="float"/>
          <table:table-cell office:value="0.9699482572185487" office:value-type="float"/>
          <table:table-cell office:value="1" office:value-type="float"/>
          <table:table-cell office:value="-0.9997931718826294" office:value-type="float"/>
          <table:table-cell office:value="-0.9989510178565979" office:value-type="float"/>
          <table:table-cell office:value="-0.9986071586608887" office:value-type="float"/>
          <table:table-cell office:value="-0.9996533989906311" office:value-type="float"/>
          <table:table-cell office:value="0.9995737075805664" office:value-type="float"/>
          <table:table-cell office:value="-0.9988245964050293" office:value-type="float"/>
        </table:table-row>
        <table:table-row>
          <table:table-cell office:value="-0.019995932579040525" office:value-type="float"/>
          <table:table-cell office:value="-0.019979095458984374" office:value-type="float"/>
          <table:table-cell office:value="-0.019972319006919863" office:value-type="float"/>
          <table:table-cell office:value="-0.019993194937705995" office:value-type="float"/>
          <table:table-cell office:value="0.0199916410446167" office:value-type="float"/>
          <table:table-cell office:value="-0.01997674345970154" office:value-type="float"/>
          <table:table-cell office:value="0.9551622747714823" office:value-type="float"/>
          <table:table-cell office:value="2" office:value-type="float"/>
          <table:table-cell office:value="-0.9998000860214233" office:value-type="float"/>
          <table:table-cell office:value="-0.9989585280418396" office:value-type="float"/>
          <table:table-cell office:value="-0.9986247420310974" office:value-type="float"/>
          <table:table-cell office:value="-0.9996660947799683" office:value-type="float"/>
          <table:table-cell office:value="0.9995903968811035" office:value-type="float"/>
          <table:table-cell office:value="-0.9988497495651245" office:value-type="float"/>
        </table:table-row>
        <table:table-row>
          <table:table-cell office:value="-0.029994061589241026" office:value-type="float"/>
          <table:table-cell office:value="-0.029968544840812683" office:value-type="float"/>
          <table:table-cell office:value="-0.029958500862121585" office:value-type="float"/>
          <table:table-cell office:value="-0.029990084767341614" office:value-type="float"/>
          <table:table-cell office:value="0.029987833499908446" office:value-type="float"/>
          <table:table-cell office:value="-0.029965320825576784" office:value-type="float"/>
          <table:table-cell office:value="0.9248533087776708" office:value-type="float"/>
          <table:table-cell office:value="3" office:value-type="float"/>
          <table:table-cell office:value="-0.99981290102005" office:value-type="float"/>
          <table:table-cell office:value="-0.9989449381828308" office:value-type="float"/>
          <table:table-cell office:value="-0.9986181855201721" office:value-type="float"/>
          <table:table-cell office:value="-0.999688982963562" office:value-type="float"/>
          <table:table-cell office:value="0.9996192455291748" office:value-type="float"/>
          <table:table-cell office:value="-0.9988577365875244" office:value-type="float"/>
        </table:table-row>
        <table:table-row>
          <table:table-cell office:value="-0.039992266297340394" office:value-type="float"/>
          <table:table-cell office:value="-0.03995810270309448" office:value-type="float"/>
          <table:table-cell office:value="-0.039944902658462525" office:value-type="float"/>
          <table:table-cell office:value="-0.03998710870742798" office:value-type="float"/>
          <table:table-cell office:value="0.03998420000076294" office:value-type="float"/>
          <table:table-cell office:value="-0.039954196810722355" office:value-type="float"/>
          <table:table-cell office:value="0.8919629069264127" office:value-type="float"/>
          <table:table-cell office:value="4" office:value-type="float"/>
          <table:table-cell office:value="-0.9998204708099365" office:value-type="float"/>
          <table:table-cell office:value="-0.9989557862281799" office:value-type="float"/>
          <table:table-cell office:value="-0.9986401796340942" office:value-type="float"/>
          <table:table-cell office:value="-0.9997023940086365" office:value-type="float"/>
          <table:table-cell office:value="0.9996366500854492" office:value-type="float"/>
          <table:table-cell office:value="-0.9988875985145569" office:value-type="float"/>
        </table:table-row>
        <table:table-row>
          <table:table-cell office:value="-0.04999059498310089" office:value-type="float"/>
          <table:table-cell office:value="-0.0499475222826004" office:value-type="float"/>
          <table:table-cell office:value="-0.04993123769760132" office:value-type="float"/>
          <table:table-cell office:value="-0.049984352588653566" office:value-type="float"/>
          <table:table-cell office:value="0.04998084306716919" office:value-type="float"/>
          <table:table-cell office:value="-0.04994316518306732" office:value-type="float"/>
          <table:table-cell office:value="0.8582731939916776" office:value-type="float"/>
          <table:table-cell office:value="5" office:value-type="float"/>
          <table:table-cell office:value="-0.9998328685760498" office:value-type="float"/>
          <table:table-cell office:value="-0.998941957950592" office:value-type="float"/>
          <table:table-cell office:value="-0.9986335039138794" office:value-type="float"/>
          <table:table-cell office:value="-0.9997243881225586" office:value-type="float"/>
          <table:table-cell office:value="0.999664306640625" office:value-type="float"/>
          <table:table-cell office:value="-0.998896837234497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6" office:value-type="float"/>
          <table:table-cell office:value="-0.999840497970581" office:value-type="float"/>
          <table:table-cell office:value="-0.9989564418792725" office:value-type="float"/>
          <table:table-cell office:value="-0.9986594915390015" office:value-type="float"/>
          <table:table-cell office:value="-0.9997376799583435" office:value-type="float"/>
          <table:table-cell office:value="0.9996814727783203" office:value-type="float"/>
          <table:table-cell office:value="-0.998929619789123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7" office:value-type="float"/>
          <table:table-cell office:value="-0.9998451471328735" office:value-type="float"/>
          <table:table-cell office:value="-0.9989275932312012" office:value-type="float"/>
          <table:table-cell office:value="-0.9986262917518616" office:value-type="float"/>
          <table:table-cell office:value="-0.9997458457946777" office:value-type="float"/>
          <table:table-cell office:value="0.9996911287307739" office:value-type="float"/>
          <table:table-cell office:value="-0.998906731605529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8" office:value-type="float"/>
          <table:table-cell office:value="-0.9998451471328735" office:value-type="float"/>
          <table:table-cell office:value="-0.9989275932312012" office:value-type="float"/>
          <table:table-cell office:value="-0.9986262917518616" office:value-type="float"/>
          <table:table-cell office:value="-0.9997458457946777" office:value-type="float"/>
          <table:table-cell office:value="0.9996911287307739" office:value-type="float"/>
          <table:table-cell office:value="-0.998906731605529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9" office:value-type="float"/>
          <table:table-cell office:value="-0.9998496174812317" office:value-type="float"/>
          <table:table-cell office:value="-0.9988959431648254" office:value-type="float"/>
          <table:table-cell office:value="-0.998589813709259" office:value-type="float"/>
          <table:table-cell office:value="-0.9997538328170776" office:value-type="float"/>
          <table:table-cell office:value="0.9997005462646484" office:value-type="float"/>
          <table:table-cell office:value="-0.998881578445434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10" office:value-type="float"/>
          <table:table-cell office:value="-0.9998496174812317" office:value-type="float"/>
          <table:table-cell office:value="-0.9988959431648254" office:value-type="float"/>
          <table:table-cell office:value="-0.998589813709259" office:value-type="float"/>
          <table:table-cell office:value="-0.9997538328170776" office:value-type="float"/>
          <table:table-cell office:value="0.9997005462646484" office:value-type="float"/>
          <table:table-cell office:value="-0.998881578445434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11" office:value-type="float"/>
          <table:table-cell office:value="-0.9998541474342346" office:value-type="float"/>
          <table:table-cell office:value="-0.9988617897033691" office:value-type="float"/>
          <table:table-cell office:value="-0.9985504746437073" office:value-type="float"/>
          <table:table-cell office:value="-0.999761700630188" office:value-type="float"/>
          <table:table-cell office:value="0.9997100830078125" office:value-type="float"/>
          <table:table-cell office:value="-0.99885475635528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12" office:value-type="float"/>
          <table:table-cell office:value="-0.9998541474342346" office:value-type="float"/>
          <table:table-cell office:value="-0.9988617897033691" office:value-type="float"/>
          <table:table-cell office:value="-0.9985504746437073" office:value-type="float"/>
          <table:table-cell office:value="-0.999761700630188" office:value-type="float"/>
          <table:table-cell office:value="0.9997100830078125" office:value-type="float"/>
          <table:table-cell office:value="-0.99885475635528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13" office:value-type="float"/>
          <table:table-cell office:value="-0.999858558177948" office:value-type="float"/>
          <table:table-cell office:value="-0.9988243579864502" office:value-type="float"/>
          <table:table-cell office:value="-0.9985072612762451" office:value-type="float"/>
          <table:table-cell office:value="-0.9997694492340088" office:value-type="float"/>
          <table:table-cell office:value="0.9997191429138184" office:value-type="float"/>
          <table:table-cell office:value="-0.998825848102569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14" office:value-type="float"/>
          <table:table-cell office:value="-0.999858558177948" office:value-type="float"/>
          <table:table-cell office:value="-0.9988243579864502" office:value-type="float"/>
          <table:table-cell office:value="-0.9985072612762451" office:value-type="float"/>
          <table:table-cell office:value="-0.9997694492340088" office:value-type="float"/>
          <table:table-cell office:value="0.9997191429138184" office:value-type="float"/>
          <table:table-cell office:value="-0.998825848102569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15" office:value-type="float"/>
          <table:table-cell office:value="-0.9998628497123718" office:value-type="float"/>
          <table:table-cell office:value="-0.9987835884094238" office:value-type="float"/>
          <table:table-cell office:value="-0.9984598159790039" office:value-type="float"/>
          <table:table-cell office:value="-0.9997769594192505" office:value-type="float"/>
          <table:table-cell office:value="0.9997282028198242" office:value-type="float"/>
          <table:table-cell office:value="-0.998794317245483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16" office:value-type="float"/>
          <table:table-cell office:value="-0.9998628497123718" office:value-type="float"/>
          <table:table-cell office:value="-0.9987835884094238" office:value-type="float"/>
          <table:table-cell office:value="-0.9984598159790039" office:value-type="float"/>
          <table:table-cell office:value="-0.9997769594192505" office:value-type="float"/>
          <table:table-cell office:value="0.9997282028198242" office:value-type="float"/>
          <table:table-cell office:value="-0.998794317245483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17" office:value-type="float"/>
          <table:table-cell office:value="-0.9998670816421509" office:value-type="float"/>
          <table:table-cell office:value="-0.9987391233444214" office:value-type="float"/>
          <table:table-cell office:value="-0.9984079599380493" office:value-type="float"/>
          <table:table-cell office:value="-0.9997842907905579" office:value-type="float"/>
          <table:table-cell office:value="0.9997369050979614" office:value-type="float"/>
          <table:table-cell office:value="-0.99875992536544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18" office:value-type="float"/>
          <table:table-cell office:value="-0.9998670816421509" office:value-type="float"/>
          <table:table-cell office:value="-0.9987391233444214" office:value-type="float"/>
          <table:table-cell office:value="-0.9984079599380493" office:value-type="float"/>
          <table:table-cell office:value="-0.9997842907905579" office:value-type="float"/>
          <table:table-cell office:value="0.9997369050979614" office:value-type="float"/>
          <table:table-cell office:value="-0.99875992536544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19" office:value-type="float"/>
          <table:table-cell office:value="-0.9998711943626404" office:value-type="float"/>
          <table:table-cell office:value="-0.9986906051635742" office:value-type="float"/>
          <table:table-cell office:value="-0.9983512759208679" office:value-type="float"/>
          <table:table-cell office:value="-0.9997914433479309" office:value-type="float"/>
          <table:table-cell office:value="0.9997453689575195" office:value-type="float"/>
          <table:table-cell office:value="-0.998722195625305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20" office:value-type="float"/>
          <table:table-cell office:value="-0.9998711943626404" office:value-type="float"/>
          <table:table-cell office:value="-0.9986906051635742" office:value-type="float"/>
          <table:table-cell office:value="-0.9983512759208679" office:value-type="float"/>
          <table:table-cell office:value="-0.9997914433479309" office:value-type="float"/>
          <table:table-cell office:value="0.9997453689575195" office:value-type="float"/>
          <table:table-cell office:value="-0.998722195625305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21" office:value-type="float"/>
          <table:table-cell office:value="-0.9998752474784851" office:value-type="float"/>
          <table:table-cell office:value="-0.998637855052948" office:value-type="float"/>
          <table:table-cell office:value="-0.9982897043228149" office:value-type="float"/>
          <table:table-cell office:value="-0.9997984170913696" office:value-type="float"/>
          <table:table-cell office:value="0.9997537136077881" office:value-type="float"/>
          <table:table-cell office:value="-0.998681426048278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22" office:value-type="float"/>
          <table:table-cell office:value="-0.9998752474784851" office:value-type="float"/>
          <table:table-cell office:value="-0.998637855052948" office:value-type="float"/>
          <table:table-cell office:value="-0.9982897043228149" office:value-type="float"/>
          <table:table-cell office:value="-0.9997984170913696" office:value-type="float"/>
          <table:table-cell office:value="0.9997537136077881" office:value-type="float"/>
          <table:table-cell office:value="-0.998681426048278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23" office:value-type="float"/>
          <table:table-cell office:value="-0.9998791813850403" office:value-type="float"/>
          <table:table-cell office:value="-0.9985801577568054" office:value-type="float"/>
          <table:table-cell office:value="-0.9982223510742188" office:value-type="float"/>
          <table:table-cell office:value="-0.999805212020874" office:value-type="float"/>
          <table:table-cell office:value="0.9997618198394775" office:value-type="float"/>
          <table:table-cell office:value="-0.998636662960052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24" office:value-type="float"/>
          <table:table-cell office:value="-0.9998791813850403" office:value-type="float"/>
          <table:table-cell office:value="-0.9985801577568054" office:value-type="float"/>
          <table:table-cell office:value="-0.9982223510742188" office:value-type="float"/>
          <table:table-cell office:value="-0.999805212020874" office:value-type="float"/>
          <table:table-cell office:value="0.9997618198394775" office:value-type="float"/>
          <table:table-cell office:value="-0.998636662960052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25" office:value-type="float"/>
          <table:table-cell office:value="-0.9998830556869507" office:value-type="float"/>
          <table:table-cell office:value="-0.9985175132751465" office:value-type="float"/>
          <table:table-cell office:value="-0.9981495141983032" office:value-type="float"/>
          <table:table-cell office:value="-0.9998118281364441" office:value-type="float"/>
          <table:table-cell office:value="0.9997696876525879" office:value-type="float"/>
          <table:table-cell office:value="-0.998588919639587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26" office:value-type="float"/>
          <table:table-cell office:value="-0.9998830556869507" office:value-type="float"/>
          <table:table-cell office:value="-0.9985175132751465" office:value-type="float"/>
          <table:table-cell office:value="-0.9981495141983032" office:value-type="float"/>
          <table:table-cell office:value="-0.9998118281364441" office:value-type="float"/>
          <table:table-cell office:value="0.9997696876525879" office:value-type="float"/>
          <table:table-cell office:value="-0.998588919639587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27" office:value-type="float"/>
          <table:table-cell office:value="-0.9998867511749268" office:value-type="float"/>
          <table:table-cell office:value="-0.9984488487243652" office:value-type="float"/>
          <table:table-cell office:value="-0.9980696439743042" office:value-type="float"/>
          <table:table-cell office:value="-0.9998182058334351" office:value-type="float"/>
          <table:table-cell office:value="0.9997773170471191" office:value-type="float"/>
          <table:table-cell office:value="-0.998536467552185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28" office:value-type="float"/>
          <table:table-cell office:value="-0.9998867511749268" office:value-type="float"/>
          <table:table-cell office:value="-0.9984488487243652" office:value-type="float"/>
          <table:table-cell office:value="-0.9980696439743042" office:value-type="float"/>
          <table:table-cell office:value="-0.9998182058334351" office:value-type="float"/>
          <table:table-cell office:value="0.9997773170471191" office:value-type="float"/>
          <table:table-cell office:value="-0.998536467552185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29" office:value-type="float"/>
          <table:table-cell office:value="-0.9998904466629028" office:value-type="float"/>
          <table:table-cell office:value="-0.9983744025230408" office:value-type="float"/>
          <table:table-cell office:value="-0.9979824423789978" office:value-type="float"/>
          <table:table-cell office:value="-0.9998244047164917" office:value-type="float"/>
          <table:table-cell office:value="0.9997848272323608" office:value-type="float"/>
          <table:table-cell office:value="-0.998479723930358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30" office:value-type="float"/>
          <table:table-cell office:value="-0.9998904466629028" office:value-type="float"/>
          <table:table-cell office:value="-0.9983744025230408" office:value-type="float"/>
          <table:table-cell office:value="-0.9979824423789978" office:value-type="float"/>
          <table:table-cell office:value="-0.9998244047164917" office:value-type="float"/>
          <table:table-cell office:value="0.9997848272323608" office:value-type="float"/>
          <table:table-cell office:value="-0.998479723930358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31" office:value-type="float"/>
          <table:table-cell office:value="-0.9998939633369446" office:value-type="float"/>
          <table:table-cell office:value="-0.9982932209968567" office:value-type="float"/>
          <table:table-cell office:value="-0.9978877305984497" office:value-type="float"/>
          <table:table-cell office:value="-0.999830424785614" office:value-type="float"/>
          <table:table-cell office:value="0.9997920989990234" office:value-type="float"/>
          <table:table-cell office:value="-0.998418152332305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32" office:value-type="float"/>
          <table:table-cell office:value="-0.9998939633369446" office:value-type="float"/>
          <table:table-cell office:value="-0.9982932209968567" office:value-type="float"/>
          <table:table-cell office:value="-0.9978877305984497" office:value-type="float"/>
          <table:table-cell office:value="-0.999830424785614" office:value-type="float"/>
          <table:table-cell office:value="0.9997920989990234" office:value-type="float"/>
          <table:table-cell office:value="-0.998418152332305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33" office:value-type="float"/>
          <table:table-cell office:value="-0.9998974204063416" office:value-type="float"/>
          <table:table-cell office:value="-0.998204231262207" office:value-type="float"/>
          <table:table-cell office:value="-0.9977843165397644" office:value-type="float"/>
          <table:table-cell office:value="-0.999836266040802" office:value-type="float"/>
          <table:table-cell office:value="0.9997991323471069" office:value-type="float"/>
          <table:table-cell office:value="-0.998351216316223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34" office:value-type="float"/>
          <table:table-cell office:value="-0.9998974204063416" office:value-type="float"/>
          <table:table-cell office:value="-0.998204231262207" office:value-type="float"/>
          <table:table-cell office:value="-0.9977843165397644" office:value-type="float"/>
          <table:table-cell office:value="-0.999836266040802" office:value-type="float"/>
          <table:table-cell office:value="0.9997991323471069" office:value-type="float"/>
          <table:table-cell office:value="-0.998351216316223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35" office:value-type="float"/>
          <table:table-cell office:value="-0.999900758266449" office:value-type="float"/>
          <table:table-cell office:value="-0.998106837272644" office:value-type="float"/>
          <table:table-cell office:value="-0.9976715445518494" office:value-type="float"/>
          <table:table-cell office:value="-0.9998419284820557" office:value-type="float"/>
          <table:table-cell office:value="0.9998059272766113" office:value-type="float"/>
          <table:table-cell office:value="-0.998278856277465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36" office:value-type="float"/>
          <table:table-cell office:value="-0.999900758266449" office:value-type="float"/>
          <table:table-cell office:value="-0.998106837272644" office:value-type="float"/>
          <table:table-cell office:value="-0.9976715445518494" office:value-type="float"/>
          <table:table-cell office:value="-0.9998419284820557" office:value-type="float"/>
          <table:table-cell office:value="0.9998059272766113" office:value-type="float"/>
          <table:table-cell office:value="-0.998278856277465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37" office:value-type="float"/>
          <table:table-cell office:value="-0.9999040365219116" office:value-type="float"/>
          <table:table-cell office:value="-0.9979994297027588" office:value-type="float"/>
          <table:table-cell office:value="-0.9975475668907166" office:value-type="float"/>
          <table:table-cell office:value="-0.9998474717140198" office:value-type="float"/>
          <table:table-cell office:value="0.9998126029968262" office:value-type="float"/>
          <table:table-cell office:value="-0.998199284076690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38" office:value-type="float"/>
          <table:table-cell office:value="-0.9999040365219116" office:value-type="float"/>
          <table:table-cell office:value="-0.9979994297027588" office:value-type="float"/>
          <table:table-cell office:value="-0.9975475668907166" office:value-type="float"/>
          <table:table-cell office:value="-0.9998474717140198" office:value-type="float"/>
          <table:table-cell office:value="0.9998126029968262" office:value-type="float"/>
          <table:table-cell office:value="-0.998199284076690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39" office:value-type="float"/>
          <table:table-cell office:value="-0.9999072551727295" office:value-type="float"/>
          <table:table-cell office:value="-0.9978808760643005" office:value-type="float"/>
          <table:table-cell office:value="-0.997410774230957" office:value-type="float"/>
          <table:table-cell office:value="-0.9998527765274048" office:value-type="float"/>
          <table:table-cell office:value="0.9998190402984619" office:value-type="float"/>
          <table:table-cell office:value="-0.99811267852783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40" office:value-type="float"/>
          <table:table-cell office:value="-0.9999072551727295" office:value-type="float"/>
          <table:table-cell office:value="-0.9978808760643005" office:value-type="float"/>
          <table:table-cell office:value="-0.997410774230957" office:value-type="float"/>
          <table:table-cell office:value="-0.9998527765274048" office:value-type="float"/>
          <table:table-cell office:value="0.9998190402984619" office:value-type="float"/>
          <table:table-cell office:value="-0.99811267852783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41" office:value-type="float"/>
          <table:table-cell office:value="-0.999910295009613" office:value-type="float"/>
          <table:table-cell office:value="-0.9977491497993469" office:value-type="float"/>
          <table:table-cell office:value="-0.9972593784332275" office:value-type="float"/>
          <table:table-cell office:value="-0.9998579621315002" office:value-type="float"/>
          <table:table-cell office:value="0.9998252391815186" office:value-type="float"/>
          <table:table-cell office:value="-0.998017251491546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42" office:value-type="float"/>
          <table:table-cell office:value="-0.999910295009613" office:value-type="float"/>
          <table:table-cell office:value="-0.9977491497993469" office:value-type="float"/>
          <table:table-cell office:value="-0.9972593784332275" office:value-type="float"/>
          <table:table-cell office:value="-0.9998579621315002" office:value-type="float"/>
          <table:table-cell office:value="0.9998252391815186" office:value-type="float"/>
          <table:table-cell office:value="-0.998017251491546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43" office:value-type="float"/>
          <table:table-cell office:value="-0.9999133348464966" office:value-type="float"/>
          <table:table-cell office:value="-0.9976032376289368" office:value-type="float"/>
          <table:table-cell office:value="-0.9970919489860535" office:value-type="float"/>
          <table:table-cell office:value="-0.9998630285263062" office:value-type="float"/>
          <table:table-cell office:value="0.9998313188552856" office:value-type="float"/>
          <table:table-cell office:value="-0.997912704944610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44" office:value-type="float"/>
          <table:table-cell office:value="-0.9999133348464966" office:value-type="float"/>
          <table:table-cell office:value="-0.9976032376289368" office:value-type="float"/>
          <table:table-cell office:value="-0.9970919489860535" office:value-type="float"/>
          <table:table-cell office:value="-0.9998630285263062" office:value-type="float"/>
          <table:table-cell office:value="0.9998313188552856" office:value-type="float"/>
          <table:table-cell office:value="-0.997912704944610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45" office:value-type="float"/>
          <table:table-cell office:value="-0.9999161958694458" office:value-type="float"/>
          <table:table-cell office:value="-0.997440755367279" office:value-type="float"/>
          <table:table-cell office:value="-0.9969063401222229" office:value-type="float"/>
          <table:table-cell office:value="-0.999867856502533" office:value-type="float"/>
          <table:table-cell office:value="0.9998371601104736" office:value-type="float"/>
          <table:table-cell office:value="-0.997797369956970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46" office:value-type="float"/>
          <table:table-cell office:value="-0.9999161958694458" office:value-type="float"/>
          <table:table-cell office:value="-0.997440755367279" office:value-type="float"/>
          <table:table-cell office:value="-0.9969063401222229" office:value-type="float"/>
          <table:table-cell office:value="-0.999867856502533" office:value-type="float"/>
          <table:table-cell office:value="0.9998371601104736" office:value-type="float"/>
          <table:table-cell office:value="-0.997797369956970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47" office:value-type="float"/>
          <table:table-cell office:value="-0.9999189972877502" office:value-type="float"/>
          <table:table-cell office:value="-0.9972600340843201" office:value-type="float"/>
          <table:table-cell office:value="-0.9966903924942017" office:value-type="float"/>
          <table:table-cell office:value="-0.9998723268508911" office:value-type="float"/>
          <table:table-cell office:value="0.9998431205749512" office:value-type="float"/>
          <table:table-cell office:value="-0.99767720699310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48" office:value-type="float"/>
          <table:table-cell office:value="-0.9999189972877502" office:value-type="float"/>
          <table:table-cell office:value="-0.9972600340843201" office:value-type="float"/>
          <table:table-cell office:value="-0.9966903924942017" office:value-type="float"/>
          <table:table-cell office:value="-0.9998723268508911" office:value-type="float"/>
          <table:table-cell office:value="0.9998431205749512" office:value-type="float"/>
          <table:table-cell office:value="-0.99767720699310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49" office:value-type="float"/>
          <table:table-cell office:value="-0.9999216198921204" office:value-type="float"/>
          <table:table-cell office:value="-0.9970576763153076" office:value-type="float"/>
          <table:table-cell office:value="-0.9964450001716614" office:value-type="float"/>
          <table:table-cell office:value="-0.9998766183853149" office:value-type="float"/>
          <table:table-cell office:value="0.9998489618301392" office:value-type="float"/>
          <table:table-cell office:value="-0.997547388076782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50" office:value-type="float"/>
          <table:table-cell office:value="-0.9999216198921204" office:value-type="float"/>
          <table:table-cell office:value="-0.9970576763153076" office:value-type="float"/>
          <table:table-cell office:value="-0.9964450001716614" office:value-type="float"/>
          <table:table-cell office:value="-0.9998766183853149" office:value-type="float"/>
          <table:table-cell office:value="0.9998489618301392" office:value-type="float"/>
          <table:table-cell office:value="-0.997547388076782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51" office:value-type="float"/>
          <table:table-cell office:value="-0.9999241828918457" office:value-type="float"/>
          <table:table-cell office:value="-0.9968301653862" office:value-type="float"/>
          <table:table-cell office:value="-0.9961650967597961" office:value-type="float"/>
          <table:table-cell office:value="-0.9998807907104492" office:value-type="float"/>
          <table:table-cell office:value="0.9998548030853271" office:value-type="float"/>
          <table:table-cell office:value="-0.997406065464019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52" office:value-type="float"/>
          <table:table-cell office:value="-0.9999241828918457" office:value-type="float"/>
          <table:table-cell office:value="-0.9968301653862" office:value-type="float"/>
          <table:table-cell office:value="-0.9961650967597961" office:value-type="float"/>
          <table:table-cell office:value="-0.9998807907104492" office:value-type="float"/>
          <table:table-cell office:value="0.9998548030853271" office:value-type="float"/>
          <table:table-cell office:value="-0.997406065464019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53" office:value-type="float"/>
          <table:table-cell office:value="-0.9999266862869263" office:value-type="float"/>
          <table:table-cell office:value="-0.9965731501579285" office:value-type="float"/>
          <table:table-cell office:value="-0.9958462119102478" office:value-type="float"/>
          <table:table-cell office:value="-0.9998847842216492" office:value-type="float"/>
          <table:table-cell office:value="0.9998605251312256" office:value-type="float"/>
          <table:table-cell office:value="-0.997250854969024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54" office:value-type="float"/>
          <table:table-cell office:value="-0.9999266862869263" office:value-type="float"/>
          <table:table-cell office:value="-0.9965731501579285" office:value-type="float"/>
          <table:table-cell office:value="-0.9958462119102478" office:value-type="float"/>
          <table:table-cell office:value="-0.9998847842216492" office:value-type="float"/>
          <table:table-cell office:value="0.9998605251312256" office:value-type="float"/>
          <table:table-cell office:value="-0.997250854969024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55" office:value-type="float"/>
          <table:table-cell office:value="-0.9999291896820068" office:value-type="float"/>
          <table:table-cell office:value="-0.9962815046310425" office:value-type="float"/>
          <table:table-cell office:value="-0.9954823851585388" office:value-type="float"/>
          <table:table-cell office:value="-0.9998887181282043" office:value-type="float"/>
          <table:table-cell office:value="0.9998661279678345" office:value-type="float"/>
          <table:table-cell office:value="-0.997078776359558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56" office:value-type="float"/>
          <table:table-cell office:value="-0.9999291896820068" office:value-type="float"/>
          <table:table-cell office:value="-0.9962815046310425" office:value-type="float"/>
          <table:table-cell office:value="-0.9954823851585388" office:value-type="float"/>
          <table:table-cell office:value="-0.9998887181282043" office:value-type="float"/>
          <table:table-cell office:value="0.9998661279678345" office:value-type="float"/>
          <table:table-cell office:value="-0.997078776359558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57" office:value-type="float"/>
          <table:table-cell office:value="-0.9999315738677979" office:value-type="float"/>
          <table:table-cell office:value="-0.9959494471549988" office:value-type="float"/>
          <table:table-cell office:value="-0.9950665831565857" office:value-type="float"/>
          <table:table-cell office:value="-0.9998925924301147" office:value-type="float"/>
          <table:table-cell office:value="0.9998717308044434" office:value-type="float"/>
          <table:table-cell office:value="-0.996887266635894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58" office:value-type="float"/>
          <table:table-cell office:value="-0.9999315738677979" office:value-type="float"/>
          <table:table-cell office:value="-0.9959494471549988" office:value-type="float"/>
          <table:table-cell office:value="-0.9950665831565857" office:value-type="float"/>
          <table:table-cell office:value="-0.9998925924301147" office:value-type="float"/>
          <table:table-cell office:value="0.9998717308044434" office:value-type="float"/>
          <table:table-cell office:value="-0.996887266635894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59" office:value-type="float"/>
          <table:table-cell office:value="-0.9999340176582336" office:value-type="float"/>
          <table:table-cell office:value="-0.9955698251724243" office:value-type="float"/>
          <table:table-cell office:value="-0.9945900440216064" office:value-type="float"/>
          <table:table-cell office:value="-0.9998964071273804" office:value-type="float"/>
          <table:table-cell office:value="0.9998770952224731" office:value-type="float"/>
          <table:table-cell office:value="-0.996673166751861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81492095512662" office:value-type="float"/>
          <table:table-cell office:value="60" office:value-type="float"/>
          <table:table-cell office:value="-0.9999340176582336" office:value-type="float"/>
          <table:table-cell office:value="-0.9955698251724243" office:value-type="float"/>
          <table:table-cell office:value="-0.9945900440216064" office:value-type="float"/>
          <table:table-cell office:value="-0.9998964071273804" office:value-type="float"/>
          <table:table-cell office:value="0.9998770952224731" office:value-type="float"/>
          <table:table-cell office:value="-0.9966731667518616" office:value-type="float"/>
        </table:table-row>
      </table:table>
      <table:table table:name="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1</text:p>
          </table:table-cell>
          <table:table-cell office:value-type="string">
            <text:p>y1</text:p>
          </table:table-cell>
          <table:table-cell office:value-type="string">
            <text:p>z1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office:value-type="string">
            <text:p>z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999247789382935" office:value-type="float"/>
          <table:table-cell office:value="-0.009955744743347168" office:value-type="float"/>
          <table:table-cell office:value="-0.009943453669548035" office:value-type="float"/>
          <table:table-cell office:value="-0.00999879240989685" office:value-type="float"/>
          <table:table-cell office:value="0.00999856472015381" office:value-type="float"/>
          <table:table-cell office:value="-0.009962818622589112" office:value-type="float"/>
          <table:table-cell office:value="0.9466534408836721" office:value-type="float"/>
          <table:table-cell office:value="1" office:value-type="float"/>
          <table:table-cell office:value="-0.9999247789382935" office:value-type="float"/>
          <table:table-cell office:value="-0.9955744743347168" office:value-type="float"/>
          <table:table-cell office:value="-0.9943453669548035" office:value-type="float"/>
          <table:table-cell office:value="-0.9998792409896851" office:value-type="float"/>
          <table:table-cell office:value="0.9998564720153809" office:value-type="float"/>
          <table:table-cell office:value="-0.9962818622589111" office:value-type="float"/>
        </table:table-row>
        <table:table-row>
          <table:table-cell office:value="-0.0199985146522522" office:value-type="float"/>
          <table:table-cell office:value="-0.019910315275192263" office:value-type="float"/>
          <table:table-cell office:value="-0.019885927438735962" office:value-type="float"/>
          <table:table-cell office:value="-0.01999762177467346" office:value-type="float"/>
          <table:table-cell office:value="0.01999717473983765" office:value-type="float"/>
          <table:table-cell office:value="-0.019925717115402225" office:value-type="float"/>
          <table:table-cell office:value="0.923195632082661" office:value-type="float"/>
          <table:table-cell office:value="2" office:value-type="float"/>
          <table:table-cell office:value="-0.9999266862869263" office:value-type="float"/>
          <table:table-cell office:value="-0.9954570531845093" office:value-type="float"/>
          <table:table-cell office:value="-0.9942473769187927" office:value-type="float"/>
          <table:table-cell office:value="-0.9998829364776611" office:value-type="float"/>
          <table:table-cell office:value="0.9998610019683838" office:value-type="float"/>
          <table:table-cell office:value="-0.996289849281311" office:value-type="float"/>
        </table:table-row>
        <table:table-row>
          <table:table-cell office:value="-0.029997830986976625" office:value-type="float"/>
          <table:table-cell office:value="-0.029859151244163516" office:value-type="float"/>
          <table:table-cell office:value="-0.029821536540985107" office:value-type="float"/>
          <table:table-cell office:value="-0.02999653697013855" office:value-type="float"/>
          <table:table-cell office:value="0.02999589800834656" office:value-type="float"/>
          <table:table-cell office:value="-0.029886129498481753" office:value-type="float"/>
          <table:table-cell office:value="0.8934722034312295" office:value-type="float"/>
          <table:table-cell office:value="3" office:value-type="float"/>
          <table:table-cell office:value="-0.9999316334724426" office:value-type="float"/>
          <table:table-cell office:value="-0.9948835968971252" office:value-type="float"/>
          <table:table-cell office:value="-0.9935609102249146" office:value-type="float"/>
          <table:table-cell office:value="-0.9998915195465088" office:value-type="float"/>
          <table:table-cell office:value="0.9998723268508911" office:value-type="float"/>
          <table:table-cell office:value="-0.9960412383079529" office:value-type="float"/>
        </table:table-row>
        <table:table-row>
          <table:table-cell office:value="-0.03999716937541962" office:value-type="float"/>
          <table:table-cell office:value="-0.03980656445026398" office:value-type="float"/>
          <table:table-cell office:value="-0.03975602924823761" office:value-type="float"/>
          <table:table-cell office:value="-0.03999549210071564" office:value-type="float"/>
          <table:table-cell office:value="0.03999467015266418" office:value-type="float"/>
          <table:table-cell office:value="-0.03984671413898468" office:value-type="float"/>
          <table:table-cell office:value="0.8614942225766434" office:value-type="float"/>
          <table:table-cell office:value="4" office:value-type="float"/>
          <table:table-cell office:value="-0.9999338388442993" office:value-type="float"/>
          <table:table-cell office:value="-0.9947413206100464" office:value-type="float"/>
          <table:table-cell office:value="-0.9934492707252502" office:value-type="float"/>
          <table:table-cell office:value="-0.9998955130577087" office:value-type="float"/>
          <table:table-cell office:value="0.9998772144317627" office:value-type="float"/>
          <table:table-cell office:value="-0.996058464050293" office:value-type="float"/>
        </table:table-row>
        <table:table-row>
          <table:table-cell office:value="-0.04999655544757843" office:value-type="float"/>
          <table:table-cell office:value="-0.04974684655666352" office:value-type="float"/>
          <table:table-cell office:value="-0.04968214333057404" office:value-type="float"/>
          <table:table-cell office:value="-0.04999452769756317" office:value-type="float"/>
          <table:table-cell office:value="0.04999354720115662" office:value-type="float"/>
          <table:table-cell office:value="-0.04980447411537171" office:value-type="float"/>
          <table:table-cell office:value="0.8285298202519262" office:value-type="float"/>
          <table:table-cell office:value="5" office:value-type="float"/>
          <table:table-cell office:value="-0.9999386072158813" office:value-type="float"/>
          <table:table-cell office:value="-0.9940282106399536" office:value-type="float"/>
          <table:table-cell office:value="-0.9926114082336426" office:value-type="float"/>
          <table:table-cell office:value="-0.9999035596847534" office:value-type="float"/>
          <table:table-cell office:value="0.9998877048492432" office:value-type="float"/>
          <table:table-cell office:value="-0.995775997638702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81085626198538" office:value-type="float"/>
          <table:table-cell office:value="6" office:value-type="float"/>
          <table:table-cell office:value="-0.9999407529830933" office:value-type="float"/>
          <table:table-cell office:value="-0.9938644766807556" office:value-type="float"/>
          <table:table-cell office:value="-0.9924864172935486" office:value-type="float"/>
          <table:table-cell office:value="-0.9999074339866638" office:value-type="float"/>
          <table:table-cell office:value="0.9998924732208252" office:value-type="float"/>
          <table:table-cell office:value="-0.995798945426940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81085626198538" office:value-type="float"/>
          <table:table-cell office:value="7" office:value-type="float"/>
          <table:table-cell office:value="-0.9999430775642395" office:value-type="float"/>
          <table:table-cell office:value="-0.9931572675704956" office:value-type="float"/>
          <table:table-cell office:value="-0.9915966391563416" office:value-type="float"/>
          <table:table-cell office:value="-0.9999110698699951" office:value-type="float"/>
          <table:table-cell office:value="0.9998974800109863" office:value-type="float"/>
          <table:table-cell office:value="-0.995446681976318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81085626198538" office:value-type="float"/>
          <table:table-cell office:value="8" office:value-type="float"/>
          <table:table-cell office:value="-0.9999430775642395" office:value-type="float"/>
          <table:table-cell office:value="-0.9931572675704956" office:value-type="float"/>
          <table:table-cell office:value="-0.9915966391563416" office:value-type="float"/>
          <table:table-cell office:value="-0.9999110698699951" office:value-type="float"/>
          <table:table-cell office:value="0.9998974800109863" office:value-type="float"/>
          <table:table-cell office:value="-0.995446681976318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81085626198538" office:value-type="float"/>
          <table:table-cell office:value="9" office:value-type="float"/>
          <table:table-cell office:value="-0.9999452829360962" office:value-type="float"/>
          <table:table-cell office:value="-0.9923239350318909" office:value-type="float"/>
          <table:table-cell office:value="-0.9905436635017395" office:value-type="float"/>
          <table:table-cell office:value="-0.9999145269393921" office:value-type="float"/>
          <table:table-cell office:value="0.9999023675918579" office:value-type="float"/>
          <table:table-cell office:value="-0.995041668415069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81085626198538" office:value-type="float"/>
          <table:table-cell office:value="10" office:value-type="float"/>
          <table:table-cell office:value="-0.9999452829360962" office:value-type="float"/>
          <table:table-cell office:value="-0.9923239350318909" office:value-type="float"/>
          <table:table-cell office:value="-0.9905436635017395" office:value-type="float"/>
          <table:table-cell office:value="-0.9999145269393921" office:value-type="float"/>
          <table:table-cell office:value="0.9999023675918579" office:value-type="float"/>
          <table:table-cell office:value="-0.995041668415069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81085626198538" office:value-type="float"/>
          <table:table-cell office:value="11" office:value-type="float"/>
          <table:table-cell office:value="-0.9999474287033081" office:value-type="float"/>
          <table:table-cell office:value="-0.9913327693939209" office:value-type="float"/>
          <table:table-cell office:value="-0.9892978668212891" office:value-type="float"/>
          <table:table-cell office:value="-0.9999178051948547" office:value-type="float"/>
          <table:table-cell office:value="0.9999070167541504" office:value-type="float"/>
          <table:table-cell office:value="-0.994578123092651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81085626198538" office:value-type="float"/>
          <table:table-cell office:value="12" office:value-type="float"/>
          <table:table-cell office:value="-0.9999474287033081" office:value-type="float"/>
          <table:table-cell office:value="-0.9913327693939209" office:value-type="float"/>
          <table:table-cell office:value="-0.9892978668212891" office:value-type="float"/>
          <table:table-cell office:value="-0.9999178051948547" office:value-type="float"/>
          <table:table-cell office:value="0.9999070167541504" office:value-type="float"/>
          <table:table-cell office:value="-0.994578123092651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81085626198538" office:value-type="float"/>
          <table:table-cell office:value="13" office:value-type="float"/>
          <table:table-cell office:value="-0.9999496340751648" office:value-type="float"/>
          <table:table-cell office:value="-0.9901353716850281" office:value-type="float"/>
          <table:table-cell office:value="-0.9878168702125549" office:value-type="float"/>
          <table:table-cell office:value="-0.9999209642410278" office:value-type="float"/>
          <table:table-cell office:value="0.9999115467071533" office:value-type="float"/>
          <table:table-cell office:value="-0.994040369987487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81085626198538" office:value-type="float"/>
          <table:table-cell office:value="14" office:value-type="float"/>
          <table:table-cell office:value="-0.9999496340751648" office:value-type="float"/>
          <table:table-cell office:value="-0.9901353716850281" office:value-type="float"/>
          <table:table-cell office:value="-0.9878168702125549" office:value-type="float"/>
          <table:table-cell office:value="-0.9999209642410278" office:value-type="float"/>
          <table:table-cell office:value="0.9999115467071533" office:value-type="float"/>
          <table:table-cell office:value="-0.994040369987487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81085626198538" office:value-type="float"/>
          <table:table-cell office:value="15" office:value-type="float"/>
          <table:table-cell office:value="-0.9999518394470215" office:value-type="float"/>
          <table:table-cell office:value="-0.9886878132820129" office:value-type="float"/>
          <table:table-cell office:value="-0.9860411882400513" office:value-type="float"/>
          <table:table-cell office:value="-0.9999240040779114" office:value-type="float"/>
          <table:table-cell office:value="0.9999160766601562" office:value-type="float"/>
          <table:table-cell office:value="-0.993414103984832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81085626198538" office:value-type="float"/>
          <table:table-cell office:value="16" office:value-type="float"/>
          <table:table-cell office:value="-0.9999518394470215" office:value-type="float"/>
          <table:table-cell office:value="-0.9886878132820129" office:value-type="float"/>
          <table:table-cell office:value="-0.9860411882400513" office:value-type="float"/>
          <table:table-cell office:value="-0.9999240040779114" office:value-type="float"/>
          <table:table-cell office:value="0.9999160766601562" office:value-type="float"/>
          <table:table-cell office:value="-0.993414103984832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81085626198538" office:value-type="float"/>
          <table:table-cell office:value="17" office:value-type="float"/>
          <table:table-cell office:value="-0.9999539852142334" office:value-type="float"/>
          <table:table-cell office:value="-0.986927330493927" office:value-type="float"/>
          <table:table-cell office:value="-0.983892023563385" office:value-type="float"/>
          <table:table-cell office:value="-0.9999269843101501" office:value-type="float"/>
          <table:table-cell office:value="0.9999203681945801" office:value-type="float"/>
          <table:table-cell office:value="-0.992681384086608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81085626198538" office:value-type="float"/>
          <table:table-cell office:value="18" office:value-type="float"/>
          <table:table-cell office:value="-0.9999539852142334" office:value-type="float"/>
          <table:table-cell office:value="-0.986927330493927" office:value-type="float"/>
          <table:table-cell office:value="-0.983892023563385" office:value-type="float"/>
          <table:table-cell office:value="-0.9999269843101501" office:value-type="float"/>
          <table:table-cell office:value="0.9999203681945801" office:value-type="float"/>
          <table:table-cell office:value="-0.992681384086608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81085626198538" office:value-type="float"/>
          <table:table-cell office:value="19" office:value-type="float"/>
          <table:table-cell office:value="-0.9999560117721558" office:value-type="float"/>
          <table:table-cell office:value="-0.984761118888855" office:value-type="float"/>
          <table:table-cell office:value="-0.9812647700309753" office:value-type="float"/>
          <table:table-cell office:value="-0.999929666519165" office:value-type="float"/>
          <table:table-cell office:value="0.9999244213104248" office:value-type="float"/>
          <table:table-cell office:value="-0.991819381713867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81085626198538" office:value-type="float"/>
          <table:table-cell office:value="20" office:value-type="float"/>
          <table:table-cell office:value="-0.9999560117721558" office:value-type="float"/>
          <table:table-cell office:value="-0.984761118888855" office:value-type="float"/>
          <table:table-cell office:value="-0.9812647700309753" office:value-type="float"/>
          <table:table-cell office:value="-0.999929666519165" office:value-type="float"/>
          <table:table-cell office:value="0.9999244213104248" office:value-type="float"/>
          <table:table-cell office:value="-0.991819381713867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81085626198538" office:value-type="float"/>
          <table:table-cell office:value="21" office:value-type="float"/>
          <table:table-cell office:value="-0.9999578595161438" office:value-type="float"/>
          <table:table-cell office:value="-0.9820331931114197" office:value-type="float"/>
          <table:table-cell office:value="-0.9779192209243774" office:value-type="float"/>
          <table:table-cell office:value="-0.9999321699142456" office:value-type="float"/>
          <table:table-cell office:value="0.9999278783798218" office:value-type="float"/>
          <table:table-cell office:value="-0.990809500217437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81085626198538" office:value-type="float"/>
          <table:table-cell office:value="22" office:value-type="float"/>
          <table:table-cell office:value="-0.9999578595161438" office:value-type="float"/>
          <table:table-cell office:value="-0.9820331931114197" office:value-type="float"/>
          <table:table-cell office:value="-0.9779192209243774" office:value-type="float"/>
          <table:table-cell office:value="-0.9999321699142456" office:value-type="float"/>
          <table:table-cell office:value="0.9999278783798218" office:value-type="float"/>
          <table:table-cell office:value="-0.990809500217437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81085626198538" office:value-type="float"/>
          <table:table-cell office:value="23" office:value-type="float"/>
          <table:table-cell office:value="-0.9999596476554871" office:value-type="float"/>
          <table:table-cell office:value="-0.9785832166671753" office:value-type="float"/>
          <table:table-cell office:value="-0.9736872911453247" office:value-type="float"/>
          <table:table-cell office:value="-0.9999345541000366" office:value-type="float"/>
          <table:table-cell office:value="0.9999310970306396" office:value-type="float"/>
          <table:table-cell office:value="-0.989619076251983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81085626198538" office:value-type="float"/>
          <table:table-cell office:value="24" office:value-type="float"/>
          <table:table-cell office:value="-0.9999596476554871" office:value-type="float"/>
          <table:table-cell office:value="-0.9785832166671753" office:value-type="float"/>
          <table:table-cell office:value="-0.9736872911453247" office:value-type="float"/>
          <table:table-cell office:value="-0.9999345541000366" office:value-type="float"/>
          <table:table-cell office:value="0.9999310970306396" office:value-type="float"/>
          <table:table-cell office:value="-0.989619076251983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81085626198538" office:value-type="float"/>
          <table:table-cell office:value="25" office:value-type="float"/>
          <table:table-cell office:value="-0.9999613761901855" office:value-type="float"/>
          <table:table-cell office:value="-0.9741652607917786" office:value-type="float"/>
          <table:table-cell office:value="-0.9682366251945496" office:value-type="float"/>
          <table:table-cell office:value="-0.9999369382858276" office:value-type="float"/>
          <table:table-cell office:value="0.999934196472168" office:value-type="float"/>
          <table:table-cell office:value="-0.988194346427917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81085626198538" office:value-type="float"/>
          <table:table-cell office:value="26" office:value-type="float"/>
          <table:table-cell office:value="-0.9999613761901855" office:value-type="float"/>
          <table:table-cell office:value="-0.9741652607917786" office:value-type="float"/>
          <table:table-cell office:value="-0.9682366251945496" office:value-type="float"/>
          <table:table-cell office:value="-0.9999369382858276" office:value-type="float"/>
          <table:table-cell office:value="0.999934196472168" office:value-type="float"/>
          <table:table-cell office:value="-0.988194346427917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81085626198538" office:value-type="float"/>
          <table:table-cell office:value="27" office:value-type="float"/>
          <table:table-cell office:value="-0.999963104724884" office:value-type="float"/>
          <table:table-cell office:value="-0.9684253334999084" office:value-type="float"/>
          <table:table-cell office:value="-0.9610849022865295" office:value-type="float"/>
          <table:table-cell office:value="-0.9999392032623291" office:value-type="float"/>
          <table:table-cell office:value="0.9999372959136963" office:value-type="float"/>
          <table:table-cell office:value="-0.986499369144439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81085626198538" office:value-type="float"/>
          <table:table-cell office:value="28" office:value-type="float"/>
          <table:table-cell office:value="-0.999963104724884" office:value-type="float"/>
          <table:table-cell office:value="-0.9684253334999084" office:value-type="float"/>
          <table:table-cell office:value="-0.9610849022865295" office:value-type="float"/>
          <table:table-cell office:value="-0.9999392032623291" office:value-type="float"/>
          <table:table-cell office:value="0.9999372959136963" office:value-type="float"/>
          <table:table-cell office:value="-0.986499369144439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81085626198538" office:value-type="float"/>
          <table:table-cell office:value="29" office:value-type="float"/>
          <table:table-cell office:value="-0.999964714050293" office:value-type="float"/>
          <table:table-cell office:value="-0.9608365893363953" office:value-type="float"/>
          <table:table-cell office:value="-0.9514905214309692" office:value-type="float"/>
          <table:table-cell office:value="-0.9999414682388306" office:value-type="float"/>
          <table:table-cell office:value="0.9999401569366455" office:value-type="float"/>
          <table:table-cell office:value="-0.984446465969085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81085626198538" office:value-type="float"/>
          <table:table-cell office:value="30" office:value-type="float"/>
          <table:table-cell office:value="-0.999964714050293" office:value-type="float"/>
          <table:table-cell office:value="-0.9608365893363953" office:value-type="float"/>
          <table:table-cell office:value="-0.9514905214309692" office:value-type="float"/>
          <table:table-cell office:value="-0.9999414682388306" office:value-type="float"/>
          <table:table-cell office:value="0.9999401569366455" office:value-type="float"/>
          <table:table-cell office:value="-0.984446465969085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81085626198538" office:value-type="float"/>
          <table:table-cell office:value="31" office:value-type="float"/>
          <table:table-cell office:value="-0.9999663233757019" office:value-type="float"/>
          <table:table-cell office:value="-0.9506086111068726" office:value-type="float"/>
          <table:table-cell office:value="-0.9383240938186646" office:value-type="float"/>
          <table:table-cell office:value="-0.9999436140060425" office:value-type="float"/>
          <table:table-cell office:value="0.9999427795410156" office:value-type="float"/>
          <table:table-cell office:value="-0.981970906257629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81085626198538" office:value-type="float"/>
          <table:table-cell office:value="32" office:value-type="float"/>
          <table:table-cell office:value="-0.9999663233757019" office:value-type="float"/>
          <table:table-cell office:value="-0.9506086111068726" office:value-type="float"/>
          <table:table-cell office:value="-0.9383240938186646" office:value-type="float"/>
          <table:table-cell office:value="-0.9999436140060425" office:value-type="float"/>
          <table:table-cell office:value="0.9999427795410156" office:value-type="float"/>
          <table:table-cell office:value="-0.981970906257629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81085626198538" office:value-type="float"/>
          <table:table-cell office:value="33" office:value-type="float"/>
          <table:table-cell office:value="-0.9999678730964661" office:value-type="float"/>
          <table:table-cell office:value="-0.936561644077301" office:value-type="float"/>
          <table:table-cell office:value="-0.9197191596031189" office:value-type="float"/>
          <table:table-cell office:value="-0.9999455809593201" office:value-type="float"/>
          <table:table-cell office:value="0.9999454021453857" office:value-type="float"/>
          <table:table-cell office:value="-0.978909254074096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81085626198538" office:value-type="float"/>
          <table:table-cell office:value="34" office:value-type="float"/>
          <table:table-cell office:value="-0.9999678730964661" office:value-type="float"/>
          <table:table-cell office:value="-0.936561644077301" office:value-type="float"/>
          <table:table-cell office:value="-0.9197191596031189" office:value-type="float"/>
          <table:table-cell office:value="-0.9999455809593201" office:value-type="float"/>
          <table:table-cell office:value="0.9999454021453857" office:value-type="float"/>
          <table:table-cell office:value="-0.978909254074096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81085626198538" office:value-type="float"/>
          <table:table-cell office:value="35" office:value-type="float"/>
          <table:table-cell office:value="-0.9999692440032959" office:value-type="float"/>
          <table:table-cell office:value="-0.9166300892829895" office:value-type="float"/>
          <table:table-cell office:value="-0.8927673101425171" office:value-type="float"/>
          <table:table-cell office:value="-0.9999473690986633" office:value-type="float"/>
          <table:table-cell office:value="0.9999480247497559" office:value-type="float"/>
          <table:table-cell office:value="-0.975509583950042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81085626198538" office:value-type="float"/>
          <table:table-cell office:value="36" office:value-type="float"/>
          <table:table-cell office:value="-0.9999692440032959" office:value-type="float"/>
          <table:table-cell office:value="-0.9166300892829895" office:value-type="float"/>
          <table:table-cell office:value="-0.8927673101425171" office:value-type="float"/>
          <table:table-cell office:value="-0.9999473690986633" office:value-type="float"/>
          <table:table-cell office:value="0.9999480247497559" office:value-type="float"/>
          <table:table-cell office:value="-0.975509583950042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81085626198538" office:value-type="float"/>
          <table:table-cell office:value="37" office:value-type="float"/>
          <table:table-cell office:value="-0.9999706149101257" office:value-type="float"/>
          <table:table-cell office:value="-0.8876254558563232" office:value-type="float"/>
          <table:table-cell office:value="-0.8528760671615601" office:value-type="float"/>
          <table:table-cell office:value="-0.9999489188194275" office:value-type="float"/>
          <table:table-cell office:value="0.9999504089355469" office:value-type="float"/>
          <table:table-cell office:value="-0.972071886062622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81085626198538" office:value-type="float"/>
          <table:table-cell office:value="38" office:value-type="float"/>
          <table:table-cell office:value="-0.9999706149101257" office:value-type="float"/>
          <table:table-cell office:value="-0.8876254558563232" office:value-type="float"/>
          <table:table-cell office:value="-0.8528760671615601" office:value-type="float"/>
          <table:table-cell office:value="-0.9999489188194275" office:value-type="float"/>
          <table:table-cell office:value="0.9999504089355469" office:value-type="float"/>
          <table:table-cell office:value="-0.972071886062622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81085626198538" office:value-type="float"/>
          <table:table-cell office:value="39" office:value-type="float"/>
          <table:table-cell office:value="-0.9999717473983765" office:value-type="float"/>
          <table:table-cell office:value="-0.8440777659416199" office:value-type="float"/>
          <table:table-cell office:value="-0.7918736934661865" office:value-type="float"/>
          <table:table-cell office:value="-0.9999501705169678" office:value-type="float"/>
          <table:table-cell office:value="0.9999525547027588" office:value-type="float"/>
          <table:table-cell office:value="-0.968566000461578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81085626198538" office:value-type="float"/>
          <table:table-cell office:value="40" office:value-type="float"/>
          <table:table-cell office:value="-0.9999717473983765" office:value-type="float"/>
          <table:table-cell office:value="-0.8440777659416199" office:value-type="float"/>
          <table:table-cell office:value="-0.7918736934661865" office:value-type="float"/>
          <table:table-cell office:value="-0.9999501705169678" office:value-type="float"/>
          <table:table-cell office:value="0.9999525547027588" office:value-type="float"/>
          <table:table-cell office:value="-0.968566000461578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81085626198538" office:value-type="float"/>
          <table:table-cell office:value="41" office:value-type="float"/>
          <table:table-cell office:value="-0.9999727010726929" office:value-type="float"/>
          <table:table-cell office:value="-0.7763673067092896" office:value-type="float"/>
          <table:table-cell office:value="-0.6977291107177734" office:value-type="float"/>
          <table:table-cell office:value="-0.9999510645866394" office:value-type="float"/>
          <table:table-cell office:value="0.9999544620513916" office:value-type="float"/>
          <table:table-cell office:value="-0.964364290237426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81085626198538" office:value-type="float"/>
          <table:table-cell office:value="42" office:value-type="float"/>
          <table:table-cell office:value="-0.9999727010726929" office:value-type="float"/>
          <table:table-cell office:value="-0.7763673067092896" office:value-type="float"/>
          <table:table-cell office:value="-0.6977291107177734" office:value-type="float"/>
          <table:table-cell office:value="-0.9999510645866394" office:value-type="float"/>
          <table:table-cell office:value="0.9999544620513916" office:value-type="float"/>
          <table:table-cell office:value="-0.964364290237426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81085626198538" office:value-type="float"/>
          <table:table-cell office:value="43" office:value-type="float"/>
          <table:table-cell office:value="-0.9999732375144958" office:value-type="float"/>
          <table:table-cell office:value="-0.6692507863044739" office:value-type="float"/>
          <table:table-cell office:value="-0.5504252314567566" office:value-type="float"/>
          <table:table-cell office:value="-0.9999513626098633" office:value-type="float"/>
          <table:table-cell office:value="0.9999558925628662" office:value-type="float"/>
          <table:table-cell office:value="-0.959405720233917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81085626198538" office:value-type="float"/>
          <table:table-cell office:value="44" office:value-type="float"/>
          <table:table-cell office:value="-0.9999732375144958" office:value-type="float"/>
          <table:table-cell office:value="-0.6692507863044739" office:value-type="float"/>
          <table:table-cell office:value="-0.5504252314567566" office:value-type="float"/>
          <table:table-cell office:value="-0.9999513626098633" office:value-type="float"/>
          <table:table-cell office:value="0.9999558925628662" office:value-type="float"/>
          <table:table-cell office:value="-0.959405720233917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81085626198538" office:value-type="float"/>
          <table:table-cell office:value="45" office:value-type="float"/>
          <table:table-cell office:value="-0.9999730587005615" office:value-type="float"/>
          <table:table-cell office:value="-0.4984945058822632" office:value-type="float"/>
          <table:table-cell office:value="-0.32477831840515137" office:value-type="float"/>
          <table:table-cell office:value="-0.9999507665634155" office:value-type="float"/>
          <table:table-cell office:value="0.9999566078186035" office:value-type="float"/>
          <table:table-cell office:value="-0.954730033874511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81085626198538" office:value-type="float"/>
          <table:table-cell office:value="46" office:value-type="float"/>
          <table:table-cell office:value="-0.9999730587005615" office:value-type="float"/>
          <table:table-cell office:value="-0.4984945058822632" office:value-type="float"/>
          <table:table-cell office:value="-0.32477831840515137" office:value-type="float"/>
          <table:table-cell office:value="-0.9999507665634155" office:value-type="float"/>
          <table:table-cell office:value="0.9999566078186035" office:value-type="float"/>
          <table:table-cell office:value="-0.954730033874511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81085626198538" office:value-type="float"/>
          <table:table-cell office:value="47" office:value-type="float"/>
          <table:table-cell office:value="-0.999972403049469" office:value-type="float"/>
          <table:table-cell office:value="-0.2499234676361084" office:value-type="float"/>
          <table:table-cell office:value="-0.01892542839050293" office:value-type="float"/>
          <table:table-cell office:value="-0.99994957447052" office:value-type="float"/>
          <table:table-cell office:value="0.9999566078186035" office:value-type="float"/>
          <table:table-cell office:value="-0.9497216343879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81085626198538" office:value-type="float"/>
          <table:table-cell office:value="48" office:value-type="float"/>
          <table:table-cell office:value="-0.999972403049469" office:value-type="float"/>
          <table:table-cell office:value="-0.2499234676361084" office:value-type="float"/>
          <table:table-cell office:value="-0.01892542839050293" office:value-type="float"/>
          <table:table-cell office:value="-0.99994957447052" office:value-type="float"/>
          <table:table-cell office:value="0.9999566078186035" office:value-type="float"/>
          <table:table-cell office:value="-0.94972163438797" office:value-type="float"/>
        </table:table-row>
        <table:table-row>
          <table:table-cell office:value="-0.05" office:value-type="float"/>
          <table:table-cell office:value="-0.04974339485168457" office:value-type="float"/>
          <table:table-cell office:value="-0.04679414510726929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97325293005126" office:value-type="float"/>
          <table:table-cell office:value="49" office:value-type="float"/>
          <table:table-cell office:value="-0.9999716281890869" office:value-type="float"/>
          <table:table-cell office:value="0.02566051483154297" office:value-type="float"/>
          <table:table-cell office:value="0.3205854892730713" office:value-type="float"/>
          <table:table-cell office:value="-0.9999483823776245" office:value-type="float"/>
          <table:table-cell office:value="0.9999568462371826" office:value-type="float"/>
          <table:table-cell office:value="-0.9442073106765747" office:value-type="float"/>
        </table:table-row>
        <table:table-row>
          <table:table-cell office:value="-0.05" office:value-type="float"/>
          <table:table-cell office:value="-0.04949625015258789" office:value-type="float"/>
          <table:table-cell office:value="-0.04359518647193909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12490999759897" office:value-type="float"/>
          <table:table-cell office:value="50" office:value-type="float"/>
          <table:table-cell office:value="-0.9999715685844421" office:value-type="float"/>
          <table:table-cell office:value="0.02471446990966797" office:value-type="float"/>
          <table:table-cell office:value="0.31989586353302" office:value-type="float"/>
          <table:table-cell office:value="-0.9999483227729797" office:value-type="float"/>
          <table:table-cell office:value="0.9999567270278931" office:value-type="float"/>
          <table:table-cell office:value="-0.9442129731178284" office:value-type="float"/>
        </table:table-row>
        <table:table-row>
          <table:table-cell office:value="-0.05" office:value-type="float"/>
          <table:table-cell office:value="-0.046647648811340335" office:value-type="float"/>
          <table:table-cell office:value="-0.03748717546463013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57530967538603" office:value-type="float"/>
          <table:table-cell office:value="51" office:value-type="float"/>
          <table:table-cell office:value="-0.9999706745147705" office:value-type="float"/>
          <table:table-cell office:value="0.28486013412475586" office:value-type="float"/>
          <table:table-cell office:value="0.610801100730896" office:value-type="float"/>
          <table:table-cell office:value="-0.9999470710754395" office:value-type="float"/>
          <table:table-cell office:value="0.9999566078186035" office:value-type="float"/>
          <table:table-cell office:value="-0.9334437251091003" office:value-type="float"/>
        </table:table-row>
        <table:table-row>
          <table:table-cell office:value="-0.05" office:value-type="float"/>
          <table:table-cell office:value="-0.04383158087730408" office:value-type="float"/>
          <table:table-cell office:value="-0.03139987945556641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398687733598345" office:value-type="float"/>
          <table:table-cell office:value="52" office:value-type="float"/>
          <table:table-cell office:value="-0.9999701976776123" office:value-type="float"/>
          <table:table-cell office:value="0.2816067934036255" office:value-type="float"/>
          <table:table-cell office:value="0.6087296009063721" office:value-type="float"/>
          <table:table-cell office:value="-0.9999462962150574" office:value-type="float"/>
          <table:table-cell office:value="0.9999558925628662" office:value-type="float"/>
          <table:table-cell office:value="-0.9333008527755737" office:value-type="float"/>
        </table:table-row>
        <table:table-row>
          <table:table-cell office:value="-0.05" office:value-type="float"/>
          <table:table-cell office:value="-0.039096394777297976" office:value-type="float"/>
          <table:table-cell office:value="-0.023397113084793093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454533955015865" office:value-type="float"/>
          <table:table-cell office:value="53" office:value-type="float"/>
          <table:table-cell office:value="-0.9999691247940063" office:value-type="float"/>
          <table:table-cell office:value="0.47351861000061035" office:value-type="float"/>
          <table:table-cell office:value="0.8002766370773315" office:value-type="float"/>
          <table:table-cell office:value="-0.9999451637268066" office:value-type="float"/>
          <table:table-cell office:value="0.999955415725708" office:value-type="float"/>
          <table:table-cell office:value="-0.916702389717102" office:value-type="float"/>
        </table:table-row>
        <table:table-row>
          <table:table-cell office:value="-0.05" office:value-type="float"/>
          <table:table-cell office:value="-0.03440867066383362" office:value-type="float"/>
          <table:table-cell office:value="-0.015415564775466921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00783019071232" office:value-type="float"/>
          <table:table-cell office:value="54" office:value-type="float"/>
          <table:table-cell office:value="-0.9999684691429138" office:value-type="float"/>
          <table:table-cell office:value="0.46877241134643555" office:value-type="float"/>
          <table:table-cell office:value="0.7981548309326172" office:value-type="float"/>
          <table:table-cell office:value="-0.9999440312385559" office:value-type="float"/>
          <table:table-cell office:value="0.9999544620513916" office:value-type="float"/>
          <table:table-cell office:value="-0.9165467023849487" office:value-type="float"/>
        </table:table-row>
        <table:table-row>
          <table:table-cell office:value="-0.05" office:value-type="float"/>
          <table:table-cell office:value="-0.028754864931106572" office:value-type="float"/>
          <table:table-cell office:value="-0.006427367925643922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4187193607044" office:value-type="float"/>
          <table:table-cell office:value="55" office:value-type="float"/>
          <table:table-cell office:value="-0.9999673366546631" office:value-type="float"/>
          <table:table-cell office:value="0.5653805732727051" office:value-type="float"/>
          <table:table-cell office:value="0.8988196849822998" office:value-type="float"/>
          <table:table-cell office:value="-0.9999437928199768" office:value-type="float"/>
          <table:table-cell office:value="0.9999539852142334" office:value-type="float"/>
          <table:table-cell office:value="-0.8937351107597351" office:value-type="float"/>
        </table:table-row>
        <table:table-row>
          <table:table-cell office:value="-0.05" office:value-type="float"/>
          <table:table-cell office:value="-0.023149782419204717" office:value-type="float"/>
          <table:table-cell office:value="0.002546675205230711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64643507397676" office:value-type="float"/>
          <table:table-cell office:value="56" office:value-type="float"/>
          <table:table-cell office:value="-0.999966561794281" office:value-type="float"/>
          <table:table-cell office:value="0.5605082511901855" office:value-type="float"/>
          <table:table-cell office:value="0.8974043130874634" office:value-type="float"/>
          <table:table-cell office:value="-0.999942421913147" office:value-type="float"/>
          <table:table-cell office:value="0.9999527931213379" office:value-type="float"/>
          <table:table-cell office:value="-0.8936582207679749" office:value-type="float"/>
        </table:table-row>
        <table:table-row>
          <table:table-cell office:value="-0.05" office:value-type="float"/>
          <table:table-cell office:value="-0.017348557710647586" office:value-type="float"/>
          <table:table-cell office:value="0.012006521224975584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66154356372918" office:value-type="float"/>
          <table:table-cell office:value="57" office:value-type="float"/>
          <table:table-cell office:value="-0.999965250492096" office:value-type="float"/>
          <table:table-cell office:value="0.5801224708557129" office:value-type="float"/>
          <table:table-cell office:value="0.9459846019744873" office:value-type="float"/>
          <table:table-cell office:value="-0.9999423623085022" office:value-type="float"/>
          <table:table-cell office:value="0.9999520778656006" office:value-type="float"/>
          <table:table-cell office:value="-0.8644853830337524" office:value-type="float"/>
        </table:table-row>
        <table:table-row>
          <table:table-cell office:value="-0.05" office:value-type="float"/>
          <table:table-cell office:value="-0.011596480607986454" office:value-type="float"/>
          <table:table-cell office:value="0.021457757949829098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45082971046472" office:value-type="float"/>
          <table:table-cell office:value="58" office:value-type="float"/>
          <table:table-cell office:value="-0.9999644756317139" office:value-type="float"/>
          <table:table-cell office:value="0.5752077102661133" office:value-type="float"/>
          <table:table-cell office:value="0.9451236724853516" office:value-type="float"/>
          <table:table-cell office:value="-0.9999409914016724" office:value-type="float"/>
          <table:table-cell office:value="0.9999508857727051" office:value-type="float"/>
          <table:table-cell office:value="-0.8645095825195312" office:value-type="float"/>
        </table:table-row>
        <table:table-row>
          <table:table-cell office:value="-0.05" office:value-type="float"/>
          <table:table-cell office:value="-0.0063089585304260285" office:value-type="float"/>
          <table:table-cell office:value="0.03114394545555114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500946071790471" office:value-type="float"/>
          <table:table-cell office:value="59" office:value-type="float"/>
          <table:table-cell office:value="-0.9999632835388184" office:value-type="float"/>
          <table:table-cell office:value="0.5287522077560425" office:value-type="float"/>
          <table:table-cell office:value="0.9686187505722046" office:value-type="float"/>
          <table:table-cell office:value="-0.9999409914016724" office:value-type="float"/>
          <table:table-cell office:value="0.9999500513076782" office:value-type="float"/>
          <table:table-cell office:value="-0.8288825154304504" office:value-type="float"/>
        </table:table-row>
        <table:table-row>
          <table:table-cell office:value="-0.05" office:value-type="float"/>
          <table:table-cell office:value="-0.0010718226432800326" office:value-type="float"/>
          <table:table-cell office:value="0.0408252215385437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441163141202009" office:value-type="float"/>
          <table:table-cell office:value="60" office:value-type="float"/>
          <table:table-cell office:value="-0.9999625086784363" office:value-type="float"/>
          <table:table-cell office:value="0.5237135887145996" office:value-type="float"/>
          <table:table-cell office:value="0.9681276082992554" office:value-type="float"/>
          <table:table-cell office:value="-0.9999397397041321" office:value-type="float"/>
          <table:table-cell office:value="0.9999489784240723" office:value-type="float"/>
          <table:table-cell office:value="-0.829054594039917" office:value-type="float"/>
        </table:table-row>
      </table:table>
      <table:table table:name="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1</text:p>
          </table:table-cell>
          <table:table-cell office:value-type="string">
            <text:p>y1</text:p>
          </table:table-cell>
          <table:table-cell office:value-type="string">
            <text:p>z1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office:value-type="string">
            <text:p>z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999757409095764" office:value-type="float"/>
          <table:table-cell office:value="0.0021677303314208986" office:value-type="float"/>
          <table:table-cell office:value="0.009765021800994873" office:value-type="float"/>
          <table:table-cell office:value="-0.009999595284461975" office:value-type="float"/>
          <table:table-cell office:value="0.00999966859817505" office:value-type="float"/>
          <table:table-cell office:value="-0.00841006338596344" office:value-type="float"/>
          <table:table-cell office:value="0.9493315585843168" office:value-type="float"/>
          <table:table-cell office:value="1" office:value-type="float"/>
          <table:table-cell office:value="-0.9999757409095764" office:value-type="float"/>
          <table:table-cell office:value="0.21677303314208984" office:value-type="float"/>
          <table:table-cell office:value="0.9765021800994873" office:value-type="float"/>
          <table:table-cell office:value="-0.9999595284461975" office:value-type="float"/>
          <table:table-cell office:value="0.9999668598175049" office:value-type="float"/>
          <table:table-cell office:value="-0.841006338596344" office:value-type="float"/>
        </table:table-row>
        <table:table-row>
          <table:table-cell office:value="-0.019999483823776247" office:value-type="float"/>
          <table:table-cell office:value="0.00473802924156189" office:value-type="float"/>
          <table:table-cell office:value="0.019535906314849853" office:value-type="float"/>
          <table:table-cell office:value="-0.019999146461486816" office:value-type="float"/>
          <table:table-cell office:value="0.01999929666519165" office:value-type="float"/>
          <table:table-cell office:value="-0.01671173334121704" office:value-type="float"/>
          <table:table-cell office:value="0.9219521841219686" office:value-type="float"/>
          <table:table-cell office:value="2" office:value-type="float"/>
          <table:table-cell office:value="-0.9999726414680481" office:value-type="float"/>
          <table:table-cell office:value="0.2570298910140991" office:value-type="float"/>
          <table:table-cell office:value="0.977088451385498" office:value-type="float"/>
          <table:table-cell office:value="-0.9999551177024841" office:value-type="float"/>
          <table:table-cell office:value="0.9999628067016602" office:value-type="float"/>
          <table:table-cell office:value="-0.8301669955253601" office:value-type="float"/>
        </table:table-row>
        <table:table-row>
          <table:table-cell office:value="-0.029999177455902103" office:value-type="float"/>
          <table:table-cell office:value="0.005778287649154663" office:value-type="float"/>
          <table:table-cell office:value="0.029390895366668703" office:value-type="float"/>
          <table:table-cell office:value="-0.029998664855957032" office:value-type="float"/>
          <table:table-cell office:value="0.029998884201049805" office:value-type="float"/>
          <table:table-cell office:value="-0.024409300684928893" office:value-type="float"/>
          <table:table-cell office:value="0.8928355774757463" office:value-type="float"/>
          <table:table-cell office:value="3" office:value-type="float"/>
          <table:table-cell office:value="-0.9999693632125854" office:value-type="float"/>
          <table:table-cell office:value="0.10402584075927734" office:value-type="float"/>
          <table:table-cell office:value="0.9854989051818848" office:value-type="float"/>
          <table:table-cell office:value="-0.9999518394470215" office:value-type="float"/>
          <table:table-cell office:value="0.9999587535858154" office:value-type="float"/>
          <table:table-cell office:value="-0.7697567343711853" office:value-type="float"/>
        </table:table-row>
        <table:table-row>
          <table:table-cell office:value="-0.03999883830547333" office:value-type="float"/>
          <table:table-cell office:value="0.007257511615753174" office:value-type="float"/>
          <table:table-cell office:value="0.03924995303153992" office:value-type="float"/>
          <table:table-cell office:value="-0.03999813973903656" office:value-type="float"/>
          <table:table-cell office:value="0.03999842882156372" office:value-type="float"/>
          <table:table-cell office:value="-0.03196823954582214" office:value-type="float"/>
          <table:table-cell office:value="0.863351068894967" office:value-type="float"/>
          <table:table-cell office:value="4" office:value-type="float"/>
          <table:table-cell office:value="-0.9999660849571228" office:value-type="float"/>
          <table:table-cell office:value="0.14792239665985107" office:value-type="float"/>
          <table:table-cell office:value="0.9859057664871216" office:value-type="float"/>
          <table:table-cell office:value="-0.9999474883079529" office:value-type="float"/>
          <table:table-cell office:value="0.9999544620513916" office:value-type="float"/>
          <table:table-cell office:value="-0.755893886089325" office:value-type="float"/>
        </table:table-row>
        <table:table-row>
          <table:table-cell office:value="-0.04999846398830414" office:value-type="float"/>
          <table:table-cell office:value="0.006833065748214721" office:value-type="float"/>
          <table:table-cell office:value="0.04915519952774048" office:value-type="float"/>
          <table:table-cell office:value="-0.049997583627700806" office:value-type="float"/>
          <table:table-cell office:value="0.04999793291091919" office:value-type="float"/>
          <table:table-cell office:value="-0.03865102410316467" office:value-type="float"/>
          <table:table-cell office:value="0.8338256937012622" office:value-type="float"/>
          <table:table-cell office:value="5" office:value-type="float"/>
          <table:table-cell office:value="-0.999962568283081" office:value-type="float"/>
          <table:table-cell office:value="-0.042444586753845215" office:value-type="float"/>
          <table:table-cell office:value="0.9905246496200562" office:value-type="float"/>
          <table:table-cell office:value="-0.9999443888664246" office:value-type="float"/>
          <table:table-cell office:value="0.9999504089355469" office:value-type="float"/>
          <table:table-cell office:value="-0.6682784557342529" office:value-type="float"/>
        </table:table-row>
        <table:table-row>
          <table:table-cell office:value="-0.05" office:value-type="float"/>
          <table:table-cell office:value="0.006869858503341674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4516080200672149" office:value-type="float"/>
          <table:table-cell office:value="0.8304099927843324" office:value-type="float"/>
          <table:table-cell office:value="6" office:value-type="float"/>
          <table:table-cell office:value="-0.9999594688415527" office:value-type="float"/>
          <table:table-cell office:value="0.0036792755126953125" office:value-type="float"/>
          <table:table-cell office:value="0.990847110748291" office:value-type="float"/>
          <table:table-cell office:value="-0.9999405741691589" office:value-type="float"/>
          <table:table-cell office:value="0.9999463558197021" office:value-type="float"/>
          <table:table-cell office:value="-0.6509777903556824" office:value-type="float"/>
        </table:table-row>
        <table:table-row>
          <table:table-cell office:value="-0.05" office:value-type="float"/>
          <table:table-cell office:value="0.004472030401229858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79213023537485" office:value-type="float"/>
          <table:table-cell office:value="7" office:value-type="float"/>
          <table:table-cell office:value="-0.999958336353302" office:value-type="float"/>
          <table:table-cell office:value="-0.23978281021118164" office:value-type="float"/>
          <table:table-cell office:value="0.9933280944824219" office:value-type="float"/>
          <table:table-cell office:value="-0.9999406933784485" office:value-type="float"/>
          <table:table-cell office:value="0.9999459981918335" office:value-type="float"/>
          <table:table-cell office:value="-0.5378761291503906" office:value-type="float"/>
        </table:table-row>
        <table:table-row>
          <table:table-cell office:value="-0.05" office:value-type="float"/>
          <table:table-cell office:value="0.0020939415693283082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76481392046052" office:value-type="float"/>
          <table:table-cell office:value="8" office:value-type="float"/>
          <table:table-cell office:value="-0.9999584555625916" office:value-type="float"/>
          <table:table-cell office:value="-0.23780888319015503" office:value-type="float"/>
          <table:table-cell office:value="0.9933619499206543" office:value-type="float"/>
          <table:table-cell office:value="-0.9999409317970276" office:value-type="float"/>
          <table:table-cell office:value="0.9999462366104126" office:value-type="float"/>
          <table:table-cell office:value="-0.537299633026123" office:value-type="float"/>
        </table:table-row>
        <table:table-row>
          <table:table-cell office:value="-0.05" office:value-type="float"/>
          <table:table-cell office:value="-0.0024990099668502808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69241334172985" office:value-type="float"/>
          <table:table-cell office:value="9" office:value-type="float"/>
          <table:table-cell office:value="-0.9999575018882751" office:value-type="float"/>
          <table:table-cell office:value="-0.4592951536178589" office:value-type="float"/>
          <table:table-cell office:value="0.9950504302978516" office:value-type="float"/>
          <table:table-cell office:value="-0.9999414086341858" office:value-type="float"/>
          <table:table-cell office:value="0.9999465942382812" office:value-type="float"/>
          <table:table-cell office:value="-0.37054145336151123" office:value-type="float"/>
        </table:table-row>
        <table:table-row>
          <table:table-cell office:value="-0.05" office:value-type="float"/>
          <table:table-cell office:value="-0.007077082991600037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59508908970793" office:value-type="float"/>
          <table:table-cell office:value="10" office:value-type="float"/>
          <table:table-cell office:value="-0.9999583959579468" office:value-type="float"/>
          <table:table-cell office:value="-0.4578073024749756" office:value-type="float"/>
          <table:table-cell office:value="0.9951266050338745" office:value-type="float"/>
          <table:table-cell office:value="-0.9999426007270813" office:value-type="float"/>
          <table:table-cell office:value="0.9999477863311768" office:value-type="float"/>
          <table:table-cell office:value="-0.3698146939277649" office:value-type="float"/>
        </table:table-row>
        <table:table-row>
          <table:table-cell office:value="-0.05" office:value-type="float"/>
          <table:table-cell office:value="-0.013393954634666444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42123205101921" office:value-type="float"/>
          <table:table-cell office:value="11" office:value-type="float"/>
          <table:table-cell office:value="-0.9999573826789856" office:value-type="float"/>
          <table:table-cell office:value="-0.6316871643066406" office:value-type="float"/>
          <table:table-cell office:value="0.9962962865829468" office:value-type="float"/>
          <table:table-cell office:value="-0.999943196773529" office:value-type="float"/>
          <table:table-cell office:value="0.9999487400054932" office:value-type="float"/>
          <table:table-cell office:value="-0.13603103160858154" office:value-type="float"/>
        </table:table-row>
        <table:table-row>
          <table:table-cell office:value="-0.05" office:value-type="float"/>
          <table:table-cell office:value="-0.019699217081069947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82204519694381" office:value-type="float"/>
          <table:table-cell office:value="12" office:value-type="float"/>
          <table:table-cell office:value="-0.9999585747718811" office:value-type="float"/>
          <table:table-cell office:value="-0.6305262446403503" office:value-type="float"/>
          <table:table-cell office:value="0.9963768720626831" office:value-type="float"/>
          <table:table-cell office:value="-0.9999447464942932" office:value-type="float"/>
          <table:table-cell office:value="0.9999501705169678" office:value-type="float"/>
          <table:table-cell office:value="-0.1342867612838745" office:value-type="float"/>
        </table:table-row>
        <table:table-row>
          <table:table-cell office:value="-0.05" office:value-type="float"/>
          <table:table-cell office:value="-0.027197880148887636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4849759697914124" office:value-type="float"/>
          <table:table-cell office:value="0.8196811179876122" office:value-type="float"/>
          <table:table-cell office:value="13" office:value-type="float"/>
          <table:table-cell office:value="-0.9999578595161438" office:value-type="float"/>
          <table:table-cell office:value="-0.7498663067817688" office:value-type="float"/>
          <table:table-cell office:value="0.99721360206604" office:value-type="float"/>
          <table:table-cell office:value="-0.9999457001686096" office:value-type="float"/>
          <table:table-cell office:value="0.9999518394470215" office:value-type="float"/>
          <table:table-cell office:value="0.15024030208587646" office:value-type="float"/>
        </table:table-row>
        <table:table-row>
          <table:table-cell office:value="-0.05" office:value-type="float"/>
          <table:table-cell office:value="-0.034691216945648196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4696607947349549" office:value-type="float"/>
          <table:table-cell office:value="0.8168064795103321" office:value-type="float"/>
          <table:table-cell office:value="14" office:value-type="float"/>
          <table:table-cell office:value="-0.9999593496322632" office:value-type="float"/>
          <table:table-cell office:value="-0.7493336796760559" office:value-type="float"/>
          <table:table-cell office:value="0.997289776802063" office:value-type="float"/>
          <table:table-cell office:value="-0.9999476671218872" office:value-type="float"/>
          <table:table-cell office:value="0.9999535083770752" office:value-type="float"/>
          <table:table-cell office:value="0.1531517505645752" office:value-type="float"/>
        </table:table-row>
        <table:table-row>
          <table:table-cell office:value="-0.05" office:value-type="float"/>
          <table:table-cell office:value="-0.04298667132854462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4255002856254578" office:value-type="float"/>
          <table:table-cell office:value="0.8142750418004565" office:value-type="float"/>
          <table:table-cell office:value="15" office:value-type="float"/>
          <table:table-cell office:value="-0.9999594688415527" office:value-type="float"/>
          <table:table-cell office:value="-0.8295454382896423" office:value-type="float"/>
          <table:table-cell office:value="0.9979050159454346" office:value-type="float"/>
          <table:table-cell office:value="-0.9999493360519409" office:value-type="float"/>
          <table:table-cell office:value="0.9999558925628662" office:value-type="float"/>
          <table:table-cell office:value="0.441605091094970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3809818387031555" office:value-type="float"/>
          <table:table-cell office:value="0.8118993652494794" office:value-type="float"/>
          <table:table-cell office:value="16" office:value-type="float"/>
          <table:table-cell office:value="-0.9999611973762512" office:value-type="float"/>
          <table:table-cell office:value="-0.8296356797218323" office:value-type="float"/>
          <table:table-cell office:value="0.9979743957519531" office:value-type="float"/>
          <table:table-cell office:value="-0.9999516010284424" office:value-type="float"/>
          <table:table-cell office:value="0.9999579191207886" office:value-type="float"/>
          <table:table-cell office:value="0.4451844692230224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3137186765670776" office:value-type="float"/>
          <table:table-cell office:value="0.8142664310398859" office:value-type="float"/>
          <table:table-cell office:value="17" office:value-type="float"/>
          <table:table-cell office:value="-0.9999623894691467" office:value-type="float"/>
          <table:table-cell office:value="-0.8828408122062683" office:value-type="float"/>
          <table:table-cell office:value="0.9984171390533447" office:value-type="float"/>
          <table:table-cell office:value="-0.9999542236328125" office:value-type="float"/>
          <table:table-cell office:value="0.9999611377716064" office:value-type="float"/>
          <table:table-cell office:value="0.672631621360778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24643902778625486" office:value-type="float"/>
          <table:table-cell office:value="0.8161552367973909" office:value-type="float"/>
          <table:table-cell office:value="18" office:value-type="float"/>
          <table:table-cell office:value="-0.9999627470970154" office:value-type="float"/>
          <table:table-cell office:value="-0.8832967281341553" office:value-type="float"/>
          <table:table-cell office:value="0.9984245300292969" office:value-type="float"/>
          <table:table-cell office:value="-0.9999547004699707" office:value-type="float"/>
          <table:table-cell office:value="0.9999616146087646" office:value-type="float"/>
          <table:table-cell office:value="0.672796487808227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16493099927902218" office:value-type="float"/>
          <table:table-cell office:value="0.8177548212058683" office:value-type="float"/>
          <table:table-cell office:value="19" office:value-type="float"/>
          <table:table-cell office:value="-0.9999634623527527" office:value-type="float"/>
          <table:table-cell office:value="-0.9187025427818298" office:value-type="float"/>
          <table:table-cell office:value="0.9987169504165649" office:value-type="float"/>
          <table:table-cell office:value="-0.9999566674232483" office:value-type="float"/>
          <table:table-cell office:value="0.9999642372131348" office:value-type="float"/>
          <table:table-cell office:value="0.815080285072326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08340117931365963" office:value-type="float"/>
          <table:table-cell office:value="0.8185585642060356" office:value-type="float"/>
          <table:table-cell office:value="20" office:value-type="float"/>
          <table:table-cell office:value="-0.9999638795852661" office:value-type="float"/>
          <table:table-cell office:value="-0.9191208481788635" office:value-type="float"/>
          <table:table-cell office:value="0.9987244606018066" office:value-type="float"/>
          <table:table-cell office:value="-0.9999571442604065" office:value-type="float"/>
          <table:table-cell office:value="0.999964714050293" office:value-type="float"/>
          <table:table-cell office:value="0.815298199653625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006251442432403612" office:value-type="float"/>
          <table:table-cell office:value="0.8184953653855077" office:value-type="float"/>
          <table:table-cell office:value="21" office:value-type="float"/>
          <table:table-cell office:value="-0.999965250492096" office:value-type="float"/>
          <table:table-cell office:value="-0.9422297477722168" office:value-type="float"/>
          <table:table-cell office:value="0.9989516735076904" office:value-type="float"/>
          <table:table-cell office:value="-0.9999595284461975" office:value-type="float"/>
          <table:table-cell office:value="0.9999675750732422" office:value-type="float"/>
          <table:table-cell office:value="0.896526217460632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0959239006042481" office:value-type="float"/>
          <table:table-cell office:value="0.8174428944333075" office:value-type="float"/>
          <table:table-cell office:value="22" office:value-type="float"/>
          <table:table-cell office:value="-0.9999657273292542" office:value-type="float"/>
          <table:table-cell office:value="-0.9425806999206543" office:value-type="float"/>
          <table:table-cell office:value="0.9989588260650635" office:value-type="float"/>
          <table:table-cell office:value="-0.9999600648880005" office:value-type="float"/>
          <table:table-cell office:value="0.9999680519104004" office:value-type="float"/>
          <table:table-cell office:value="0.896724581718444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19003838300704963" office:value-type="float"/>
          <table:table-cell office:value="0.8153153649561787" office:value-type="float"/>
          <table:table-cell office:value="23" office:value-type="float"/>
          <table:table-cell office:value="-0.9999676942825317" office:value-type="float"/>
          <table:table-cell office:value="-0.9581783413887024" office:value-type="float"/>
          <table:table-cell office:value="0.9991323947906494" office:value-type="float"/>
          <table:table-cell office:value="-0.9999626278877258" office:value-type="float"/>
          <table:table-cell office:value="0.9999711513519287" office:value-type="float"/>
          <table:table-cell office:value="0.941144824028015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8417249917984014" office:value-type="float"/>
          <table:table-cell office:value="0.8122155094873724" office:value-type="float"/>
          <table:table-cell office:value="24" office:value-type="float"/>
          <table:table-cell office:value="-0.9999681711196899" office:value-type="float"/>
          <table:table-cell office:value="-0.9584784507751465" office:value-type="float"/>
          <table:table-cell office:value="0.9991395473480225" office:value-type="float"/>
          <table:table-cell office:value="-0.9999631643295288" office:value-type="float"/>
          <table:table-cell office:value="0.9999716281890869" office:value-type="float"/>
          <table:table-cell office:value="0.941341161727905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3807092070579529" office:value-type="float"/>
          <table:table-cell office:value="0.8081311207705282" office:value-type="float"/>
          <table:table-cell office:value="25" office:value-type="float"/>
          <table:table-cell office:value="-0.9999706745147705" office:value-type="float"/>
          <table:table-cell office:value="-0.969245195388794" office:value-type="float"/>
          <table:table-cell office:value="0.9992697238922119" office:value-type="float"/>
          <table:table-cell office:value="-0.999966025352478" office:value-type="float"/>
          <table:table-cell office:value="0.9999744892120361" office:value-type="float"/>
          <table:table-cell office:value="0.965367078781127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47726055383682256" office:value-type="float"/>
          <table:table-cell office:value="0.8032452987240233" office:value-type="float"/>
          <table:table-cell office:value="26" office:value-type="float"/>
          <table:table-cell office:value="-0.9999711513519287" office:value-type="float"/>
          <table:table-cell office:value="-0.9694839119911194" office:value-type="float"/>
          <table:table-cell office:value="0.9992759227752686" office:value-type="float"/>
          <table:table-cell office:value="-0.9999665021896362" office:value-type="float"/>
          <table:table-cell office:value="0.9999748468399048" office:value-type="float"/>
          <table:table-cell office:value="0.965513467788696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019907645799729" office:value-type="float"/>
          <table:table-cell office:value="27" office:value-type="float"/>
          <table:table-cell office:value="-0.9999736547470093" office:value-type="float"/>
          <table:table-cell office:value="-0.9769129157066345" office:value-type="float"/>
          <table:table-cell office:value="0.9993749856948853" office:value-type="float"/>
          <table:table-cell office:value="-0.9999691247940063" office:value-type="float"/>
          <table:table-cell office:value="0.9999774694442749" office:value-type="float"/>
          <table:table-cell office:value="0.978861212730407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019907645799729" office:value-type="float"/>
          <table:table-cell office:value="28" office:value-type="float"/>
          <table:table-cell office:value="-0.9999737739562988" office:value-type="float"/>
          <table:table-cell office:value="-0.976958155632019" office:value-type="float"/>
          <table:table-cell office:value="0.9993764162063599" office:value-type="float"/>
          <table:table-cell office:value="-0.9999692440032959" office:value-type="float"/>
          <table:table-cell office:value="0.9999775886535645" office:value-type="float"/>
          <table:table-cell office:value="0.978887081146240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019907645799729" office:value-type="float"/>
          <table:table-cell office:value="29" office:value-type="float"/>
          <table:table-cell office:value="-0.9999756217002869" office:value-type="float"/>
          <table:table-cell office:value="-0.9821006655693054" office:value-type="float"/>
          <table:table-cell office:value="0.9994494915008545" office:value-type="float"/>
          <table:table-cell office:value="-0.9999710321426392" office:value-type="float"/>
          <table:table-cell office:value="0.9999794960021973" office:value-type="float"/>
          <table:table-cell office:value="0.98652768135070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019907645799729" office:value-type="float"/>
          <table:table-cell office:value="30" office:value-type="float"/>
          <table:table-cell office:value="-0.9999756217002869" office:value-type="float"/>
          <table:table-cell office:value="-0.9821006655693054" office:value-type="float"/>
          <table:table-cell office:value="0.9994494915008545" office:value-type="float"/>
          <table:table-cell office:value="-0.9999710321426392" office:value-type="float"/>
          <table:table-cell office:value="0.9999794960021973" office:value-type="float"/>
          <table:table-cell office:value="0.98652768135070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019907645799729" office:value-type="float"/>
          <table:table-cell office:value="31" office:value-type="float"/>
          <table:table-cell office:value="-0.9999772906303406" office:value-type="float"/>
          <table:table-cell office:value="-0.9858660697937012" office:value-type="float"/>
          <table:table-cell office:value="0.9995086193084717" office:value-type="float"/>
          <table:table-cell office:value="-0.9999724626541138" office:value-type="float"/>
          <table:table-cell office:value="0.999981164932251" office:value-type="float"/>
          <table:table-cell office:value="0.991109132766723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019907645799729" office:value-type="float"/>
          <table:table-cell office:value="32" office:value-type="float"/>
          <table:table-cell office:value="-0.9999772906303406" office:value-type="float"/>
          <table:table-cell office:value="-0.9858660697937012" office:value-type="float"/>
          <table:table-cell office:value="0.9995086193084717" office:value-type="float"/>
          <table:table-cell office:value="-0.9999724626541138" office:value-type="float"/>
          <table:table-cell office:value="0.999981164932251" office:value-type="float"/>
          <table:table-cell office:value="0.991109132766723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019907645799729" office:value-type="float"/>
          <table:table-cell office:value="33" office:value-type="float"/>
          <table:table-cell office:value="-0.9999788403511047" office:value-type="float"/>
          <table:table-cell office:value="-0.9886729121208191" office:value-type="float"/>
          <table:table-cell office:value="0.9995566606521606" office:value-type="float"/>
          <table:table-cell office:value="-0.9999735951423645" office:value-type="float"/>
          <table:table-cell office:value="0.9999827146530151" office:value-type="float"/>
          <table:table-cell office:value="0.99394011497497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019907645799729" office:value-type="float"/>
          <table:table-cell office:value="34" office:value-type="float"/>
          <table:table-cell office:value="-0.9999788403511047" office:value-type="float"/>
          <table:table-cell office:value="-0.9886729121208191" office:value-type="float"/>
          <table:table-cell office:value="0.9995566606521606" office:value-type="float"/>
          <table:table-cell office:value="-0.9999735951423645" office:value-type="float"/>
          <table:table-cell office:value="0.9999827146530151" office:value-type="float"/>
          <table:table-cell office:value="0.99394011497497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019907645799729" office:value-type="float"/>
          <table:table-cell office:value="35" office:value-type="float"/>
          <table:table-cell office:value="-0.9999802112579346" office:value-type="float"/>
          <table:table-cell office:value="-0.9908202886581421" office:value-type="float"/>
          <table:table-cell office:value="0.999596118927002" office:value-type="float"/>
          <table:table-cell office:value="-0.9999746084213257" office:value-type="float"/>
          <table:table-cell office:value="0.9999840259552002" office:value-type="float"/>
          <table:table-cell office:value="0.995737791061401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019907645799729" office:value-type="float"/>
          <table:table-cell office:value="36" office:value-type="float"/>
          <table:table-cell office:value="-0.9999802112579346" office:value-type="float"/>
          <table:table-cell office:value="-0.9908202886581421" office:value-type="float"/>
          <table:table-cell office:value="0.999596118927002" office:value-type="float"/>
          <table:table-cell office:value="-0.9999746084213257" office:value-type="float"/>
          <table:table-cell office:value="0.9999840259552002" office:value-type="float"/>
          <table:table-cell office:value="0.995737791061401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019907645799729" office:value-type="float"/>
          <table:table-cell office:value="37" office:value-type="float"/>
          <table:table-cell office:value="-0.9999814629554749" office:value-type="float"/>
          <table:table-cell office:value="-0.9924842119216919" office:value-type="float"/>
          <table:table-cell office:value="0.9996287822723389" office:value-type="float"/>
          <table:table-cell office:value="-0.9999754428863525" office:value-type="float"/>
          <table:table-cell office:value="0.9999853372573853" office:value-type="float"/>
          <table:table-cell office:value="0.996912717819213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019907645799729" office:value-type="float"/>
          <table:table-cell office:value="38" office:value-type="float"/>
          <table:table-cell office:value="-0.9999814629554749" office:value-type="float"/>
          <table:table-cell office:value="-0.9924842119216919" office:value-type="float"/>
          <table:table-cell office:value="0.9996287822723389" office:value-type="float"/>
          <table:table-cell office:value="-0.9999754428863525" office:value-type="float"/>
          <table:table-cell office:value="0.9999853372573853" office:value-type="float"/>
          <table:table-cell office:value="0.996912717819213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019907645799729" office:value-type="float"/>
          <table:table-cell office:value="39" office:value-type="float"/>
          <table:table-cell office:value="-0.9999825954437256" office:value-type="float"/>
          <table:table-cell office:value="-0.9937731623649597" office:value-type="float"/>
          <table:table-cell office:value="0.9996559619903564" office:value-type="float"/>
          <table:table-cell office:value="-0.9999761581420898" office:value-type="float"/>
          <table:table-cell office:value="0.9999864101409912" office:value-type="float"/>
          <table:table-cell office:value="0.997703313827514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019907645799729" office:value-type="float"/>
          <table:table-cell office:value="40" office:value-type="float"/>
          <table:table-cell office:value="-0.9999825954437256" office:value-type="float"/>
          <table:table-cell office:value="-0.9937731623649597" office:value-type="float"/>
          <table:table-cell office:value="0.9996559619903564" office:value-type="float"/>
          <table:table-cell office:value="-0.9999761581420898" office:value-type="float"/>
          <table:table-cell office:value="0.9999864101409912" office:value-type="float"/>
          <table:table-cell office:value="0.997703313827514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019907645799729" office:value-type="float"/>
          <table:table-cell office:value="41" office:value-type="float"/>
          <table:table-cell office:value="-0.999983549118042" office:value-type="float"/>
          <table:table-cell office:value="-0.9947813153266907" office:value-type="float"/>
          <table:table-cell office:value="0.9996788501739502" office:value-type="float"/>
          <table:table-cell office:value="-0.9999766945838928" office:value-type="float"/>
          <table:table-cell office:value="0.9999873638153076" office:value-type="float"/>
          <table:table-cell office:value="0.99824881553649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019907645799729" office:value-type="float"/>
          <table:table-cell office:value="42" office:value-type="float"/>
          <table:table-cell office:value="-0.999983549118042" office:value-type="float"/>
          <table:table-cell office:value="-0.9947813153266907" office:value-type="float"/>
          <table:table-cell office:value="0.9996788501739502" office:value-type="float"/>
          <table:table-cell office:value="-0.9999766945838928" office:value-type="float"/>
          <table:table-cell office:value="0.9999873638153076" office:value-type="float"/>
          <table:table-cell office:value="0.99824881553649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019907645799729" office:value-type="float"/>
          <table:table-cell office:value="43" office:value-type="float"/>
          <table:table-cell office:value="-0.9999844431877136" office:value-type="float"/>
          <table:table-cell office:value="-0.9955837726593018" office:value-type="float"/>
          <table:table-cell office:value="0.9996974468231201" office:value-type="float"/>
          <table:table-cell office:value="-0.9999770522117615" office:value-type="float"/>
          <table:table-cell office:value="0.999988317489624" office:value-type="float"/>
          <table:table-cell office:value="0.998633503913879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019907645799729" office:value-type="float"/>
          <table:table-cell office:value="44" office:value-type="float"/>
          <table:table-cell office:value="-0.9999844431877136" office:value-type="float"/>
          <table:table-cell office:value="-0.9955837726593018" office:value-type="float"/>
          <table:table-cell office:value="0.9996974468231201" office:value-type="float"/>
          <table:table-cell office:value="-0.9999770522117615" office:value-type="float"/>
          <table:table-cell office:value="0.999988317489624" office:value-type="float"/>
          <table:table-cell office:value="0.998633503913879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019907645799729" office:value-type="float"/>
          <table:table-cell office:value="45" office:value-type="float"/>
          <table:table-cell office:value="-0.9999852180480957" office:value-type="float"/>
          <table:table-cell office:value="-0.9962229132652283" office:value-type="float"/>
          <table:table-cell office:value="0.9997127056121826" office:value-type="float"/>
          <table:table-cell office:value="-0.9999772906303406" office:value-type="float"/>
          <table:table-cell office:value="0.9999892711639404" office:value-type="float"/>
          <table:table-cell office:value="0.998911857604980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019907645799729" office:value-type="float"/>
          <table:table-cell office:value="46" office:value-type="float"/>
          <table:table-cell office:value="-0.9999852180480957" office:value-type="float"/>
          <table:table-cell office:value="-0.9962229132652283" office:value-type="float"/>
          <table:table-cell office:value="0.9997127056121826" office:value-type="float"/>
          <table:table-cell office:value="-0.9999772906303406" office:value-type="float"/>
          <table:table-cell office:value="0.9999892711639404" office:value-type="float"/>
          <table:table-cell office:value="0.998911857604980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019907645799729" office:value-type="float"/>
          <table:table-cell office:value="47" office:value-type="float"/>
          <table:table-cell office:value="-0.9999858736991882" office:value-type="float"/>
          <table:table-cell office:value="-0.9967369437217712" office:value-type="float"/>
          <table:table-cell office:value="0.999725341796875" office:value-type="float"/>
          <table:table-cell office:value="-0.9999772906303406" office:value-type="float"/>
          <table:table-cell office:value="0.9999899864196777" office:value-type="float"/>
          <table:table-cell office:value="0.999117255210876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019907645799729" office:value-type="float"/>
          <table:table-cell office:value="48" office:value-type="float"/>
          <table:table-cell office:value="-0.9999858736991882" office:value-type="float"/>
          <table:table-cell office:value="-0.9967369437217712" office:value-type="float"/>
          <table:table-cell office:value="0.999725341796875" office:value-type="float"/>
          <table:table-cell office:value="-0.9999772906303406" office:value-type="float"/>
          <table:table-cell office:value="0.9999899864196777" office:value-type="float"/>
          <table:table-cell office:value="0.999117255210876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019907645799729" office:value-type="float"/>
          <table:table-cell office:value="49" office:value-type="float"/>
          <table:table-cell office:value="-0.9999864101409912" office:value-type="float"/>
          <table:table-cell office:value="-0.9971551895141602" office:value-type="float"/>
          <table:table-cell office:value="0.9997355937957764" office:value-type="float"/>
          <table:table-cell office:value="-0.9999771118164062" office:value-type="float"/>
          <table:table-cell office:value="0.999990701675415" office:value-type="float"/>
          <table:table-cell office:value="0.99927139282226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019907645799729" office:value-type="float"/>
          <table:table-cell office:value="50" office:value-type="float"/>
          <table:table-cell office:value="-0.9999864101409912" office:value-type="float"/>
          <table:table-cell office:value="-0.9971551895141602" office:value-type="float"/>
          <table:table-cell office:value="0.9997355937957764" office:value-type="float"/>
          <table:table-cell office:value="-0.9999771118164062" office:value-type="float"/>
          <table:table-cell office:value="0.999990701675415" office:value-type="float"/>
          <table:table-cell office:value="0.99927139282226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019907645799729" office:value-type="float"/>
          <table:table-cell office:value="51" office:value-type="float"/>
          <table:table-cell office:value="-0.9999868273735046" office:value-type="float"/>
          <table:table-cell office:value="-0.9974998831748962" office:value-type="float"/>
          <table:table-cell office:value="0.9997438192367554" office:value-type="float"/>
          <table:table-cell office:value="-0.9999768137931824" office:value-type="float"/>
          <table:table-cell office:value="0.9999911785125732" office:value-type="float"/>
          <table:table-cell office:value="0.999389290809631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019907645799729" office:value-type="float"/>
          <table:table-cell office:value="52" office:value-type="float"/>
          <table:table-cell office:value="-0.9999868273735046" office:value-type="float"/>
          <table:table-cell office:value="-0.9974998831748962" office:value-type="float"/>
          <table:table-cell office:value="0.9997438192367554" office:value-type="float"/>
          <table:table-cell office:value="-0.9999768137931824" office:value-type="float"/>
          <table:table-cell office:value="0.9999911785125732" office:value-type="float"/>
          <table:table-cell office:value="0.999389290809631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019907645799729" office:value-type="float"/>
          <table:table-cell office:value="53" office:value-type="float"/>
          <table:table-cell office:value="-0.9999871850013733" office:value-type="float"/>
          <table:table-cell office:value="-0.997786283493042" office:value-type="float"/>
          <table:table-cell office:value="0.9997503757476807" office:value-type="float"/>
          <table:table-cell office:value="-0.9999762773513794" office:value-type="float"/>
          <table:table-cell office:value="0.9999918937683105" office:value-type="float"/>
          <table:table-cell office:value="0.999480724334716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019907645799729" office:value-type="float"/>
          <table:table-cell office:value="54" office:value-type="float"/>
          <table:table-cell office:value="-0.9999871850013733" office:value-type="float"/>
          <table:table-cell office:value="-0.997786283493042" office:value-type="float"/>
          <table:table-cell office:value="0.9997503757476807" office:value-type="float"/>
          <table:table-cell office:value="-0.9999762773513794" office:value-type="float"/>
          <table:table-cell office:value="0.9999918937683105" office:value-type="float"/>
          <table:table-cell office:value="0.999480724334716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019907645799729" office:value-type="float"/>
          <table:table-cell office:value="55" office:value-type="float"/>
          <table:table-cell office:value="-0.9999874234199524" office:value-type="float"/>
          <table:table-cell office:value="-0.9980259537696838" office:value-type="float"/>
          <table:table-cell office:value="0.9997553825378418" office:value-type="float"/>
          <table:table-cell office:value="-0.9999756217002869" office:value-type="float"/>
          <table:table-cell office:value="0.9999923706054688" office:value-type="float"/>
          <table:table-cell office:value="0.999552607536315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019907645799729" office:value-type="float"/>
          <table:table-cell office:value="56" office:value-type="float"/>
          <table:table-cell office:value="-0.9999874234199524" office:value-type="float"/>
          <table:table-cell office:value="-0.9980259537696838" office:value-type="float"/>
          <table:table-cell office:value="0.9997553825378418" office:value-type="float"/>
          <table:table-cell office:value="-0.9999756217002869" office:value-type="float"/>
          <table:table-cell office:value="0.9999923706054688" office:value-type="float"/>
          <table:table-cell office:value="0.999552607536315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019907645799729" office:value-type="float"/>
          <table:table-cell office:value="57" office:value-type="float"/>
          <table:table-cell office:value="-0.9999876022338867" office:value-type="float"/>
          <table:table-cell office:value="-0.9982278943061829" office:value-type="float"/>
          <table:table-cell office:value="0.9997591972351074" office:value-type="float"/>
          <table:table-cell office:value="-0.99997478723526" office:value-type="float"/>
          <table:table-cell office:value="0.999992847442627" office:value-type="float"/>
          <table:table-cell office:value="0.999609827995300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019907645799729" office:value-type="float"/>
          <table:table-cell office:value="58" office:value-type="float"/>
          <table:table-cell office:value="-0.9999876022338867" office:value-type="float"/>
          <table:table-cell office:value="-0.9982278943061829" office:value-type="float"/>
          <table:table-cell office:value="0.9997591972351074" office:value-type="float"/>
          <table:table-cell office:value="-0.99997478723526" office:value-type="float"/>
          <table:table-cell office:value="0.999992847442627" office:value-type="float"/>
          <table:table-cell office:value="0.999609827995300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019907645799729" office:value-type="float"/>
          <table:table-cell office:value="59" office:value-type="float"/>
          <table:table-cell office:value="-0.9999876618385315" office:value-type="float"/>
          <table:table-cell office:value="-0.9983986616134644" office:value-type="float"/>
          <table:table-cell office:value="0.9997618198394775" office:value-type="float"/>
          <table:table-cell office:value="-0.9999738335609436" office:value-type="float"/>
          <table:table-cell office:value="0.9999933242797852" office:value-type="float"/>
          <table:table-cell office:value="0.999655842781066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019907645799729" office:value-type="float"/>
          <table:table-cell office:value="60" office:value-type="float"/>
          <table:table-cell office:value="-0.9999876618385315" office:value-type="float"/>
          <table:table-cell office:value="-0.9983986616134644" office:value-type="float"/>
          <table:table-cell office:value="0.9997618198394775" office:value-type="float"/>
          <table:table-cell office:value="-0.9999738335609436" office:value-type="float"/>
          <table:table-cell office:value="0.9999933242797852" office:value-type="float"/>
          <table:table-cell office:value="0.9996558427810669" office:value-type="float"/>
        </table:table-row>
      </table:table>
      <table:table table:name="8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1</text:p>
          </table:table-cell>
          <table:table-cell office:value-type="string">
            <text:p>y1</text:p>
          </table:table-cell>
          <table:table-cell office:value-type="string">
            <text:p>z1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office:value-type="string">
            <text:p>z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999873638153077" office:value-type="float"/>
          <table:table-cell office:value="-0.009990407824516297" office:value-type="float"/>
          <table:table-cell office:value="0.009996707439422608" office:value-type="float"/>
          <table:table-cell office:value="-0.009999698996543885" office:value-type="float"/>
          <table:table-cell office:value="0.009999933242797852" office:value-type="float"/>
          <table:table-cell office:value="0.009996109008789063" office:value-type="float"/>
          <table:table-cell office:value="0.9553698819326699" office:value-type="float"/>
          <table:table-cell office:value="1" office:value-type="float"/>
          <table:table-cell office:value="-0.9999873638153076" office:value-type="float"/>
          <table:table-cell office:value="-0.9990407824516296" office:value-type="float"/>
          <table:table-cell office:value="0.9996707439422607" office:value-type="float"/>
          <table:table-cell office:value="-0.9999698996543884" office:value-type="float"/>
          <table:table-cell office:value="0.9999933242797852" office:value-type="float"/>
          <table:table-cell office:value="0.9996109008789062" office:value-type="float"/>
        </table:table-row>
        <table:table-row>
          <table:table-cell office:value="-0.019999746084213257" office:value-type="float"/>
          <table:table-cell office:value="-0.019979918003082277" office:value-type="float"/>
          <table:table-cell office:value="0.019993585348129273" office:value-type="float"/>
          <table:table-cell office:value="-0.019999399185180664" office:value-type="float"/>
          <table:table-cell office:value="0.019999866485595704" office:value-type="float"/>
          <table:table-cell office:value="0.019992358684539795" office:value-type="float"/>
          <table:table-cell office:value="0.9255345851242193" office:value-type="float"/>
          <table:table-cell office:value="2" office:value-type="float"/>
          <table:table-cell office:value="-0.9999872446060181" office:value-type="float"/>
          <table:table-cell office:value="-0.9989510178565979" office:value-type="float"/>
          <table:table-cell office:value="0.9996877908706665" office:value-type="float"/>
          <table:table-cell office:value="-0.999970018863678" office:value-type="float"/>
          <table:table-cell office:value="0.9999933242797852" office:value-type="float"/>
          <table:table-cell office:value="0.9996249675750732" office:value-type="float"/>
        </table:table-row>
        <table:table-row>
          <table:table-cell office:value="-0.029999617338180542" office:value-type="float"/>
          <table:table-cell office:value="-0.029969487190246585" office:value-type="float"/>
          <table:table-cell office:value="0.029990627765655517" office:value-type="float"/>
          <table:table-cell office:value="-0.029999085664749146" office:value-type="float"/>
          <table:table-cell office:value="0.029999803304672244" office:value-type="float"/>
          <table:table-cell office:value="0.029989093542099" office:value-type="float"/>
          <table:table-cell office:value="0.8928607041183114" office:value-type="float"/>
          <table:table-cell office:value="3" office:value-type="float"/>
          <table:table-cell office:value="-0.9999871253967285" office:value-type="float"/>
          <table:table-cell office:value="-0.9989569187164307" office:value-type="float"/>
          <table:table-cell office:value="0.9997042417526245" office:value-type="float"/>
          <table:table-cell office:value="-0.9999686479568481" office:value-type="float"/>
          <table:table-cell office:value="0.9999936819076538" office:value-type="float"/>
          <table:table-cell office:value="0.9996734857559204" office:value-type="float"/>
        </table:table-row>
        <table:table-row>
          <table:table-cell office:value="-0.03999948918819428" office:value-type="float"/>
          <table:table-cell office:value="-0.03995819330215454" office:value-type="float"/>
          <table:table-cell office:value="0.039987839460372925" office:value-type="float"/>
          <table:table-cell office:value="-0.03999877691268921" office:value-type="float"/>
          <table:table-cell office:value="0.03999974012374878" office:value-type="float"/>
          <table:table-cell office:value="0.0399859607219696" office:value-type="float"/>
          <table:table-cell office:value="0.8592579635512888" office:value-type="float"/>
          <table:table-cell office:value="4" office:value-type="float"/>
          <table:table-cell office:value="-0.9999871850013733" office:value-type="float"/>
          <table:table-cell office:value="-0.9988706111907959" office:value-type="float"/>
          <table:table-cell office:value="0.9997211694717407" office:value-type="float"/>
          <table:table-cell office:value="-0.9999691247940063" office:value-type="float"/>
          <table:table-cell office:value="0.9999936819076538" office:value-type="float"/>
          <table:table-cell office:value="0.9996867179870605" office:value-type="float"/>
        </table:table-row>
        <table:table-row>
          <table:table-cell office:value="-0.04999936103820801" office:value-type="float"/>
          <table:table-cell office:value="-0.04994706332683563" office:value-type="float"/>
          <table:table-cell office:value="0.04998521208763122" office:value-type="float"/>
          <table:table-cell office:value="-0.049998457431793215" office:value-type="float"/>
          <table:table-cell office:value="0.0499996817111969" office:value-type="float"/>
          <table:table-cell office:value="0.049983235597610476" office:value-type="float"/>
          <table:table-cell office:value="0.825254253244998" office:value-type="float"/>
          <table:table-cell office:value="5" office:value-type="float"/>
          <table:table-cell office:value="-0.9999871850013733" office:value-type="float"/>
          <table:table-cell office:value="-0.9988870024681091" office:value-type="float"/>
          <table:table-cell office:value="0.9997372627258301" office:value-type="float"/>
          <table:table-cell office:value="-0.9999680519104004" office:value-type="float"/>
          <table:table-cell office:value="0.999994158744812" office:value-type="float"/>
          <table:table-cell office:value="0.999727487564086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6" office:value-type="float"/>
          <table:table-cell office:value="-0.9999873638153076" office:value-type="float"/>
          <table:table-cell office:value="-0.9988057017326355" office:value-type="float"/>
          <table:table-cell office:value="0.9997541904449463" office:value-type="float"/>
          <table:table-cell office:value="-0.9999688267707825" office:value-type="float"/>
          <table:table-cell office:value="0.9999942779541016" office:value-type="float"/>
          <table:table-cell office:value="0.999740600585937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7" office:value-type="float"/>
          <table:table-cell office:value="-0.9999873042106628" office:value-type="float"/>
          <table:table-cell office:value="-0.998906672000885" office:value-type="float"/>
          <table:table-cell office:value="0.9997525215148926" office:value-type="float"/>
          <table:table-cell office:value="-0.9999669790267944" office:value-type="float"/>
          <table:table-cell office:value="0.9999945163726807" office:value-type="float"/>
          <table:table-cell office:value="0.999762415885925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8" office:value-type="float"/>
          <table:table-cell office:value="-0.9999873042106628" office:value-type="float"/>
          <table:table-cell office:value="-0.998906672000885" office:value-type="float"/>
          <table:table-cell office:value="0.9997525215148926" office:value-type="float"/>
          <table:table-cell office:value="-0.9999669790267944" office:value-type="float"/>
          <table:table-cell office:value="0.9999945163726807" office:value-type="float"/>
          <table:table-cell office:value="0.999762415885925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9" office:value-type="float"/>
          <table:table-cell office:value="-0.9999871850013733" office:value-type="float"/>
          <table:table-cell office:value="-0.9989959597587585" office:value-type="float"/>
          <table:table-cell office:value="0.9997496604919434" office:value-type="float"/>
          <table:table-cell office:value="-0.9999647736549377" office:value-type="float"/>
          <table:table-cell office:value="0.9999949932098389" office:value-type="float"/>
          <table:table-cell office:value="0.999780893325805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10" office:value-type="float"/>
          <table:table-cell office:value="-0.9999871850013733" office:value-type="float"/>
          <table:table-cell office:value="-0.9989959597587585" office:value-type="float"/>
          <table:table-cell office:value="0.9997496604919434" office:value-type="float"/>
          <table:table-cell office:value="-0.9999647736549377" office:value-type="float"/>
          <table:table-cell office:value="0.9999949932098389" office:value-type="float"/>
          <table:table-cell office:value="0.999780893325805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11" office:value-type="float"/>
          <table:table-cell office:value="-0.999987006187439" office:value-type="float"/>
          <table:table-cell office:value="-0.9990754127502441" office:value-type="float"/>
          <table:table-cell office:value="0.9997458457946777" office:value-type="float"/>
          <table:table-cell office:value="-0.9999622106552124" office:value-type="float"/>
          <table:table-cell office:value="0.999995231628418" office:value-type="float"/>
          <table:table-cell office:value="0.999796867370605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12" office:value-type="float"/>
          <table:table-cell office:value="-0.999987006187439" office:value-type="float"/>
          <table:table-cell office:value="-0.9990754127502441" office:value-type="float"/>
          <table:table-cell office:value="0.9997458457946777" office:value-type="float"/>
          <table:table-cell office:value="-0.9999622106552124" office:value-type="float"/>
          <table:table-cell office:value="0.999995231628418" office:value-type="float"/>
          <table:table-cell office:value="0.999796867370605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13" office:value-type="float"/>
          <table:table-cell office:value="-0.9999867677688599" office:value-type="float"/>
          <table:table-cell office:value="-0.9991468191146851" office:value-type="float"/>
          <table:table-cell office:value="0.9997410774230957" office:value-type="float"/>
          <table:table-cell office:value="-0.9999592304229736" office:value-type="float"/>
          <table:table-cell office:value="0.9999954700469971" office:value-type="float"/>
          <table:table-cell office:value="0.999810695648193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14" office:value-type="float"/>
          <table:table-cell office:value="-0.9999867677688599" office:value-type="float"/>
          <table:table-cell office:value="-0.9991468191146851" office:value-type="float"/>
          <table:table-cell office:value="0.9997410774230957" office:value-type="float"/>
          <table:table-cell office:value="-0.9999592304229736" office:value-type="float"/>
          <table:table-cell office:value="0.9999954700469971" office:value-type="float"/>
          <table:table-cell office:value="0.999810695648193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15" office:value-type="float"/>
          <table:table-cell office:value="-0.999986469745636" office:value-type="float"/>
          <table:table-cell office:value="-0.9992102980613708" office:value-type="float"/>
          <table:table-cell office:value="0.9997351169586182" office:value-type="float"/>
          <table:table-cell office:value="-0.9999557733535767" office:value-type="float"/>
          <table:table-cell office:value="0.9999957084655762" office:value-type="float"/>
          <table:table-cell office:value="0.99982273578643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16" office:value-type="float"/>
          <table:table-cell office:value="-0.999986469745636" office:value-type="float"/>
          <table:table-cell office:value="-0.9992102980613708" office:value-type="float"/>
          <table:table-cell office:value="0.9997351169586182" office:value-type="float"/>
          <table:table-cell office:value="-0.9999557733535767" office:value-type="float"/>
          <table:table-cell office:value="0.9999957084655762" office:value-type="float"/>
          <table:table-cell office:value="0.99982273578643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17" office:value-type="float"/>
          <table:table-cell office:value="-0.9999861121177673" office:value-type="float"/>
          <table:table-cell office:value="-0.9992668628692627" office:value-type="float"/>
          <table:table-cell office:value="0.9997284412384033" office:value-type="float"/>
          <table:table-cell office:value="-0.9999517202377319" office:value-type="float"/>
          <table:table-cell office:value="0.9999959468841553" office:value-type="float"/>
          <table:table-cell office:value="0.999833464622497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18" office:value-type="float"/>
          <table:table-cell office:value="-0.9999861121177673" office:value-type="float"/>
          <table:table-cell office:value="-0.9992668628692627" office:value-type="float"/>
          <table:table-cell office:value="0.9997284412384033" office:value-type="float"/>
          <table:table-cell office:value="-0.9999517202377319" office:value-type="float"/>
          <table:table-cell office:value="0.9999959468841553" office:value-type="float"/>
          <table:table-cell office:value="0.999833464622497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19" office:value-type="float"/>
          <table:table-cell office:value="-0.9999857544898987" office:value-type="float"/>
          <table:table-cell office:value="-0.9993179440498352" office:value-type="float"/>
          <table:table-cell office:value="0.9997208118438721" office:value-type="float"/>
          <table:table-cell office:value="-0.9999470114707947" office:value-type="float"/>
          <table:table-cell office:value="0.9999961853027344" office:value-type="float"/>
          <table:table-cell office:value="0.999842882156372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20" office:value-type="float"/>
          <table:table-cell office:value="-0.9999857544898987" office:value-type="float"/>
          <table:table-cell office:value="-0.9993179440498352" office:value-type="float"/>
          <table:table-cell office:value="0.9997208118438721" office:value-type="float"/>
          <table:table-cell office:value="-0.9999470114707947" office:value-type="float"/>
          <table:table-cell office:value="0.9999961853027344" office:value-type="float"/>
          <table:table-cell office:value="0.999842882156372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21" office:value-type="float"/>
          <table:table-cell office:value="-0.9999852776527405" office:value-type="float"/>
          <table:table-cell office:value="-0.9993639588356018" office:value-type="float"/>
          <table:table-cell office:value="0.9997119903564453" office:value-type="float"/>
          <table:table-cell office:value="-0.9999415278434753" office:value-type="float"/>
          <table:table-cell office:value="0.9999964237213135" office:value-type="float"/>
          <table:table-cell office:value="0.999851465225219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22" office:value-type="float"/>
          <table:table-cell office:value="-0.9999852776527405" office:value-type="float"/>
          <table:table-cell office:value="-0.9993639588356018" office:value-type="float"/>
          <table:table-cell office:value="0.9997119903564453" office:value-type="float"/>
          <table:table-cell office:value="-0.9999415278434753" office:value-type="float"/>
          <table:table-cell office:value="0.9999964237213135" office:value-type="float"/>
          <table:table-cell office:value="0.999851465225219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23" office:value-type="float"/>
          <table:table-cell office:value="-0.9999847412109375" office:value-type="float"/>
          <table:table-cell office:value="-0.9994059205055237" office:value-type="float"/>
          <table:table-cell office:value="0.9997022151947021" office:value-type="float"/>
          <table:table-cell office:value="-0.9999350309371948" office:value-type="float"/>
          <table:table-cell office:value="0.9999966621398926" office:value-type="float"/>
          <table:table-cell office:value="0.99985933303833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24" office:value-type="float"/>
          <table:table-cell office:value="-0.9999847412109375" office:value-type="float"/>
          <table:table-cell office:value="-0.9994059205055237" office:value-type="float"/>
          <table:table-cell office:value="0.9997022151947021" office:value-type="float"/>
          <table:table-cell office:value="-0.9999350309371948" office:value-type="float"/>
          <table:table-cell office:value="0.9999966621398926" office:value-type="float"/>
          <table:table-cell office:value="0.99985933303833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25" office:value-type="float"/>
          <table:table-cell office:value="-0.9999841451644897" office:value-type="float"/>
          <table:table-cell office:value="-0.9994445443153381" office:value-type="float"/>
          <table:table-cell office:value="0.9996911287307739" office:value-type="float"/>
          <table:table-cell office:value="-0.9999275207519531" office:value-type="float"/>
          <table:table-cell office:value="0.9999967813491821" office:value-type="float"/>
          <table:table-cell office:value="0.99986624717712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26" office:value-type="float"/>
          <table:table-cell office:value="-0.9999841451644897" office:value-type="float"/>
          <table:table-cell office:value="-0.9994445443153381" office:value-type="float"/>
          <table:table-cell office:value="0.9996911287307739" office:value-type="float"/>
          <table:table-cell office:value="-0.9999275207519531" office:value-type="float"/>
          <table:table-cell office:value="0.9999967813491821" office:value-type="float"/>
          <table:table-cell office:value="0.99986624717712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27" office:value-type="float"/>
          <table:table-cell office:value="-0.9999834895133972" office:value-type="float"/>
          <table:table-cell office:value="-0.9994802474975586" office:value-type="float"/>
          <table:table-cell office:value="0.9996788501739502" office:value-type="float"/>
          <table:table-cell office:value="-0.9999185800552368" office:value-type="float"/>
          <table:table-cell office:value="0.9999969005584717" office:value-type="float"/>
          <table:table-cell office:value="0.999872803688049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28" office:value-type="float"/>
          <table:table-cell office:value="-0.9999834895133972" office:value-type="float"/>
          <table:table-cell office:value="-0.9994802474975586" office:value-type="float"/>
          <table:table-cell office:value="0.9996788501739502" office:value-type="float"/>
          <table:table-cell office:value="-0.9999185800552368" office:value-type="float"/>
          <table:table-cell office:value="0.9999969005584717" office:value-type="float"/>
          <table:table-cell office:value="0.999872803688049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29" office:value-type="float"/>
          <table:table-cell office:value="-0.9999827146530151" office:value-type="float"/>
          <table:table-cell office:value="-0.9995133280754089" office:value-type="float"/>
          <table:table-cell office:value="0.9996650218963623" office:value-type="float"/>
          <table:table-cell office:value="-0.9999079704284668" office:value-type="float"/>
          <table:table-cell office:value="0.9999971389770508" office:value-type="float"/>
          <table:table-cell office:value="0.999878883361816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30" office:value-type="float"/>
          <table:table-cell office:value="-0.9999827146530151" office:value-type="float"/>
          <table:table-cell office:value="-0.9995133280754089" office:value-type="float"/>
          <table:table-cell office:value="0.9996650218963623" office:value-type="float"/>
          <table:table-cell office:value="-0.9999079704284668" office:value-type="float"/>
          <table:table-cell office:value="0.9999971389770508" office:value-type="float"/>
          <table:table-cell office:value="0.999878883361816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31" office:value-type="float"/>
          <table:table-cell office:value="-0.9999818801879883" office:value-type="float"/>
          <table:table-cell office:value="-0.9995439052581787" office:value-type="float"/>
          <table:table-cell office:value="0.9996497631072998" office:value-type="float"/>
          <table:table-cell office:value="-0.9998952746391296" office:value-type="float"/>
          <table:table-cell office:value="0.9999973773956299" office:value-type="float"/>
          <table:table-cell office:value="0.999884366989135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32" office:value-type="float"/>
          <table:table-cell office:value="-0.9999818801879883" office:value-type="float"/>
          <table:table-cell office:value="-0.9995439052581787" office:value-type="float"/>
          <table:table-cell office:value="0.9996497631072998" office:value-type="float"/>
          <table:table-cell office:value="-0.9998952746391296" office:value-type="float"/>
          <table:table-cell office:value="0.9999973773956299" office:value-type="float"/>
          <table:table-cell office:value="0.999884366989135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33" office:value-type="float"/>
          <table:table-cell office:value="-0.9999809861183167" office:value-type="float"/>
          <table:table-cell office:value="-0.9995723962783813" office:value-type="float"/>
          <table:table-cell office:value="0.9996328353881836" office:value-type="float"/>
          <table:table-cell office:value="-0.9998798966407776" office:value-type="float"/>
          <table:table-cell office:value="0.9999974966049194" office:value-type="float"/>
          <table:table-cell office:value="0.99988961219787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34" office:value-type="float"/>
          <table:table-cell office:value="-0.9999809861183167" office:value-type="float"/>
          <table:table-cell office:value="-0.9995723962783813" office:value-type="float"/>
          <table:table-cell office:value="0.9996328353881836" office:value-type="float"/>
          <table:table-cell office:value="-0.9998798966407776" office:value-type="float"/>
          <table:table-cell office:value="0.9999974966049194" office:value-type="float"/>
          <table:table-cell office:value="0.99988961219787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35" office:value-type="float"/>
          <table:table-cell office:value="-0.9999799728393555" office:value-type="float"/>
          <table:table-cell office:value="-0.9995990991592407" office:value-type="float"/>
          <table:table-cell office:value="0.9996142387390137" office:value-type="float"/>
          <table:table-cell office:value="-0.9998612403869629" office:value-type="float"/>
          <table:table-cell office:value="0.999997615814209" office:value-type="float"/>
          <table:table-cell office:value="0.999894618988037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36" office:value-type="float"/>
          <table:table-cell office:value="-0.9999799728393555" office:value-type="float"/>
          <table:table-cell office:value="-0.9995990991592407" office:value-type="float"/>
          <table:table-cell office:value="0.9996142387390137" office:value-type="float"/>
          <table:table-cell office:value="-0.9998612403869629" office:value-type="float"/>
          <table:table-cell office:value="0.999997615814209" office:value-type="float"/>
          <table:table-cell office:value="0.999894618988037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37" office:value-type="float"/>
          <table:table-cell office:value="-0.9999788403511047" office:value-type="float"/>
          <table:table-cell office:value="-0.9996242523193359" office:value-type="float"/>
          <table:table-cell office:value="0.9995934963226318" office:value-type="float"/>
          <table:table-cell office:value="-0.9998383522033691" office:value-type="float"/>
          <table:table-cell office:value="0.9999977350234985" office:value-type="float"/>
          <table:table-cell office:value="0.999899268150329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38" office:value-type="float"/>
          <table:table-cell office:value="-0.9999788403511047" office:value-type="float"/>
          <table:table-cell office:value="-0.9996242523193359" office:value-type="float"/>
          <table:table-cell office:value="0.9995934963226318" office:value-type="float"/>
          <table:table-cell office:value="-0.9998383522033691" office:value-type="float"/>
          <table:table-cell office:value="0.9999977350234985" office:value-type="float"/>
          <table:table-cell office:value="0.999899268150329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39" office:value-type="float"/>
          <table:table-cell office:value="-0.9999776482582092" office:value-type="float"/>
          <table:table-cell office:value="-0.9996481537818909" office:value-type="float"/>
          <table:table-cell office:value="0.9995702505111694" office:value-type="float"/>
          <table:table-cell office:value="-0.9998101592063904" office:value-type="float"/>
          <table:table-cell office:value="0.9999978542327881" office:value-type="float"/>
          <table:table-cell office:value="0.99990367889404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40" office:value-type="float"/>
          <table:table-cell office:value="-0.9999776482582092" office:value-type="float"/>
          <table:table-cell office:value="-0.9996481537818909" office:value-type="float"/>
          <table:table-cell office:value="0.9995702505111694" office:value-type="float"/>
          <table:table-cell office:value="-0.9998101592063904" office:value-type="float"/>
          <table:table-cell office:value="0.9999978542327881" office:value-type="float"/>
          <table:table-cell office:value="0.99990367889404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41" office:value-type="float"/>
          <table:table-cell office:value="-0.9999762773513794" office:value-type="float"/>
          <table:table-cell office:value="-0.9996708035469055" office:value-type="float"/>
          <table:table-cell office:value="0.9995441436767578" office:value-type="float"/>
          <table:table-cell office:value="-0.999775230884552" office:value-type="float"/>
          <table:table-cell office:value="0.9999979734420776" office:value-type="float"/>
          <table:table-cell office:value="0.999907970428466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42" office:value-type="float"/>
          <table:table-cell office:value="-0.9999762773513794" office:value-type="float"/>
          <table:table-cell office:value="-0.9996708035469055" office:value-type="float"/>
          <table:table-cell office:value="0.9995441436767578" office:value-type="float"/>
          <table:table-cell office:value="-0.999775230884552" office:value-type="float"/>
          <table:table-cell office:value="0.9999979734420776" office:value-type="float"/>
          <table:table-cell office:value="0.999907970428466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43" office:value-type="float"/>
          <table:table-cell office:value="-0.99997478723526" office:value-type="float"/>
          <table:table-cell office:value="-0.9996922612190247" office:value-type="float"/>
          <table:table-cell office:value="0.9995150566101074" office:value-type="float"/>
          <table:table-cell office:value="-0.9997318387031555" office:value-type="float"/>
          <table:table-cell office:value="0.9999980926513672" office:value-type="float"/>
          <table:table-cell office:value="0.99991202354431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44" office:value-type="float"/>
          <table:table-cell office:value="-0.99997478723526" office:value-type="float"/>
          <table:table-cell office:value="-0.9996922612190247" office:value-type="float"/>
          <table:table-cell office:value="0.9995150566101074" office:value-type="float"/>
          <table:table-cell office:value="-0.9997318387031555" office:value-type="float"/>
          <table:table-cell office:value="0.9999980926513672" office:value-type="float"/>
          <table:table-cell office:value="0.99991202354431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45" office:value-type="float"/>
          <table:table-cell office:value="-0.9999731779098511" office:value-type="float"/>
          <table:table-cell office:value="-0.9997127056121826" office:value-type="float"/>
          <table:table-cell office:value="0.9994823932647705" office:value-type="float"/>
          <table:table-cell office:value="-0.9996777176856995" office:value-type="float"/>
          <table:table-cell office:value="0.9999982118606567" office:value-type="float"/>
          <table:table-cell office:value="0.999915957450866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46" office:value-type="float"/>
          <table:table-cell office:value="-0.9999731779098511" office:value-type="float"/>
          <table:table-cell office:value="-0.9997127056121826" office:value-type="float"/>
          <table:table-cell office:value="0.9994823932647705" office:value-type="float"/>
          <table:table-cell office:value="-0.9996777176856995" office:value-type="float"/>
          <table:table-cell office:value="0.9999982118606567" office:value-type="float"/>
          <table:table-cell office:value="0.999915957450866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47" office:value-type="float"/>
          <table:table-cell office:value="-0.999971330165863" office:value-type="float"/>
          <table:table-cell office:value="-0.9997320771217346" office:value-type="float"/>
          <table:table-cell office:value="0.9994454383850098" office:value-type="float"/>
          <table:table-cell office:value="-0.9996100664138794" office:value-type="float"/>
          <table:table-cell office:value="0.9999983310699463" office:value-type="float"/>
          <table:table-cell office:value="0.999919652938842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48" office:value-type="float"/>
          <table:table-cell office:value="-0.999971330165863" office:value-type="float"/>
          <table:table-cell office:value="-0.9997320771217346" office:value-type="float"/>
          <table:table-cell office:value="0.9994454383850098" office:value-type="float"/>
          <table:table-cell office:value="-0.9996100664138794" office:value-type="float"/>
          <table:table-cell office:value="0.9999983310699463" office:value-type="float"/>
          <table:table-cell office:value="0.999919652938842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49" office:value-type="float"/>
          <table:table-cell office:value="-0.9999693036079407" office:value-type="float"/>
          <table:table-cell office:value="-0.9997503161430359" office:value-type="float"/>
          <table:table-cell office:value="0.9994035959243774" office:value-type="float"/>
          <table:table-cell office:value="-0.999525249004364" office:value-type="float"/>
          <table:table-cell office:value="0.9999984502792358" office:value-type="float"/>
          <table:table-cell office:value="0.999923467636108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50" office:value-type="float"/>
          <table:table-cell office:value="-0.9999693036079407" office:value-type="float"/>
          <table:table-cell office:value="-0.9997503161430359" office:value-type="float"/>
          <table:table-cell office:value="0.9994035959243774" office:value-type="float"/>
          <table:table-cell office:value="-0.999525249004364" office:value-type="float"/>
          <table:table-cell office:value="0.9999984502792358" office:value-type="float"/>
          <table:table-cell office:value="0.999923467636108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51" office:value-type="float"/>
          <table:table-cell office:value="-0.9999670386314392" office:value-type="float"/>
          <table:table-cell office:value="-0.999767541885376" office:value-type="float"/>
          <table:table-cell office:value="0.9993560314178467" office:value-type="float"/>
          <table:table-cell office:value="-0.9994186162948608" office:value-type="float"/>
          <table:table-cell office:value="0.9999985694885254" office:value-type="float"/>
          <table:table-cell office:value="0.999927043914794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52" office:value-type="float"/>
          <table:table-cell office:value="-0.9999670386314392" office:value-type="float"/>
          <table:table-cell office:value="-0.999767541885376" office:value-type="float"/>
          <table:table-cell office:value="0.9993560314178467" office:value-type="float"/>
          <table:table-cell office:value="-0.9994186162948608" office:value-type="float"/>
          <table:table-cell office:value="0.9999985694885254" office:value-type="float"/>
          <table:table-cell office:value="0.999927043914794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53" office:value-type="float"/>
          <table:table-cell office:value="-0.9999643564224243" office:value-type="float"/>
          <table:table-cell office:value="-0.9997836947441101" office:value-type="float"/>
          <table:table-cell office:value="0.999301552772522" office:value-type="float"/>
          <table:table-cell office:value="-0.9992837309837341" office:value-type="float"/>
          <table:table-cell office:value="0.9999985694885254" office:value-type="float"/>
          <table:table-cell office:value="0.999930381774902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54" office:value-type="float"/>
          <table:table-cell office:value="-0.9999643564224243" office:value-type="float"/>
          <table:table-cell office:value="-0.9997836947441101" office:value-type="float"/>
          <table:table-cell office:value="0.999301552772522" office:value-type="float"/>
          <table:table-cell office:value="-0.9992837309837341" office:value-type="float"/>
          <table:table-cell office:value="0.9999985694885254" office:value-type="float"/>
          <table:table-cell office:value="0.999930381774902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55" office:value-type="float"/>
          <table:table-cell office:value="-0.9999614357948303" office:value-type="float"/>
          <table:table-cell office:value="-0.9997990131378174" office:value-type="float"/>
          <table:table-cell office:value="0.9992392063140869" office:value-type="float"/>
          <table:table-cell office:value="-0.9991122484207153" office:value-type="float"/>
          <table:table-cell office:value="0.9999986886978149" office:value-type="float"/>
          <table:table-cell office:value="0.999933838844299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56" office:value-type="float"/>
          <table:table-cell office:value="-0.9999614357948303" office:value-type="float"/>
          <table:table-cell office:value="-0.9997990131378174" office:value-type="float"/>
          <table:table-cell office:value="0.9992392063140869" office:value-type="float"/>
          <table:table-cell office:value="-0.9991122484207153" office:value-type="float"/>
          <table:table-cell office:value="0.9999986886978149" office:value-type="float"/>
          <table:table-cell office:value="0.999933838844299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57" office:value-type="float"/>
          <table:table-cell office:value="-0.9999580979347229" office:value-type="float"/>
          <table:table-cell office:value="-0.999813437461853" office:value-type="float"/>
          <table:table-cell office:value="0.9991674423217773" office:value-type="float"/>
          <table:table-cell office:value="-0.9988927841186523" office:value-type="float"/>
          <table:table-cell office:value="0.9999988079071045" office:value-type="float"/>
          <table:table-cell office:value="0.999937176704406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58" office:value-type="float"/>
          <table:table-cell office:value="-0.9999580979347229" office:value-type="float"/>
          <table:table-cell office:value="-0.999813437461853" office:value-type="float"/>
          <table:table-cell office:value="0.9991674423217773" office:value-type="float"/>
          <table:table-cell office:value="-0.9988927841186523" office:value-type="float"/>
          <table:table-cell office:value="0.9999988079071045" office:value-type="float"/>
          <table:table-cell office:value="0.999937176704406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59" office:value-type="float"/>
          <table:table-cell office:value="-0.9999541640281677" office:value-type="float"/>
          <table:table-cell office:value="-0.9998270273208618" office:value-type="float"/>
          <table:table-cell office:value="0.99908447265625" office:value-type="float"/>
          <table:table-cell office:value="-0.9986109137535095" office:value-type="float"/>
          <table:table-cell office:value="0.9999988079071045" office:value-type="float"/>
          <table:table-cell office:value="0.999940395355224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252056401073439" office:value-type="float"/>
          <table:table-cell office:value="60" office:value-type="float"/>
          <table:table-cell office:value="-0.9999541640281677" office:value-type="float"/>
          <table:table-cell office:value="-0.9998270273208618" office:value-type="float"/>
          <table:table-cell office:value="0.99908447265625" office:value-type="float"/>
          <table:table-cell office:value="-0.9986109137535095" office:value-type="float"/>
          <table:table-cell office:value="0.9999988079071045" office:value-type="float"/>
          <table:table-cell office:value="0.9999403953552246" office:value-type="float"/>
        </table:table-row>
      </table:table>
      <table:table table:name="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1</text:p>
          </table:table-cell>
          <table:table-cell office:value-type="string">
            <text:p>y1</text:p>
          </table:table-cell>
          <table:table-cell office:value-type="string">
            <text:p>z1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office:value-type="string">
            <text:p>z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999471306800843" office:value-type="float"/>
          <table:table-cell office:value="-0.009998705983161927" office:value-type="float"/>
          <table:table-cell office:value="0.009986580610275268" office:value-type="float"/>
          <table:table-cell office:value="-0.009981505870819092" office:value-type="float"/>
          <table:table-cell office:value="0.00999998688697815" office:value-type="float"/>
          <table:table-cell office:value="0.009999240636825562" office:value-type="float"/>
          <table:table-cell office:value="0.9486580343307003" office:value-type="float"/>
          <table:table-cell office:value="1.0" office:value-type="float"/>
          <table:table-cell office:value="-0.9999471306800842" office:value-type="float"/>
          <table:table-cell office:value="-0.9998705983161926" office:value-type="float"/>
          <table:table-cell office:value="0.9986580610275269" office:value-type="float"/>
          <table:table-cell office:value="-0.9981505870819092" office:value-type="float"/>
          <table:table-cell office:value="0.9999986886978149" office:value-type="float"/>
          <table:table-cell office:value="0.9999240636825562" office:value-type="float"/>
        </table:table-row>
        <table:table-row>
          <table:table-cell office:value="-0.019998940229415896" office:value-type="float"/>
          <table:table-cell office:value="-0.01999733090400696" office:value-type="float"/>
          <table:table-cell office:value="0.01997379183769226" office:value-type="float"/>
          <table:table-cell office:value="-0.019963000416755677" office:value-type="float"/>
          <table:table-cell office:value="0.019999974966049196" office:value-type="float"/>
          <table:table-cell office:value="0.019998515844345095" office:value-type="float"/>
          <table:table-cell office:value="0.9187691534248517" office:value-type="float"/>
          <table:table-cell office:value="2.0" office:value-type="float"/>
          <table:table-cell office:value="-0.9999468922615051" office:value-type="float"/>
          <table:table-cell office:value="-0.9998624920845032" office:value-type="float"/>
          <table:table-cell office:value="0.9987211227416992" office:value-type="float"/>
          <table:table-cell office:value="-0.9981494545936584" office:value-type="float"/>
          <table:table-cell office:value="0.9999988079071045" office:value-type="float"/>
          <table:table-cell office:value="0.9999275207519531" office:value-type="float"/>
        </table:table-row>
        <table:table-row>
          <table:table-cell office:value="-0.02999835848808289" office:value-type="float"/>
          <table:table-cell office:value="-0.029995980858802798" office:value-type="float"/>
          <table:table-cell office:value="0.029960317611694334" office:value-type="float"/>
          <table:table-cell office:value="-0.029939616322517397" office:value-type="float"/>
          <table:table-cell office:value="0.02999996304512024" office:value-type="float"/>
          <table:table-cell office:value="0.029997862577438358" office:value-type="float"/>
          <table:table-cell office:value="0.8859559003246537" office:value-type="float"/>
          <table:table-cell office:value="3.0" office:value-type="float"/>
          <table:table-cell office:value="-0.9999418258666992" office:value-type="float"/>
          <table:table-cell office:value="-0.9998649954795837" office:value-type="float"/>
          <table:table-cell office:value="0.9986525774002075" office:value-type="float"/>
          <table:table-cell office:value="-0.9976615905761719" office:value-type="float"/>
          <table:table-cell office:value="0.9999988079071045" office:value-type="float"/>
          <table:table-cell office:value="0.9999346733093262" office:value-type="float"/>
        </table:table-row>
        <table:table-row>
          <table:table-cell office:value="-0.03999777793884278" office:value-type="float"/>
          <table:table-cell office:value="-0.03999455571174622" office:value-type="float"/>
          <table:table-cell office:value="0.039947527647018435" office:value-type="float"/>
          <table:table-cell office:value="-0.03991630673408508" office:value-type="float"/>
          <table:table-cell office:value="0.03999995112419128" office:value-type="float"/>
          <table:table-cell office:value="0.0399972426891327" office:value-type="float"/>
          <table:table-cell office:value="0.8522584844899611" office:value-type="float"/>
          <table:table-cell office:value="4.0" office:value-type="float"/>
          <table:table-cell office:value="-0.9999419450759888" office:value-type="float"/>
          <table:table-cell office:value="-0.999857485294342" office:value-type="float"/>
          <table:table-cell office:value="0.9987210035324097" office:value-type="float"/>
          <table:table-cell office:value="-0.9976690411567688" office:value-type="float"/>
          <table:table-cell office:value="0.9999988079071045" office:value-type="float"/>
          <table:table-cell office:value="0.9999380111694336" office:value-type="float"/>
        </table:table-row>
        <table:table-row>
          <table:table-cell office:value="-0.04999714493751527" office:value-type="float"/>
          <table:table-cell office:value="-0.04999317646026612" office:value-type="float"/>
          <table:table-cell office:value="0.0499340569972992" office:value-type="float"/>
          <table:table-cell office:value="-0.04988681972026825" office:value-type="float"/>
          <table:table-cell office:value="0.04999994158744812" office:value-type="float"/>
          <table:table-cell office:value="0.049996691942214976" office:value-type="float"/>
          <table:table-cell office:value="0.8181991179135808" office:value-type="float"/>
          <table:table-cell office:value="5.0" office:value-type="float"/>
          <table:table-cell office:value="-0.9999366998672485" office:value-type="float"/>
          <table:table-cell office:value="-0.9998620748519897" office:value-type="float"/>
          <table:table-cell office:value="0.9986529350280762" office:value-type="float"/>
          <table:table-cell office:value="-0.9970512986183167" office:value-type="float"/>
          <table:table-cell office:value="0.9999990463256836" office:value-type="float"/>
          <table:table-cell office:value="0.999944925308227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180859641139654" office:value-type="float"/>
          <table:table-cell office:value="6.0" office:value-type="float"/>
          <table:table-cell office:value="-0.9999375343322754" office:value-type="float"/>
          <table:table-cell office:value="-0.9998558759689331" office:value-type="float"/>
          <table:table-cell office:value="0.9987282752990723" office:value-type="float"/>
          <table:table-cell office:value="-0.9970806837081909" office:value-type="float"/>
          <table:table-cell office:value="0.9999990463256836" office:value-type="float"/>
          <table:table-cell office:value="0.99994826316833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180859641139654" office:value-type="float"/>
          <table:table-cell office:value="7.0" office:value-type="float"/>
          <table:table-cell office:value="-0.9999313354492188" office:value-type="float"/>
          <table:table-cell office:value="-0.9998670220375061" office:value-type="float"/>
          <table:table-cell office:value="0.9985716342926025" office:value-type="float"/>
          <table:table-cell office:value="-0.9962356686592102" office:value-type="float"/>
          <table:table-cell office:value="0.9999990463256836" office:value-type="float"/>
          <table:table-cell office:value="0.999951243400573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180859641139654" office:value-type="float"/>
          <table:table-cell office:value="8.0" office:value-type="float"/>
          <table:table-cell office:value="-0.9999313354492188" office:value-type="float"/>
          <table:table-cell office:value="-0.9998670220375061" office:value-type="float"/>
          <table:table-cell office:value="0.9985716342926025" office:value-type="float"/>
          <table:table-cell office:value="-0.9962356686592102" office:value-type="float"/>
          <table:table-cell office:value="0.9999990463256836" office:value-type="float"/>
          <table:table-cell office:value="0.999951243400573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180859641139654" office:value-type="float"/>
          <table:table-cell office:value="9.0" office:value-type="float"/>
          <table:table-cell office:value="-0.999923825263977" office:value-type="float"/>
          <table:table-cell office:value="-0.9998774528503418" office:value-type="float"/>
          <table:table-cell office:value="0.9983854293823242" office:value-type="float"/>
          <table:table-cell office:value="-0.9951103329658508" office:value-type="float"/>
          <table:table-cell office:value="0.9999990463256836" office:value-type="float"/>
          <table:table-cell office:value="0.999954223632812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180859641139654" office:value-type="float"/>
          <table:table-cell office:value="10.0" office:value-type="float"/>
          <table:table-cell office:value="-0.999923825263977" office:value-type="float"/>
          <table:table-cell office:value="-0.9998774528503418" office:value-type="float"/>
          <table:table-cell office:value="0.9983854293823242" office:value-type="float"/>
          <table:table-cell office:value="-0.9951103329658508" office:value-type="float"/>
          <table:table-cell office:value="0.9999990463256836" office:value-type="float"/>
          <table:table-cell office:value="0.999954223632812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180859641139654" office:value-type="float"/>
          <table:table-cell office:value="11.0" office:value-type="float"/>
          <table:table-cell office:value="-0.9999150037765503" office:value-type="float"/>
          <table:table-cell office:value="-0.9998872876167297" office:value-type="float"/>
          <table:table-cell office:value="0.9981627464294434" office:value-type="float"/>
          <table:table-cell office:value="-0.9935985207557678" office:value-type="float"/>
          <table:table-cell office:value="0.9999991655349731" office:value-type="float"/>
          <table:table-cell office:value="0.999957084655761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180859641139654" office:value-type="float"/>
          <table:table-cell office:value="12.0" office:value-type="float"/>
          <table:table-cell office:value="-0.9999150037765503" office:value-type="float"/>
          <table:table-cell office:value="-0.9998872876167297" office:value-type="float"/>
          <table:table-cell office:value="0.9981627464294434" office:value-type="float"/>
          <table:table-cell office:value="-0.9935985207557678" office:value-type="float"/>
          <table:table-cell office:value="0.9999991655349731" office:value-type="float"/>
          <table:table-cell office:value="0.999957084655761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180859641139654" office:value-type="float"/>
          <table:table-cell office:value="13.0" office:value-type="float"/>
          <table:table-cell office:value="-0.9999057054519653" office:value-type="float"/>
          <table:table-cell office:value="-0.9998965859413147" office:value-type="float"/>
          <table:table-cell office:value="0.9978951215744019" office:value-type="float"/>
          <table:table-cell office:value="-0.991538405418396" office:value-type="float"/>
          <table:table-cell office:value="0.9999992847442627" office:value-type="float"/>
          <table:table-cell office:value="0.999959945678710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180859641139654" office:value-type="float"/>
          <table:table-cell office:value="14.0" office:value-type="float"/>
          <table:table-cell office:value="-0.9999057054519653" office:value-type="float"/>
          <table:table-cell office:value="-0.9998965859413147" office:value-type="float"/>
          <table:table-cell office:value="0.9978951215744019" office:value-type="float"/>
          <table:table-cell office:value="-0.991538405418396" office:value-type="float"/>
          <table:table-cell office:value="0.9999992847442627" office:value-type="float"/>
          <table:table-cell office:value="0.999959945678710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180859641139654" office:value-type="float"/>
          <table:table-cell office:value="15.0" office:value-type="float"/>
          <table:table-cell office:value="-0.9998945593833923" office:value-type="float"/>
          <table:table-cell office:value="-0.9999052286148071" office:value-type="float"/>
          <table:table-cell office:value="0.9975733757019043" office:value-type="float"/>
          <table:table-cell office:value="-0.9887421727180481" office:value-type="float"/>
          <table:table-cell office:value="0.9999992847442627" office:value-type="float"/>
          <table:table-cell office:value="0.99996256828308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180859641139654" office:value-type="float"/>
          <table:table-cell office:value="16.0" office:value-type="float"/>
          <table:table-cell office:value="-0.9998945593833923" office:value-type="float"/>
          <table:table-cell office:value="-0.9999052286148071" office:value-type="float"/>
          <table:table-cell office:value="0.9975733757019043" office:value-type="float"/>
          <table:table-cell office:value="-0.9887421727180481" office:value-type="float"/>
          <table:table-cell office:value="0.9999992847442627" office:value-type="float"/>
          <table:table-cell office:value="0.99996256828308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180859641139654" office:value-type="float"/>
          <table:table-cell office:value="17.0" office:value-type="float"/>
          <table:table-cell office:value="-0.9998810887336731" office:value-type="float"/>
          <table:table-cell office:value="-0.9999131560325623" office:value-type="float"/>
          <table:table-cell office:value="0.997185230255127" office:value-type="float"/>
          <table:table-cell office:value="-0.9849157929420471" office:value-type="float"/>
          <table:table-cell office:value="0.9999992847442627" office:value-type="float"/>
          <table:table-cell office:value="0.999965190887451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180859641139654" office:value-type="float"/>
          <table:table-cell office:value="18.0" office:value-type="float"/>
          <table:table-cell office:value="-0.9998810887336731" office:value-type="float"/>
          <table:table-cell office:value="-0.9999131560325623" office:value-type="float"/>
          <table:table-cell office:value="0.997185230255127" office:value-type="float"/>
          <table:table-cell office:value="-0.9849157929420471" office:value-type="float"/>
          <table:table-cell office:value="0.9999992847442627" office:value-type="float"/>
          <table:table-cell office:value="0.999965190887451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180859641139654" office:value-type="float"/>
          <table:table-cell office:value="19.0" office:value-type="float"/>
          <table:table-cell office:value="-0.9998669028282166" office:value-type="float"/>
          <table:table-cell office:value="-0.9999204874038696" office:value-type="float"/>
          <table:table-cell office:value="0.9967122077941895" office:value-type="float"/>
          <table:table-cell office:value="-0.9795622229576111" office:value-type="float"/>
          <table:table-cell office:value="0.9999994039535522" office:value-type="float"/>
          <table:table-cell office:value="0.999967575073242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180859641139654" office:value-type="float"/>
          <table:table-cell office:value="20.0" office:value-type="float"/>
          <table:table-cell office:value="-0.9998669028282166" office:value-type="float"/>
          <table:table-cell office:value="-0.9999204874038696" office:value-type="float"/>
          <table:table-cell office:value="0.9967122077941895" office:value-type="float"/>
          <table:table-cell office:value="-0.9795622229576111" office:value-type="float"/>
          <table:table-cell office:value="0.9999994039535522" office:value-type="float"/>
          <table:table-cell office:value="0.999967575073242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180859641139654" office:value-type="float"/>
          <table:table-cell office:value="21.0" office:value-type="float"/>
          <table:table-cell office:value="-0.9998493194580078" office:value-type="float"/>
          <table:table-cell office:value="-0.9999271035194397" office:value-type="float"/>
          <table:table-cell office:value="0.9961358308792114" office:value-type="float"/>
          <table:table-cell office:value="-0.9720574021339417" office:value-type="float"/>
          <table:table-cell office:value="0.9999994039535522" office:value-type="float"/>
          <table:table-cell office:value="0.999969720840454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180859641139654" office:value-type="float"/>
          <table:table-cell office:value="22.0" office:value-type="float"/>
          <table:table-cell office:value="-0.9998493194580078" office:value-type="float"/>
          <table:table-cell office:value="-0.9999271035194397" office:value-type="float"/>
          <table:table-cell office:value="0.9961358308792114" office:value-type="float"/>
          <table:table-cell office:value="-0.9720574021339417" office:value-type="float"/>
          <table:table-cell office:value="0.9999994039535522" office:value-type="float"/>
          <table:table-cell office:value="0.999969720840454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180859641139654" office:value-type="float"/>
          <table:table-cell office:value="23.0" office:value-type="float"/>
          <table:table-cell office:value="-0.9998267292976379" office:value-type="float"/>
          <table:table-cell office:value="-0.9999330639839172" office:value-type="float"/>
          <table:table-cell office:value="0.9954261779785156" office:value-type="float"/>
          <table:table-cell office:value="-0.9613395929336548" office:value-type="float"/>
          <table:table-cell office:value="0.9999995231628418" office:value-type="float"/>
          <table:table-cell office:value="0.99997186660766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180859641139654" office:value-type="float"/>
          <table:table-cell office:value="24.0" office:value-type="float"/>
          <table:table-cell office:value="-0.9998267292976379" office:value-type="float"/>
          <table:table-cell office:value="-0.9999330639839172" office:value-type="float"/>
          <table:table-cell office:value="0.9954261779785156" office:value-type="float"/>
          <table:table-cell office:value="-0.9613395929336548" office:value-type="float"/>
          <table:table-cell office:value="0.9999995231628418" office:value-type="float"/>
          <table:table-cell office:value="0.99997186660766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180859641139654" office:value-type="float"/>
          <table:table-cell office:value="25.0" office:value-type="float"/>
          <table:table-cell office:value="-0.9998014569282532" office:value-type="float"/>
          <table:table-cell office:value="-0.999938428401947" office:value-type="float"/>
          <table:table-cell office:value="0.9945356845855713" office:value-type="float"/>
          <table:table-cell office:value="-0.9454603791236877" office:value-type="float"/>
          <table:table-cell office:value="0.9999995231628418" office:value-type="float"/>
          <table:table-cell office:value="0.999973893165588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180859641139654" office:value-type="float"/>
          <table:table-cell office:value="26.0" office:value-type="float"/>
          <table:table-cell office:value="-0.9998014569282532" office:value-type="float"/>
          <table:table-cell office:value="-0.999938428401947" office:value-type="float"/>
          <table:table-cell office:value="0.9945356845855713" office:value-type="float"/>
          <table:table-cell office:value="-0.9454603791236877" office:value-type="float"/>
          <table:table-cell office:value="0.9999995231628418" office:value-type="float"/>
          <table:table-cell office:value="0.999973893165588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180859641139654" office:value-type="float"/>
          <table:table-cell office:value="27.0" office:value-type="float"/>
          <table:table-cell office:value="-0.999767541885376" office:value-type="float"/>
          <table:table-cell office:value="-0.999943196773529" office:value-type="float"/>
          <table:table-cell office:value="0.9934170246124268" office:value-type="float"/>
          <table:table-cell office:value="-0.9215668439865112" office:value-type="float"/>
          <table:table-cell office:value="0.9999995231628418" office:value-type="float"/>
          <table:table-cell office:value="0.999975800514221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8180859641139654" office:value-type="float"/>
          <table:table-cell office:value="28.0" office:value-type="float"/>
          <table:table-cell office:value="-0.999767541885376" office:value-type="float"/>
          <table:table-cell office:value="-0.999943196773529" office:value-type="float"/>
          <table:table-cell office:value="0.9934170246124268" office:value-type="float"/>
          <table:table-cell office:value="-0.9215668439865112" office:value-type="float"/>
          <table:table-cell office:value="0.9999995231628418" office:value-type="float"/>
          <table:table-cell office:value="0.9999758005142212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3-12T12:41:50.904231</meta:creation-date>
    <dc:date>2024-03-12T12:41:50.976725</dc:date>
    <meta:generator>http://pypi.python.org/pypi/ezodf/0.1.0$Python3.8.10 (default, Nov 22 2023, 10:22:35) 
[GCC 9.4.0]</meta:generator>
    <meta:document-statistic/>
    <meta:editing-cycles>1</meta:editing-cycles>
  </office:meta>
</office:document-meta>
</file>